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39CE0000B9A100005348CE63A77F.svg" manifest:media-type="image/svg+xml"/>
  <manifest:file-entry manifest:full-path="Pictures/1000000100000420000001DA0FD68FA9.png" manifest:media-type="image/png"/>
  <manifest:file-entry manifest:full-path="Pictures/10000001000002520000036629BAF7F0.png" manifest:media-type="image/png"/>
  <manifest:file-entry manifest:full-path="Pictures/1000000100000468000006782D424EF0.png" manifest:media-type="image/png"/>
  <manifest:file-entry manifest:full-path="Pictures/100000000000119400000C8053DA0CD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loext="urn:org:documentfoundation:names:experimental:office:xmlns:loext:1.0" xmlns:ns6="urn:oasis:names:tc:opendocument:xmlns:drawing:1.0" xmlns:ns8="http://www.w3.org/1999/xlink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office:version="1.4">
  <office:scripts/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3" style:family="table">
      <style:table-properties style:width="27.083cm" fo:margin-left="-0.191cm" fo:margin-top="0cm" fo:margin-bottom="0cm" table:align="left" style:writing-mode="lr-tb"/>
    </style:style>
    <style:style style:name="Table3.A" style:family="table-column">
      <style:table-column-properties style:column-width="13.189cm"/>
    </style:style>
    <style:style style:name="Table3.B" style:family="table-column">
      <style:table-column-properties style:column-width="0.967cm"/>
    </style:style>
    <style:style style:name="Table3.C" style:family="table-column">
      <style:table-column-properties style:column-width="12.92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3" style:family="table-row">
      <style:table-row-properties fo:keep-together="auto"/>
    </style:style>
    <style:style style:name="Table1" style:family="table">
      <style:table-properties style:rel-width="100%" fo:margin-left="0.009cm" fo:margin-top="0cm" fo:margin-bottom="0cm" table:align="left" style:writing-mode="lr-tb"/>
    </style:style>
    <style:style style:name="Table1.A" style:family="table-column">
      <style:table-column-properties style:rel-column-width="24929*"/>
    </style:style>
    <style:style style:name="Table1.B" style:family="table-column">
      <style:table-column-properties style:rel-column-width="21043*"/>
    </style:style>
    <style:style style:name="Table1.C" style:family="table-column">
      <style:table-column-properties style:rel-column-width="1956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.A3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3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2" style:family="table">
      <style:table-properties style:rel-width="100%" fo:margin-left="0.009cm" fo:margin-top="0cm" fo:margin-bottom="0cm" table:align="left" style:writing-mode="lr-tb"/>
    </style:style>
    <style:style style:name="Table2.A" style:family="table-column">
      <style:table-column-properties style:rel-column-width="24929*"/>
    </style:style>
    <style:style style:name="Table2.B" style:family="table-column">
      <style:table-column-properties style:rel-column-width="21043*"/>
    </style:style>
    <style:style style:name="Table2.C" style:family="table-column">
      <style:table-column-properties style:rel-column-width="19563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2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0" style:family="table">
      <style:table-properties style:width="27.607cm" fo:margin-left="-0.794cm" fo:margin-top="0cm" fo:margin-bottom="0cm" table:align="left" style:writing-mode="lr-tb"/>
    </style:style>
    <style:style style:name="Table10.A" style:family="table-column">
      <style:table-column-properties style:column-width="0.392cm"/>
    </style:style>
    <style:style style:name="Table10.B" style:family="table-column">
      <style:table-column-properties style:column-width="0.552cm"/>
    </style:style>
    <style:style style:name="Table10.C" style:family="table-column">
      <style:table-column-properties style:column-width="1.261cm"/>
    </style:style>
    <style:style style:name="Table10.D" style:family="table-column">
      <style:table-column-properties style:column-width="5.203cm"/>
    </style:style>
    <style:style style:name="Table10.F" style:family="table-column">
      <style:table-column-properties style:column-width="5.202cm"/>
    </style:style>
    <style:style style:name="Table10.G" style:family="table-column">
      <style:table-column-properties style:column-width="1.265cm"/>
    </style:style>
    <style:style style:name="Table10.K" style:family="table-column">
      <style:table-column-properties style:column-width="0.804cm"/>
    </style:style>
    <style:style style:name="Table10.1" style:family="table-row">
      <style:table-row-properties style:row-height="1.3cm" fo:keep-together="auto"/>
    </style:style>
    <style:style style:name="Table10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0.C1" style:family="table-cell">
      <style:table-cell-properties fo:background-color="#929292" fo:padding-left="0.191cm" fo:padding-right="0.199cm" fo:padding-top="0.3cm" fo:padding-bottom="0cm" fo:border="0.5pt solid #000000" style:writing-mode="tb-rl">
        <style:background-image/>
      </style:table-cell-properties>
    </style:style>
    <style:style style:name="Table10.D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E1" style:family="table-cell">
      <style:table-cell-properties fo:background-color="#929292" fo:padding-left="0.191cm" fo:padding-right="0.199cm" fo:padding-top="0cm" fo:padding-bottom="0cm" fo:border="0.5pt solid #000000" style:writing-mode="tb-rl">
        <style:background-image/>
      </style:table-cell-properties>
    </style:style>
    <style:style style:name="Table10.F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H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J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2" style:family="table-row">
      <style:table-row-properties style:row-height="4.001cm" fo:keep-together="auto"/>
    </style:style>
    <style:style style:name="Table10.C2" style:family="table-cell">
      <style:table-cell-properties fo:background-color="#92929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0.D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E2" style:family="table-cell">
      <style:table-cell-properties fo:background-color="#929292" fo:padding-left="0.191cm" fo:padding-right="0.199cm" fo:padding-top="0cm" fo:padding-bottom="0cm" fo:border="0.5pt solid #000000" style:writing-mode="lr-tb">
        <style:background-image/>
      </style:table-cell-properties>
    </style:style>
    <style:style style:name="Table10.F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H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J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3" style:family="table-row">
      <style:table-row-properties style:row-height="4.001cm" fo:keep-together="auto"/>
    </style:style>
    <style:style style:name="Table10.D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10.F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H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J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D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F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H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J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5" style:family="table-row">
      <style:table-row-properties style:row-height="4.001cm" fo:keep-together="auto"/>
    </style:style>
    <style:style style:name="Table10.D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F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H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J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D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F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H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J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4.251cm" fo:margin-left="0cm" fo:margin-top="0cm" fo:margin-bottom="0cm" table:align="left" style:writing-mode="lr-tb"/>
    </style:style>
    <style:style style:name="Table4.A" style:family="table-column">
      <style:table-column-properties style:column-width="4.25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" style:family="table">
      <style:table-properties style:width="4.667cm" fo:margin-left="0cm" fo:margin-top="0cm" fo:margin-bottom="0cm" table:align="left" style:writing-mode="lr-tb"/>
    </style:style>
    <style:style style:name="Table5.A" style:family="table-column">
      <style:table-column-properties style:column-width="4.667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" style:family="table">
      <style:table-properties style:width="4.251cm" fo:margin-left="0cm" fo:margin-top="0cm" fo:margin-bottom="0cm" table:align="left" style:writing-mode="lr-tb"/>
    </style:style>
    <style:style style:name="Table6.A" style:family="table-column">
      <style:table-column-properties style:column-width="4.251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" style:family="table">
      <style:table-properties style:width="4.251cm" fo:margin-left="0cm" fo:margin-top="0cm" fo:margin-bottom="0cm" table:align="left" style:writing-mode="lr-tb"/>
    </style:style>
    <style:style style:name="Table7.A" style:family="table-column">
      <style:table-column-properties style:column-width="4.251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" style:family="table">
      <style:table-properties style:width="4.251cm" fo:margin-left="0cm" fo:margin-top="0cm" fo:margin-bottom="0cm" table:align="left" style:writing-mode="lr-tb"/>
    </style:style>
    <style:style style:name="Table8.A" style:family="table-column">
      <style:table-column-properties style:column-width="4.251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" style:family="table">
      <style:table-properties style:width="4.251cm" fo:margin-left="0cm" fo:margin-top="0cm" fo:margin-bottom="0cm" table:align="left" style:writing-mode="lr-tb"/>
    </style:style>
    <style:style style:name="Table9.A" style:family="table-column">
      <style:table-column-properties style:column-width="4.251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7" style:family="table">
      <style:table-properties style:width="25.672cm" fo:margin-left="0.254cm" fo:margin-top="0cm" fo:margin-bottom="0cm" table:align="left" style:writing-mode="lr-tb"/>
    </style:style>
    <style:style style:name="Table17.A" style:family="table-column">
      <style:table-column-properties style:column-width="0.019cm"/>
    </style:style>
    <style:style style:name="Table17.B" style:family="table-column">
      <style:table-column-properties style:column-width="1.222cm"/>
    </style:style>
    <style:style style:name="Table17.C" style:family="table-column">
      <style:table-column-properties style:column-width="5.188cm"/>
    </style:style>
    <style:style style:name="Table17.E" style:family="table-column">
      <style:table-column-properties style:column-width="5.191cm"/>
    </style:style>
    <style:style style:name="Table17.F" style:family="table-column">
      <style:table-column-properties style:column-width="1.224cm"/>
    </style:style>
    <style:style style:name="Table17.1" style:family="table-row">
      <style:table-row-properties style:row-height="1.3cm" fo:keep-together="auto"/>
    </style:style>
    <style:style style:name="Table17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17.B1" style:family="table-cell">
      <style:table-cell-properties fo:background-color="#929292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17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D1" style:family="table-cell">
      <style:table-cell-properties fo:background-color="#929292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17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I1" style:family="table-cell">
      <style:table-cell-properties fo:background-color="#bfbfbf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7.2" style:family="table-row">
      <style:table-row-properties style:row-height="4.001cm" fo:keep-together="auto"/>
    </style:style>
    <style:style style:name="Table17.B2" style:family="table-cell">
      <style:table-cell-properties fo:background-color="#929292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17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D2" style:family="table-cell">
      <style:table-cell-properties fo:background-color="#929292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17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I2" style:family="table-cell">
      <style:table-cell-properties fo:background-color="#bfbfbf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17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I3" style:family="table-cell">
      <style:table-cell-properties fo:background-color="#bfbfbf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7.F4" style:family="table-cell">
      <style:table-cell-properties fo:padding-left="0cm" fo:padding-right="0.199cm" fo:padding-top="0cm" fo:padding-bottom="0cm" fo:border="0.5pt solid #000000" style:writing-mode="tb-rl"/>
    </style:style>
    <style:style style:name="Table17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H4" style:family="table-cell">
      <style:table-cell-properties fo:padding-left="0cm" fo:padding-right="0.199cm" fo:padding-top="0cm" fo:padding-bottom="0cm" fo:border="0.5pt solid #000000" style:writing-mode="tb-rl"/>
    </style:style>
    <style:style style:name="Table17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F5" style:family="table-cell">
      <style:table-cell-properties fo:padding-left="0cm" fo:padding-right="0.009cm" fo:padding-top="0cm" fo:padding-bottom="0cm" fo:border="0.5pt solid #000000" style:writing-mode="lr-tb"/>
    </style:style>
    <style:style style:name="Table17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H5" style:family="table-cell">
      <style:table-cell-properties fo:padding-left="0cm" fo:padding-right="0.009cm" fo:padding-top="0cm" fo:padding-bottom="0cm" fo:border="0.5pt solid #000000" style:writing-mode="lr-tb"/>
    </style:style>
    <style:style style:name="Table17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F6" style:family="table-cell">
      <style:table-cell-properties fo:padding-left="0cm" fo:padding-right="0.009cm" fo:padding-top="0cm" fo:padding-bottom="0cm" fo:border="0.5pt solid #000000" style:writing-mode="lr-tb"/>
    </style:style>
    <style:style style:name="Table17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H6" style:family="table-cell">
      <style:table-cell-properties fo:padding-left="0cm" fo:padding-right="0.009cm" fo:padding-top="0cm" fo:padding-bottom="0cm" fo:border="0.5pt solid #000000" style:writing-mode="lr-tb"/>
    </style:style>
    <style:style style:name="Table17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1" style:family="table">
      <style:table-properties style:width="4.251cm" fo:margin-left="0cm" fo:margin-top="0cm" fo:margin-bottom="0cm" table:align="left" style:writing-mode="lr-tb"/>
    </style:style>
    <style:style style:name="Table11.A" style:family="table-column">
      <style:table-column-properties style:column-width="4.251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2" style:family="table">
      <style:table-properties style:width="4.251cm" fo:margin-left="0cm" fo:margin-top="0cm" fo:margin-bottom="0cm" table:align="left" style:writing-mode="lr-tb"/>
    </style:style>
    <style:style style:name="Table12.A" style:family="table-column">
      <style:table-column-properties style:column-width="4.251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3" style:family="table">
      <style:table-properties style:width="4.648cm" fo:margin-left="0cm" fo:margin-top="0cm" fo:margin-bottom="0cm" table:align="left" style:writing-mode="lr-tb"/>
    </style:style>
    <style:style style:name="Table13.A" style:family="table-column">
      <style:table-column-properties style:column-width="4.648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4" style:family="table">
      <style:table-properties style:width="4.251cm" fo:margin-left="0cm" fo:margin-top="0cm" fo:margin-bottom="0cm" table:align="left" style:writing-mode="lr-tb"/>
    </style:style>
    <style:style style:name="Table14.A" style:family="table-column">
      <style:table-column-properties style:column-width="4.251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4.A4" style:family="table-cell">
      <style:table-cell-properties fo:background-color="#bfbfbf" fo:padding-left="0cm" fo:padding-right="0.7cm" fo:padding-top="0.049cm" fo:padding-bottom="0cm" fo:border-left="none" fo:border-right="none" fo:border-top="none" fo:border-bottom="0.5pt solid #7f7f7f" style:writing-mode="lr-tb">
        <style:background-image/>
      </style:table-cell-properties>
    </style:style>
    <style:style style:name="Table1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5" style:family="table">
      <style:table-properties style:width="4.251cm" fo:margin-left="0cm" fo:margin-top="0cm" fo:margin-bottom="0cm" table:align="left" style:writing-mode="lr-tb"/>
    </style:style>
    <style:style style:name="Table15.A" style:family="table-column">
      <style:table-column-properties style:column-width="4.251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6" style:family="table">
      <style:table-properties style:width="4.251cm" fo:margin-left="0cm" fo:margin-top="0cm" fo:margin-bottom="0cm" table:align="left" style:writing-mode="lr-tb"/>
    </style:style>
    <style:style style:name="Table16.A" style:family="table-column">
      <style:table-column-properties style:column-width="4.251cm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4" style:family="table">
      <style:table-properties style:width="25.972cm" fo:margin-left="0cm" fo:margin-top="0cm" fo:margin-bottom="0cm" table:align="left" style:writing-mode="lr-tb"/>
    </style:style>
    <style:style style:name="Table24.A" style:family="table-column">
      <style:table-column-properties style:column-width="0.325cm"/>
    </style:style>
    <style:style style:name="Table24.B" style:family="table-column">
      <style:table-column-properties style:column-width="1.222cm"/>
    </style:style>
    <style:style style:name="Table24.C" style:family="table-column">
      <style:table-column-properties style:column-width="5.189cm"/>
    </style:style>
    <style:style style:name="Table24.D" style:family="table-column">
      <style:table-column-properties style:column-width="1.221cm"/>
    </style:style>
    <style:style style:name="Table24.H" style:family="table-column">
      <style:table-column-properties style:column-width="1.224cm"/>
    </style:style>
    <style:style style:name="Table24.1" style:family="table-row">
      <style:table-row-properties style:row-height="1.3cm" fo:keep-together="auto"/>
    </style:style>
    <style:style style:name="Table24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24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24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24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2" style:family="table-row">
      <style:table-row-properties style:row-height="4.001cm" fo:keep-together="auto"/>
    </style:style>
    <style:style style:name="Table24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24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24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24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" style:family="table">
      <style:table-properties style:width="4.251cm" fo:margin-left="0cm" fo:margin-top="0cm" fo:margin-bottom="0cm" table:align="left" style:writing-mode="lr-tb"/>
    </style:style>
    <style:style style:name="Table18.A" style:family="table-column">
      <style:table-column-properties style:column-width="4.251cm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9" style:family="table">
      <style:table-properties style:width="4.251cm" fo:margin-left="0cm" fo:margin-top="0cm" fo:margin-bottom="0cm" table:align="left" style:writing-mode="lr-tb"/>
    </style:style>
    <style:style style:name="Table19.A" style:family="table-column">
      <style:table-column-properties style:column-width="4.251cm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0" style:family="table">
      <style:table-properties style:width="4.251cm" fo:margin-left="0cm" fo:margin-top="0cm" fo:margin-bottom="0cm" table:align="left" style:writing-mode="lr-tb"/>
    </style:style>
    <style:style style:name="Table20.A" style:family="table-column">
      <style:table-column-properties style:column-width="4.251cm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1" style:family="table">
      <style:table-properties style:width="4.251cm" fo:margin-left="0cm" fo:margin-top="0cm" fo:margin-bottom="0cm" table:align="left" style:writing-mode="lr-tb"/>
    </style:style>
    <style:style style:name="Table21.A" style:family="table-column">
      <style:table-column-properties style:column-width="4.251cm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2" style:family="table">
      <style:table-properties style:width="4.251cm" fo:margin-left="0cm" fo:margin-top="0cm" fo:margin-bottom="0cm" table:align="left" style:writing-mode="lr-tb"/>
    </style:style>
    <style:style style:name="Table22.A" style:family="table-column">
      <style:table-column-properties style:column-width="4.251cm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3" style:family="table">
      <style:table-properties style:width="4.251cm" fo:margin-left="0cm" fo:margin-top="0cm" fo:margin-bottom="0cm" table:align="left" style:writing-mode="lr-tb"/>
    </style:style>
    <style:style style:name="Table23.A" style:family="table-column">
      <style:table-column-properties style:column-width="4.251cm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1" style:family="table">
      <style:table-properties style:width="25.765cm" fo:margin-left="0.206cm" fo:margin-top="0cm" fo:margin-bottom="0cm" table:align="left" style:writing-mode="lr-tb"/>
    </style:style>
    <style:style style:name="Table31.A" style:family="table-column">
      <style:table-column-properties style:column-width="0.064cm"/>
    </style:style>
    <style:style style:name="Table31.B" style:family="table-column">
      <style:table-column-properties style:column-width="1.229cm"/>
    </style:style>
    <style:style style:name="Table31.C" style:family="table-column">
      <style:table-column-properties style:column-width="5.202cm"/>
    </style:style>
    <style:style style:name="Table31.D" style:family="table-column">
      <style:table-column-properties style:column-width="1.231cm"/>
    </style:style>
    <style:style style:name="Table31.E" style:family="table-column">
      <style:table-column-properties style:column-width="5.2cm"/>
    </style:style>
    <style:style style:name="Table31.I" style:family="table-column">
      <style:table-column-properties style:column-width="5.177cm"/>
    </style:style>
    <style:style style:name="Table31.1" style:family="table-row">
      <style:table-row-properties style:row-height="1.3cm" fo:keep-together="auto"/>
    </style:style>
    <style:style style:name="Table31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1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1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1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I1" style:family="table-cell">
      <style:table-cell-properties fo:background-color="#b8cce4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31.2" style:family="table-row">
      <style:table-row-properties style:row-height="4.001cm" fo:keep-together="auto"/>
    </style:style>
    <style:style style:name="Table31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1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1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I2" style:family="table-cell">
      <style:table-cell-properties fo:background-color="#b8cce4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31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I3" style:family="table-cell">
      <style:table-cell-properties fo:background-color="#b8cce4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1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4" style:family="table-cell">
      <style:table-cell-properties fo:padding-left="0cm" fo:padding-right="0.199cm" fo:padding-top="0cm" fo:padding-bottom="0cm" fo:border="0.5pt solid #000000" style:writing-mode="tb-rl"/>
    </style:style>
    <style:style style:name="Table31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H4" style:family="table-cell">
      <style:table-cell-properties fo:padding-left="0cm" fo:padding-right="0.199cm" fo:padding-top="0cm" fo:padding-bottom="0cm" fo:border="0.5pt solid #000000" style:writing-mode="tb-rl"/>
    </style:style>
    <style:style style:name="Table31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5" style:family="table-cell">
      <style:table-cell-properties fo:padding-left="0cm" fo:padding-right="0.009cm" fo:padding-top="0cm" fo:padding-bottom="0cm" fo:border="0.5pt solid #000000" style:writing-mode="lr-tb"/>
    </style:style>
    <style:style style:name="Table31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H5" style:family="table-cell">
      <style:table-cell-properties fo:padding-left="0cm" fo:padding-right="0.009cm" fo:padding-top="0cm" fo:padding-bottom="0cm" fo:border="0.5pt solid #000000" style:writing-mode="lr-tb"/>
    </style:style>
    <style:style style:name="Table31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6" style:family="table-cell">
      <style:table-cell-properties fo:padding-left="0cm" fo:padding-right="0.009cm" fo:padding-top="0cm" fo:padding-bottom="0cm" fo:border="0.5pt solid #000000" style:writing-mode="lr-tb"/>
    </style:style>
    <style:style style:name="Table31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H6" style:family="table-cell">
      <style:table-cell-properties fo:padding-left="0cm" fo:padding-right="0.009cm" fo:padding-top="0cm" fo:padding-bottom="0cm" fo:border="0.5pt solid #000000" style:writing-mode="lr-tb"/>
    </style:style>
    <style:style style:name="Table31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5" style:family="table">
      <style:table-properties style:width="4.251cm" fo:margin-left="0cm" fo:margin-top="0cm" fo:margin-bottom="0cm" table:align="left" style:writing-mode="lr-tb"/>
    </style:style>
    <style:style style:name="Table25.A" style:family="table-column">
      <style:table-column-properties style:column-width="4.251cm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6" style:family="table">
      <style:table-properties style:width="4.251cm" fo:margin-left="0cm" fo:margin-top="0cm" fo:margin-bottom="0cm" table:align="left" style:writing-mode="lr-tb"/>
    </style:style>
    <style:style style:name="Table26.A" style:family="table-column">
      <style:table-column-properties style:column-width="4.251cm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7" style:family="table">
      <style:table-properties style:width="4.251cm" fo:margin-left="0cm" fo:margin-top="0cm" fo:margin-bottom="0cm" table:align="left" style:writing-mode="lr-tb"/>
    </style:style>
    <style:style style:name="Table27.A" style:family="table-column">
      <style:table-column-properties style:column-width="4.251cm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8" style:family="table">
      <style:table-properties style:width="4.251cm" fo:margin-left="0cm" fo:margin-top="0cm" fo:margin-bottom="0cm" table:align="left" style:writing-mode="lr-tb"/>
    </style:style>
    <style:style style:name="Table28.A" style:family="table-column">
      <style:table-column-properties style:column-width="4.251cm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9" style:family="table">
      <style:table-properties style:width="4.251cm" fo:margin-left="0cm" fo:margin-top="0cm" fo:margin-bottom="0cm" table:align="left" style:writing-mode="lr-tb"/>
    </style:style>
    <style:style style:name="Table29.A" style:family="table-column">
      <style:table-column-properties style:column-width="4.251cm"/>
    </style:style>
    <style:style style:name="Table29.1" style:family="table-row">
      <style:table-row-properties fo:keep-together="auto"/>
    </style:style>
    <style:style style:name="Table2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0" style:family="table">
      <style:table-properties style:width="4.251cm" fo:margin-left="0cm" fo:margin-top="0cm" fo:margin-bottom="0cm" table:align="left" style:writing-mode="lr-tb"/>
    </style:style>
    <style:style style:name="Table30.A" style:family="table-column">
      <style:table-column-properties style:column-width="4.251cm"/>
    </style:style>
    <style:style style:name="Table30.1" style:family="table-row">
      <style:table-row-properties fo:keep-together="auto"/>
    </style:style>
    <style:style style:name="Table3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8" style:family="table">
      <style:table-properties style:width="25.596cm" fo:margin-left="0.318cm" fo:margin-top="0cm" fo:margin-bottom="0cm" table:align="left" style:writing-mode="lr-tb"/>
    </style:style>
    <style:style style:name="Table38.A" style:family="table-column">
      <style:table-column-properties style:column-width="0.03cm"/>
    </style:style>
    <style:style style:name="Table38.B" style:family="table-column">
      <style:table-column-properties style:column-width="1.215cm"/>
    </style:style>
    <style:style style:name="Table38.C" style:family="table-column">
      <style:table-column-properties style:column-width="5.179cm"/>
    </style:style>
    <style:style style:name="Table38.D" style:family="table-column">
      <style:table-column-properties style:column-width="1.214cm"/>
    </style:style>
    <style:style style:name="Table38.E" style:family="table-column">
      <style:table-column-properties style:column-width="5.177cm"/>
    </style:style>
    <style:style style:name="Table38.G" style:family="table-column">
      <style:table-column-properties style:column-width="5.175cm"/>
    </style:style>
    <style:style style:name="Table38.1" style:family="table-row">
      <style:table-row-properties style:row-height="1.3cm" fo:keep-together="auto"/>
    </style:style>
    <style:style style:name="Table38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8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2" style:family="table-row">
      <style:table-row-properties style:row-height="4.001cm" fo:keep-together="auto"/>
    </style:style>
    <style:style style:name="Table38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3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2" style:family="table">
      <style:table-properties style:width="4.251cm" fo:margin-left="0cm" fo:margin-top="0cm" fo:margin-bottom="0cm" table:align="left" style:writing-mode="lr-tb"/>
    </style:style>
    <style:style style:name="Table32.A" style:family="table-column">
      <style:table-column-properties style:column-width="4.251cm"/>
    </style:style>
    <style:style style:name="Table32.1" style:family="table-row">
      <style:table-row-properties fo:keep-together="auto"/>
    </style:style>
    <style:style style:name="Table3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3" style:family="table">
      <style:table-properties style:width="4.251cm" fo:margin-left="0cm" fo:margin-top="0cm" fo:margin-bottom="0cm" table:align="left" style:writing-mode="lr-tb"/>
    </style:style>
    <style:style style:name="Table33.A" style:family="table-column">
      <style:table-column-properties style:column-width="4.251cm"/>
    </style:style>
    <style:style style:name="Table33.1" style:family="table-row">
      <style:table-row-properties fo:keep-together="auto"/>
    </style:style>
    <style:style style:name="Table3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4" style:family="table">
      <style:table-properties style:width="4.251cm" fo:margin-left="0cm" fo:margin-top="0cm" fo:margin-bottom="0cm" table:align="left" style:writing-mode="lr-tb"/>
    </style:style>
    <style:style style:name="Table34.A" style:family="table-column">
      <style:table-column-properties style:column-width="4.251cm"/>
    </style:style>
    <style:style style:name="Table34.1" style:family="table-row">
      <style:table-row-properties fo:keep-together="auto"/>
    </style:style>
    <style:style style:name="Table3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5" style:family="table">
      <style:table-properties style:width="4.251cm" fo:margin-left="0cm" fo:margin-top="0cm" fo:margin-bottom="0cm" table:align="left" style:writing-mode="lr-tb"/>
    </style:style>
    <style:style style:name="Table35.A" style:family="table-column">
      <style:table-column-properties style:column-width="4.251cm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6" style:family="table">
      <style:table-properties style:width="4.251cm" fo:margin-left="0cm" fo:margin-top="0cm" fo:margin-bottom="0cm" table:align="left" style:writing-mode="lr-tb"/>
    </style:style>
    <style:style style:name="Table36.A" style:family="table-column">
      <style:table-column-properties style:column-width="4.251cm"/>
    </style:style>
    <style:style style:name="Table36.1" style:family="table-row">
      <style:table-row-properties fo:keep-together="auto"/>
    </style:style>
    <style:style style:name="Table3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7" style:family="table">
      <style:table-properties style:width="4.251cm" fo:margin-left="0cm" fo:margin-top="0cm" fo:margin-bottom="0cm" table:align="left" style:writing-mode="lr-tb"/>
    </style:style>
    <style:style style:name="Table37.A" style:family="table-column">
      <style:table-column-properties style:column-width="4.251cm"/>
    </style:style>
    <style:style style:name="Table37.1" style:family="table-row">
      <style:table-row-properties fo:keep-together="auto"/>
    </style:style>
    <style:style style:name="Table3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5" style:family="table">
      <style:table-properties style:width="25.606cm" fo:margin-left="0.318cm" fo:margin-top="0cm" fo:margin-bottom="0cm" table:align="left" style:writing-mode="lr-tb"/>
    </style:style>
    <style:style style:name="Table45.A" style:family="table-column">
      <style:table-column-properties style:column-width="0.086cm"/>
    </style:style>
    <style:style style:name="Table45.B" style:family="table-column">
      <style:table-column-properties style:column-width="1.208cm"/>
    </style:style>
    <style:style style:name="Table45.C" style:family="table-column">
      <style:table-column-properties style:column-width="5.17cm"/>
    </style:style>
    <style:style style:name="Table45.E" style:family="table-column">
      <style:table-column-properties style:column-width="5.173cm"/>
    </style:style>
    <style:style style:name="Table45.1" style:family="table-row">
      <style:table-row-properties style:row-height="1.3cm" fo:keep-together="auto"/>
    </style:style>
    <style:style style:name="Table45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45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45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45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I1" style:family="table-cell">
      <style:table-cell-properties fo:background-color="#d6e3bc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45.2" style:family="table-row">
      <style:table-row-properties style:row-height="4.001cm" fo:keep-together="auto"/>
    </style:style>
    <style:style style:name="Table45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45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45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I2" style:family="table-cell">
      <style:table-cell-properties fo:background-color="#d6e3bc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45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I3" style:family="table-cell">
      <style:table-cell-properties fo:background-color="#d6e3bc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5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4" style:family="table-cell">
      <style:table-cell-properties fo:padding-left="0cm" fo:padding-right="0.199cm" fo:padding-top="0cm" fo:padding-bottom="0cm" fo:border="0.5pt solid #000000" style:writing-mode="tb-rl"/>
    </style:style>
    <style:style style:name="Table45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H4" style:family="table-cell">
      <style:table-cell-properties fo:padding-left="0cm" fo:padding-right="0.199cm" fo:padding-top="0cm" fo:padding-bottom="0cm" fo:border="0.5pt solid #000000" style:writing-mode="tb-rl"/>
    </style:style>
    <style:style style:name="Table45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5" style:family="table-cell">
      <style:table-cell-properties fo:padding-left="0cm" fo:padding-right="0.009cm" fo:padding-top="0cm" fo:padding-bottom="0cm" fo:border="0.5pt solid #000000" style:writing-mode="lr-tb"/>
    </style:style>
    <style:style style:name="Table45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H5" style:family="table-cell">
      <style:table-cell-properties fo:padding-left="0cm" fo:padding-right="0.009cm" fo:padding-top="0cm" fo:padding-bottom="0cm" fo:border="0.5pt solid #000000" style:writing-mode="lr-tb"/>
    </style:style>
    <style:style style:name="Table45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6" style:family="table-cell">
      <style:table-cell-properties fo:padding-left="0cm" fo:padding-right="0.009cm" fo:padding-top="0cm" fo:padding-bottom="0cm" fo:border="0.5pt solid #000000" style:writing-mode="lr-tb"/>
    </style:style>
    <style:style style:name="Table45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H6" style:family="table-cell">
      <style:table-cell-properties fo:padding-left="0cm" fo:padding-right="0.009cm" fo:padding-top="0cm" fo:padding-bottom="0cm" fo:border="0.5pt solid #000000" style:writing-mode="lr-tb"/>
    </style:style>
    <style:style style:name="Table45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9" style:family="table">
      <style:table-properties style:width="4.251cm" fo:margin-left="0cm" fo:margin-top="0cm" fo:margin-bottom="0cm" table:align="left" style:writing-mode="lr-tb"/>
    </style:style>
    <style:style style:name="Table39.A" style:family="table-column">
      <style:table-column-properties style:column-width="4.251cm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0" style:family="table">
      <style:table-properties style:width="4.251cm" fo:margin-left="0cm" fo:margin-top="0cm" fo:margin-bottom="0cm" table:align="left" style:writing-mode="lr-tb"/>
    </style:style>
    <style:style style:name="Table40.A" style:family="table-column">
      <style:table-column-properties style:column-width="4.251cm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1" style:family="table">
      <style:table-properties style:width="4.251cm" fo:margin-left="0cm" fo:margin-top="0cm" fo:margin-bottom="0cm" table:align="left" style:writing-mode="lr-tb"/>
    </style:style>
    <style:style style:name="Table41.A" style:family="table-column">
      <style:table-column-properties style:column-width="4.251cm"/>
    </style:style>
    <style:style style:name="Table41.1" style:family="table-row">
      <style:table-row-properties fo:keep-together="auto"/>
    </style:style>
    <style:style style:name="Table4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2" style:family="table">
      <style:table-properties style:width="4.251cm" fo:margin-left="0cm" fo:margin-top="0cm" fo:margin-bottom="0cm" table:align="left" style:writing-mode="lr-tb"/>
    </style:style>
    <style:style style:name="Table42.A" style:family="table-column">
      <style:table-column-properties style:column-width="4.251cm"/>
    </style:style>
    <style:style style:name="Table42.1" style:family="table-row">
      <style:table-row-properties fo:keep-together="auto"/>
    </style:style>
    <style:style style:name="Table4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3" style:family="table">
      <style:table-properties style:width="4.251cm" fo:margin-left="0cm" fo:margin-top="0cm" fo:margin-bottom="0cm" table:align="left" style:writing-mode="lr-tb"/>
    </style:style>
    <style:style style:name="Table43.A" style:family="table-column">
      <style:table-column-properties style:column-width="4.251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4" style:family="table">
      <style:table-properties style:width="4.251cm" fo:margin-left="0cm" fo:margin-top="0cm" fo:margin-bottom="0cm" table:align="left" style:writing-mode="lr-tb"/>
    </style:style>
    <style:style style:name="Table44.A" style:family="table-column">
      <style:table-column-properties style:column-width="4.251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2" style:family="table">
      <style:table-properties style:width="25.591cm" fo:margin-left="0.318cm" fo:margin-top="0cm" fo:margin-bottom="0cm" table:align="left" style:writing-mode="lr-tb"/>
    </style:style>
    <style:style style:name="Table52.A" style:family="table-column">
      <style:table-column-properties style:column-width="0.104cm"/>
    </style:style>
    <style:style style:name="Table52.B" style:family="table-column">
      <style:table-column-properties style:column-width="1.205cm"/>
    </style:style>
    <style:style style:name="Table52.C" style:family="table-column">
      <style:table-column-properties style:column-width="5.166cm"/>
    </style:style>
    <style:style style:name="Table52.D" style:family="table-column">
      <style:table-column-properties style:column-width="1.207cm"/>
    </style:style>
    <style:style style:name="Table52.F" style:family="table-column">
      <style:table-column-properties style:column-width="1.203cm"/>
    </style:style>
    <style:style style:name="Table52.I" style:family="table-column">
      <style:table-column-properties style:column-width="5.168cm"/>
    </style:style>
    <style:style style:name="Table52.1" style:family="table-row">
      <style:table-row-properties style:row-height="1.3cm" fo:keep-together="auto"/>
    </style:style>
    <style:style style:name="Table52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2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2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2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2" style:family="table-row">
      <style:table-row-properties style:row-height="4.001cm" fo:keep-together="auto"/>
    </style:style>
    <style:style style:name="Table52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2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2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52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6" style:family="table">
      <style:table-properties style:width="4.251cm" fo:margin-left="0cm" fo:margin-top="0cm" fo:margin-bottom="0cm" table:align="left" style:writing-mode="lr-tb"/>
    </style:style>
    <style:style style:name="Table46.A" style:family="table-column">
      <style:table-column-properties style:column-width="4.251cm"/>
    </style:style>
    <style:style style:name="Table46.1" style:family="table-row">
      <style:table-row-properties fo:keep-together="auto"/>
    </style:style>
    <style:style style:name="Table4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7" style:family="table">
      <style:table-properties style:width="4.251cm" fo:margin-left="0cm" fo:margin-top="0cm" fo:margin-bottom="0cm" table:align="left" style:writing-mode="lr-tb"/>
    </style:style>
    <style:style style:name="Table47.A" style:family="table-column">
      <style:table-column-properties style:column-width="4.251cm"/>
    </style:style>
    <style:style style:name="Table47.1" style:family="table-row">
      <style:table-row-properties fo:keep-together="auto"/>
    </style:style>
    <style:style style:name="Table4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8" style:family="table">
      <style:table-properties style:width="4.251cm" fo:margin-left="0cm" fo:margin-top="0cm" fo:margin-bottom="0cm" table:align="left" style:writing-mode="lr-tb"/>
    </style:style>
    <style:style style:name="Table48.A" style:family="table-column">
      <style:table-column-properties style:column-width="4.251cm"/>
    </style:style>
    <style:style style:name="Table48.1" style:family="table-row">
      <style:table-row-properties fo:keep-together="auto"/>
    </style:style>
    <style:style style:name="Table4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9" style:family="table">
      <style:table-properties style:width="4.251cm" fo:margin-left="0cm" fo:margin-top="0cm" fo:margin-bottom="0cm" table:align="left" style:writing-mode="lr-tb"/>
    </style:style>
    <style:style style:name="Table49.A" style:family="table-column">
      <style:table-column-properties style:column-width="4.251cm"/>
    </style:style>
    <style:style style:name="Table49.1" style:family="table-row">
      <style:table-row-properties fo:keep-together="auto"/>
    </style:style>
    <style:style style:name="Table4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0" style:family="table">
      <style:table-properties style:width="4.251cm" fo:margin-left="0cm" fo:margin-top="0cm" fo:margin-bottom="0cm" table:align="left" style:writing-mode="lr-tb"/>
    </style:style>
    <style:style style:name="Table50.A" style:family="table-column">
      <style:table-column-properties style:column-width="4.251cm"/>
    </style:style>
    <style:style style:name="Table50.1" style:family="table-row">
      <style:table-row-properties fo:keep-together="auto"/>
    </style:style>
    <style:style style:name="Table5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1" style:family="table">
      <style:table-properties style:width="4.251cm" fo:margin-left="0cm" fo:margin-top="0cm" fo:margin-bottom="0cm" table:align="left" style:writing-mode="lr-tb"/>
    </style:style>
    <style:style style:name="Table51.A" style:family="table-column">
      <style:table-column-properties style:column-width="4.251cm"/>
    </style:style>
    <style:style style:name="Table51.1" style:family="table-row">
      <style:table-row-properties fo:keep-together="auto"/>
    </style:style>
    <style:style style:name="Table5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9" style:family="table">
      <style:table-properties style:width="25.575cm" fo:margin-left="0.318cm" fo:margin-top="0cm" fo:margin-bottom="0cm" table:align="left" style:writing-mode="lr-tb"/>
    </style:style>
    <style:style style:name="Table59.A" style:family="table-column">
      <style:table-column-properties style:column-width="0.099cm"/>
    </style:style>
    <style:style style:name="Table59.B" style:family="table-column">
      <style:table-column-properties style:column-width="1.201cm"/>
    </style:style>
    <style:style style:name="Table59.C" style:family="table-column">
      <style:table-column-properties style:column-width="5.165cm"/>
    </style:style>
    <style:style style:name="Table59.D" style:family="table-column">
      <style:table-column-properties style:column-width="1.207cm"/>
    </style:style>
    <style:style style:name="Table59.F" style:family="table-column">
      <style:table-column-properties style:column-width="1.203cm"/>
    </style:style>
    <style:style style:name="Table59.1" style:family="table-row">
      <style:table-row-properties style:row-height="1.3cm" fo:keep-together="auto"/>
    </style:style>
    <style:style style:name="Table59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9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9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9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I1" style:family="table-cell">
      <style:table-cell-properties fo:background-color="#e8e697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59.2" style:family="table-row">
      <style:table-row-properties style:row-height="4.001cm" fo:keep-together="auto"/>
    </style:style>
    <style:style style:name="Table59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9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9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I2" style:family="table-cell">
      <style:table-cell-properties fo:background-color="#e8e697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59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I3" style:family="table-cell">
      <style:table-cell-properties fo:background-color="#e8e697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59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4" style:family="table-cell">
      <style:table-cell-properties fo:padding-left="0cm" fo:padding-right="0.199cm" fo:padding-top="0cm" fo:padding-bottom="0cm" fo:border="0.5pt solid #000000" style:writing-mode="tb-rl"/>
    </style:style>
    <style:style style:name="Table59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H4" style:family="table-cell">
      <style:table-cell-properties fo:padding-left="0cm" fo:padding-right="0.199cm" fo:padding-top="0cm" fo:padding-bottom="0cm" fo:border="0.5pt solid #000000" style:writing-mode="tb-rl"/>
    </style:style>
    <style:style style:name="Table59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5" style:family="table-cell">
      <style:table-cell-properties fo:padding-left="0cm" fo:padding-right="0.009cm" fo:padding-top="0cm" fo:padding-bottom="0cm" fo:border="0.5pt solid #000000" style:writing-mode="lr-tb"/>
    </style:style>
    <style:style style:name="Table59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H5" style:family="table-cell">
      <style:table-cell-properties fo:padding-left="0cm" fo:padding-right="0.009cm" fo:padding-top="0cm" fo:padding-bottom="0cm" fo:border="0.5pt solid #000000" style:writing-mode="lr-tb"/>
    </style:style>
    <style:style style:name="Table59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6" style:family="table-cell">
      <style:table-cell-properties fo:background-color="#e8e69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9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3" style:family="table">
      <style:table-properties style:width="4.251cm" fo:margin-left="0cm" fo:margin-top="0cm" fo:margin-bottom="0cm" table:align="left" style:writing-mode="lr-tb"/>
    </style:style>
    <style:style style:name="Table53.A" style:family="table-column">
      <style:table-column-properties style:column-width="4.251cm"/>
    </style:style>
    <style:style style:name="Table53.1" style:family="table-row">
      <style:table-row-properties fo:keep-together="auto"/>
    </style:style>
    <style:style style:name="Table5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4" style:family="table">
      <style:table-properties style:width="4.251cm" fo:margin-left="0cm" fo:margin-top="0cm" fo:margin-bottom="0cm" table:align="left" style:writing-mode="lr-tb"/>
    </style:style>
    <style:style style:name="Table54.A" style:family="table-column">
      <style:table-column-properties style:column-width="4.251cm"/>
    </style:style>
    <style:style style:name="Table54.1" style:family="table-row">
      <style:table-row-properties fo:keep-together="auto"/>
    </style:style>
    <style:style style:name="Table5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5" style:family="table">
      <style:table-properties style:width="4.251cm" fo:margin-left="0cm" fo:margin-top="0cm" fo:margin-bottom="0cm" table:align="left" style:writing-mode="lr-tb"/>
    </style:style>
    <style:style style:name="Table55.A" style:family="table-column">
      <style:table-column-properties style:column-width="4.251cm"/>
    </style:style>
    <style:style style:name="Table55.1" style:family="table-row">
      <style:table-row-properties fo:keep-together="auto"/>
    </style:style>
    <style:style style:name="Table5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6" style:family="table">
      <style:table-properties style:width="4.251cm" fo:margin-left="0cm" fo:margin-top="0cm" fo:margin-bottom="0cm" table:align="left" style:writing-mode="lr-tb"/>
    </style:style>
    <style:style style:name="Table56.A" style:family="table-column">
      <style:table-column-properties style:column-width="4.251cm"/>
    </style:style>
    <style:style style:name="Table56.1" style:family="table-row">
      <style:table-row-properties fo:keep-together="auto"/>
    </style:style>
    <style:style style:name="Table5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7" style:family="table">
      <style:table-properties style:width="4.251cm" fo:margin-left="0cm" fo:margin-top="0cm" fo:margin-bottom="0cm" table:align="left" style:writing-mode="lr-tb"/>
    </style:style>
    <style:style style:name="Table57.A" style:family="table-column">
      <style:table-column-properties style:column-width="4.251cm"/>
    </style:style>
    <style:style style:name="Table57.1" style:family="table-row">
      <style:table-row-properties fo:keep-together="auto"/>
    </style:style>
    <style:style style:name="Table5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8" style:family="table">
      <style:table-properties style:width="4.251cm" fo:margin-left="0cm" fo:margin-top="0cm" fo:margin-bottom="0cm" table:align="left" style:writing-mode="lr-tb"/>
    </style:style>
    <style:style style:name="Table58.A" style:family="table-column">
      <style:table-column-properties style:column-width="4.251cm"/>
    </style:style>
    <style:style style:name="Table58.1" style:family="table-row">
      <style:table-row-properties fo:keep-together="auto"/>
    </style:style>
    <style:style style:name="Table5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6" style:family="table">
      <style:table-properties style:width="25.575cm" fo:margin-left="0.318cm" fo:margin-top="0cm" fo:margin-bottom="0cm" table:align="left" style:writing-mode="lr-tb"/>
    </style:style>
    <style:style style:name="Table66.A" style:family="table-column">
      <style:table-column-properties style:column-width="0.088cm"/>
    </style:style>
    <style:style style:name="Table66.B" style:family="table-column">
      <style:table-column-properties style:column-width="1.205cm"/>
    </style:style>
    <style:style style:name="Table66.C" style:family="table-column">
      <style:table-column-properties style:column-width="5.166cm"/>
    </style:style>
    <style:style style:name="Table66.E" style:family="table-column">
      <style:table-column-properties style:column-width="5.168cm"/>
    </style:style>
    <style:style style:name="Table66.1" style:family="table-row">
      <style:table-row-properties style:row-height="1.3cm" fo:keep-together="auto"/>
    </style:style>
    <style:style style:name="Table6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66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6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6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2" style:family="table-row">
      <style:table-row-properties style:row-height="4.001cm" fo:keep-together="auto"/>
    </style:style>
    <style:style style:name="Table66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6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6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66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0" style:family="table">
      <style:table-properties style:width="4.251cm" fo:margin-left="0cm" fo:margin-top="0cm" fo:margin-bottom="0cm" table:align="left" style:writing-mode="lr-tb"/>
    </style:style>
    <style:style style:name="Table60.A" style:family="table-column">
      <style:table-column-properties style:column-width="4.251cm"/>
    </style:style>
    <style:style style:name="Table60.1" style:family="table-row">
      <style:table-row-properties fo:keep-together="auto"/>
    </style:style>
    <style:style style:name="Table6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1" style:family="table">
      <style:table-properties style:width="4.251cm" fo:margin-left="0cm" fo:margin-top="0cm" fo:margin-bottom="0cm" table:align="left" style:writing-mode="lr-tb"/>
    </style:style>
    <style:style style:name="Table61.A" style:family="table-column">
      <style:table-column-properties style:column-width="4.251cm"/>
    </style:style>
    <style:style style:name="Table61.1" style:family="table-row">
      <style:table-row-properties fo:keep-together="auto"/>
    </style:style>
    <style:style style:name="Table6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2" style:family="table">
      <style:table-properties style:width="4.251cm" fo:margin-left="0cm" fo:margin-top="0cm" fo:margin-bottom="0cm" table:align="left" style:writing-mode="lr-tb"/>
    </style:style>
    <style:style style:name="Table62.A" style:family="table-column">
      <style:table-column-properties style:column-width="4.251cm"/>
    </style:style>
    <style:style style:name="Table62.1" style:family="table-row">
      <style:table-row-properties fo:keep-together="auto"/>
    </style:style>
    <style:style style:name="Table6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3" style:family="table">
      <style:table-properties style:width="4.251cm" fo:margin-left="0cm" fo:margin-top="0cm" fo:margin-bottom="0cm" table:align="left" style:writing-mode="lr-tb"/>
    </style:style>
    <style:style style:name="Table63.A" style:family="table-column">
      <style:table-column-properties style:column-width="4.251cm"/>
    </style:style>
    <style:style style:name="Table63.1" style:family="table-row">
      <style:table-row-properties fo:keep-together="auto"/>
    </style:style>
    <style:style style:name="Table6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4" style:family="table">
      <style:table-properties style:width="4.251cm" fo:margin-left="0cm" fo:margin-top="0cm" fo:margin-bottom="0cm" table:align="left" style:writing-mode="lr-tb"/>
    </style:style>
    <style:style style:name="Table64.A" style:family="table-column">
      <style:table-column-properties style:column-width="4.251cm"/>
    </style:style>
    <style:style style:name="Table64.1" style:family="table-row">
      <style:table-row-properties fo:keep-together="auto"/>
    </style:style>
    <style:style style:name="Table6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5" style:family="table">
      <style:table-properties style:width="4.251cm" fo:margin-left="0cm" fo:margin-top="0cm" fo:margin-bottom="0cm" table:align="left" style:writing-mode="lr-tb"/>
    </style:style>
    <style:style style:name="Table65.A" style:family="table-column">
      <style:table-column-properties style:column-width="4.251cm"/>
    </style:style>
    <style:style style:name="Table65.1" style:family="table-row">
      <style:table-row-properties fo:keep-together="auto"/>
    </style:style>
    <style:style style:name="Table6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3" style:family="table">
      <style:table-properties style:width="25.613cm" fo:margin-left="0.318cm" fo:margin-top="0cm" fo:margin-bottom="0cm" table:align="left" style:writing-mode="lr-tb"/>
    </style:style>
    <style:style style:name="Table73.A" style:family="table-column">
      <style:table-column-properties style:column-width="0.092cm"/>
    </style:style>
    <style:style style:name="Table73.B" style:family="table-column">
      <style:table-column-properties style:column-width="1.208cm"/>
    </style:style>
    <style:style style:name="Table73.C" style:family="table-column">
      <style:table-column-properties style:column-width="5.172cm"/>
    </style:style>
    <style:style style:name="Table73.F" style:family="table-column">
      <style:table-column-properties style:column-width="1.21cm"/>
    </style:style>
    <style:style style:name="Table73.G" style:family="table-column">
      <style:table-column-properties style:column-width="5.17cm"/>
    </style:style>
    <style:style style:name="Table73.1" style:family="table-row">
      <style:table-row-properties style:row-height="1.3cm" fo:keep-together="auto"/>
    </style:style>
    <style:style style:name="Table73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73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73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73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I1" style:family="table-cell">
      <style:table-cell-properties fo:background-color="#d3cbde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73.2" style:family="table-row">
      <style:table-row-properties style:row-height="4.001cm" fo:keep-together="auto"/>
    </style:style>
    <style:style style:name="Table73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73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73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I2" style:family="table-cell">
      <style:table-cell-properties fo:background-color="#d3cbde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73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I3" style:family="table-cell">
      <style:table-cell-properties fo:background-color="#d3cbde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73.F4" style:family="table-cell">
      <style:table-cell-properties fo:padding-left="0cm" fo:padding-right="0.199cm" fo:padding-top="0cm" fo:padding-bottom="0cm" fo:border="0.5pt solid #000000" style:writing-mode="tb-rl"/>
    </style:style>
    <style:style style:name="Table73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H4" style:family="table-cell">
      <style:table-cell-properties fo:padding-left="0cm" fo:padding-right="0.199cm" fo:padding-top="0cm" fo:padding-bottom="0cm" fo:border="0.5pt solid #000000" style:writing-mode="tb-rl"/>
    </style:style>
    <style:style style:name="Table73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F5" style:family="table-cell">
      <style:table-cell-properties fo:padding-left="0cm" fo:padding-right="0.009cm" fo:padding-top="0cm" fo:padding-bottom="0cm" fo:border="0.5pt solid #000000" style:writing-mode="lr-tb"/>
    </style:style>
    <style:style style:name="Table73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H5" style:family="table-cell">
      <style:table-cell-properties fo:padding-left="0cm" fo:padding-right="0.009cm" fo:padding-top="0cm" fo:padding-bottom="0cm" fo:border="0.5pt solid #000000" style:writing-mode="lr-tb"/>
    </style:style>
    <style:style style:name="Table73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F6" style:family="table-cell">
      <style:table-cell-properties fo:padding-left="0cm" fo:padding-right="0.009cm" fo:padding-top="0cm" fo:padding-bottom="0cm" fo:border="0.5pt solid #000000" style:writing-mode="lr-tb"/>
    </style:style>
    <style:style style:name="Table73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H6" style:family="table-cell">
      <style:table-cell-properties fo:padding-left="0cm" fo:padding-right="0.009cm" fo:padding-top="0cm" fo:padding-bottom="0cm" fo:border="0.5pt solid #000000" style:writing-mode="lr-tb"/>
    </style:style>
    <style:style style:name="Table73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7" style:family="table">
      <style:table-properties style:width="4.251cm" fo:margin-left="0cm" fo:margin-top="0cm" fo:margin-bottom="0cm" table:align="left" style:writing-mode="lr-tb"/>
    </style:style>
    <style:style style:name="Table67.A" style:family="table-column">
      <style:table-column-properties style:column-width="4.251cm"/>
    </style:style>
    <style:style style:name="Table67.1" style:family="table-row">
      <style:table-row-properties fo:keep-together="auto"/>
    </style:style>
    <style:style style:name="Table6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8" style:family="table">
      <style:table-properties style:width="4.251cm" fo:margin-left="0cm" fo:margin-top="0cm" fo:margin-bottom="0cm" table:align="left" style:writing-mode="lr-tb"/>
    </style:style>
    <style:style style:name="Table68.A" style:family="table-column">
      <style:table-column-properties style:column-width="4.251cm"/>
    </style:style>
    <style:style style:name="Table68.1" style:family="table-row">
      <style:table-row-properties fo:keep-together="auto"/>
    </style:style>
    <style:style style:name="Table6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9" style:family="table">
      <style:table-properties style:width="4.251cm" fo:margin-left="0cm" fo:margin-top="0cm" fo:margin-bottom="0cm" table:align="left" style:writing-mode="lr-tb"/>
    </style:style>
    <style:style style:name="Table69.A" style:family="table-column">
      <style:table-column-properties style:column-width="4.251cm"/>
    </style:style>
    <style:style style:name="Table69.1" style:family="table-row">
      <style:table-row-properties fo:keep-together="auto"/>
    </style:style>
    <style:style style:name="Table6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0" style:family="table">
      <style:table-properties style:width="4.251cm" fo:margin-left="0cm" fo:margin-top="0cm" fo:margin-bottom="0cm" table:align="left" style:writing-mode="lr-tb"/>
    </style:style>
    <style:style style:name="Table70.A" style:family="table-column">
      <style:table-column-properties style:column-width="4.251cm"/>
    </style:style>
    <style:style style:name="Table70.1" style:family="table-row">
      <style:table-row-properties fo:keep-together="auto"/>
    </style:style>
    <style:style style:name="Table7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1" style:family="table">
      <style:table-properties style:width="4.251cm" fo:margin-left="0cm" fo:margin-top="0cm" fo:margin-bottom="0cm" table:align="left" style:writing-mode="lr-tb"/>
    </style:style>
    <style:style style:name="Table71.A" style:family="table-column">
      <style:table-column-properties style:column-width="4.251cm"/>
    </style:style>
    <style:style style:name="Table71.1" style:family="table-row">
      <style:table-row-properties fo:keep-together="auto"/>
    </style:style>
    <style:style style:name="Table7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2" style:family="table">
      <style:table-properties style:width="4.251cm" fo:margin-left="0cm" fo:margin-top="0cm" fo:margin-bottom="0cm" table:align="left" style:writing-mode="lr-tb"/>
    </style:style>
    <style:style style:name="Table72.A" style:family="table-column">
      <style:table-column-properties style:column-width="4.251cm"/>
    </style:style>
    <style:style style:name="Table72.1" style:family="table-row">
      <style:table-row-properties fo:keep-together="auto"/>
    </style:style>
    <style:style style:name="Table7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0" style:family="table">
      <style:table-properties style:width="25.654cm" fo:margin-left="0.318cm" fo:margin-top="0cm" fo:margin-bottom="0cm" table:align="left" style:writing-mode="lr-tb"/>
    </style:style>
    <style:style style:name="Table80.A" style:family="table-column">
      <style:table-column-properties style:column-width="0.127cm"/>
    </style:style>
    <style:style style:name="Table80.B" style:family="table-column">
      <style:table-column-properties style:column-width="1.214cm"/>
    </style:style>
    <style:style style:name="Table80.C" style:family="table-column">
      <style:table-column-properties style:column-width="5.181cm"/>
    </style:style>
    <style:style style:name="Table80.D" style:family="table-column">
      <style:table-column-properties style:column-width="1.185cm"/>
    </style:style>
    <style:style style:name="Table80.E" style:family="table-column">
      <style:table-column-properties style:column-width="5.179cm"/>
    </style:style>
    <style:style style:name="Table80.F" style:family="table-column">
      <style:table-column-properties style:column-width="1.198cm"/>
    </style:style>
    <style:style style:name="Table80.G" style:family="table-column">
      <style:table-column-properties style:column-width="5.177cm"/>
    </style:style>
    <style:style style:name="Table80.1" style:family="table-row">
      <style:table-row-properties style:row-height="1.3cm" fo:keep-together="auto"/>
    </style:style>
    <style:style style:name="Table80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0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0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0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2" style:family="table-row">
      <style:table-row-properties style:row-height="4.001cm" fo:keep-together="auto"/>
    </style:style>
    <style:style style:name="Table80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0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0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80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4" style:family="table">
      <style:table-properties style:width="4.251cm" fo:margin-left="0cm" fo:margin-top="0cm" fo:margin-bottom="0cm" table:align="left" style:writing-mode="lr-tb"/>
    </style:style>
    <style:style style:name="Table74.A" style:family="table-column">
      <style:table-column-properties style:column-width="4.251cm"/>
    </style:style>
    <style:style style:name="Table74.1" style:family="table-row">
      <style:table-row-properties fo:keep-together="auto"/>
    </style:style>
    <style:style style:name="Table7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5" style:family="table">
      <style:table-properties style:width="4.251cm" fo:margin-left="0cm" fo:margin-top="0cm" fo:margin-bottom="0cm" table:align="left" style:writing-mode="lr-tb"/>
    </style:style>
    <style:style style:name="Table75.A" style:family="table-column">
      <style:table-column-properties style:column-width="4.251cm"/>
    </style:style>
    <style:style style:name="Table75.1" style:family="table-row">
      <style:table-row-properties fo:keep-together="auto"/>
    </style:style>
    <style:style style:name="Table7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6" style:family="table">
      <style:table-properties style:width="4.251cm" fo:margin-left="0cm" fo:margin-top="0cm" fo:margin-bottom="0cm" table:align="left" style:writing-mode="lr-tb"/>
    </style:style>
    <style:style style:name="Table76.A" style:family="table-column">
      <style:table-column-properties style:column-width="4.251cm"/>
    </style:style>
    <style:style style:name="Table76.1" style:family="table-row">
      <style:table-row-properties fo:keep-together="auto"/>
    </style:style>
    <style:style style:name="Table7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7" style:family="table">
      <style:table-properties style:width="4.251cm" fo:margin-left="0cm" fo:margin-top="0cm" fo:margin-bottom="0cm" table:align="left" style:writing-mode="lr-tb"/>
    </style:style>
    <style:style style:name="Table77.A" style:family="table-column">
      <style:table-column-properties style:column-width="4.251cm"/>
    </style:style>
    <style:style style:name="Table77.1" style:family="table-row">
      <style:table-row-properties fo:keep-together="auto"/>
    </style:style>
    <style:style style:name="Table7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8" style:family="table">
      <style:table-properties style:width="4.251cm" fo:margin-left="0cm" fo:margin-top="0cm" fo:margin-bottom="0cm" table:align="left" style:writing-mode="lr-tb"/>
    </style:style>
    <style:style style:name="Table78.A" style:family="table-column">
      <style:table-column-properties style:column-width="4.251cm"/>
    </style:style>
    <style:style style:name="Table78.1" style:family="table-row">
      <style:table-row-properties fo:keep-together="auto"/>
    </style:style>
    <style:style style:name="Table7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9" style:family="table">
      <style:table-properties style:width="4.251cm" fo:margin-left="0cm" fo:margin-top="0cm" fo:margin-bottom="0cm" table:align="left" style:writing-mode="lr-tb"/>
    </style:style>
    <style:style style:name="Table79.A" style:family="table-column">
      <style:table-column-properties style:column-width="4.251cm"/>
    </style:style>
    <style:style style:name="Table79.1" style:family="table-row">
      <style:table-row-properties fo:keep-together="auto"/>
    </style:style>
    <style:style style:name="Table7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7" style:family="table">
      <style:table-properties style:width="25.543cm" fo:margin-left="0.413cm" fo:margin-top="0cm" fo:margin-bottom="0cm" table:align="left" style:writing-mode="lr-tb"/>
    </style:style>
    <style:style style:name="Table87.A" style:family="table-column">
      <style:table-column-properties style:column-width="0.042cm"/>
    </style:style>
    <style:style style:name="Table87.B" style:family="table-column">
      <style:table-column-properties style:column-width="1.265cm"/>
    </style:style>
    <style:style style:name="Table87.C" style:family="table-column">
      <style:table-column-properties style:column-width="5.103cm"/>
    </style:style>
    <style:style style:name="Table87.D" style:family="table-column">
      <style:table-column-properties style:column-width="1.266cm"/>
    </style:style>
    <style:style style:name="Table87.E" style:family="table-column">
      <style:table-column-properties style:column-width="5.105cm"/>
    </style:style>
    <style:style style:name="Table87.G" style:family="table-column">
      <style:table-column-properties style:column-width="5.114cm"/>
    </style:style>
    <style:style style:name="Table87.I" style:family="table-column">
      <style:table-column-properties style:column-width="5.115cm"/>
    </style:style>
    <style:style style:name="Table87.1" style:family="table-row">
      <style:table-row-properties style:row-height="1.3cm" fo:keep-together="auto"/>
    </style:style>
    <style:style style:name="Table87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7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7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7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I1" style:family="table-cell">
      <style:table-cell-properties fo:background-color="#c6d9f1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7.2" style:family="table-row">
      <style:table-row-properties style:row-height="4.001cm" fo:keep-together="auto"/>
    </style:style>
    <style:style style:name="Table87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7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7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I2" style:family="table-cell">
      <style:table-cell-properties fo:background-color="#c6d9f1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87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I3" style:family="table-cell">
      <style:table-cell-properties fo:background-color="#c6d9f1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7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F4" style:family="table-cell">
      <style:table-cell-properties fo:background-color="#fbbb7b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7.G4" style:family="table-cell">
      <style:table-cell-properties fo:background-color="#fde9d9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7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F5" style:family="table-cell">
      <style:table-cell-properties fo:background-color="#fbbb7b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7.G5" style:family="table-cell">
      <style:table-cell-properties fo:background-color="#fde9d9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87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G6" style:family="table-cell">
      <style:table-cell-properties fo:background-color="#fde9d9" fo:padding-left="0.3cm" fo:padding-right="0.7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1" style:family="table">
      <style:table-properties style:width="4.251cm" fo:margin-left="0cm" fo:margin-top="0cm" fo:margin-bottom="0cm" table:align="left" style:writing-mode="lr-tb"/>
    </style:style>
    <style:style style:name="Table81.A" style:family="table-column">
      <style:table-column-properties style:column-width="4.251cm"/>
    </style:style>
    <style:style style:name="Table81.1" style:family="table-row">
      <style:table-row-properties fo:keep-together="auto"/>
    </style:style>
    <style:style style:name="Table8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2" style:family="table">
      <style:table-properties style:width="4.251cm" fo:margin-left="0cm" fo:margin-top="0cm" fo:margin-bottom="0cm" table:align="left" style:writing-mode="lr-tb"/>
    </style:style>
    <style:style style:name="Table82.A" style:family="table-column">
      <style:table-column-properties style:column-width="4.251cm"/>
    </style:style>
    <style:style style:name="Table82.1" style:family="table-row">
      <style:table-row-properties fo:keep-together="auto"/>
    </style:style>
    <style:style style:name="Table8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3" style:family="table">
      <style:table-properties style:width="4.251cm" fo:margin-left="0cm" fo:margin-top="0cm" fo:margin-bottom="0cm" table:align="left" style:writing-mode="lr-tb"/>
    </style:style>
    <style:style style:name="Table83.A" style:family="table-column">
      <style:table-column-properties style:column-width="4.251cm"/>
    </style:style>
    <style:style style:name="Table83.1" style:family="table-row">
      <style:table-row-properties fo:keep-together="auto"/>
    </style:style>
    <style:style style:name="Table8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4" style:family="table">
      <style:table-properties style:width="4.251cm" fo:margin-left="0cm" fo:margin-top="0cm" fo:margin-bottom="0cm" table:align="left" style:writing-mode="lr-tb"/>
    </style:style>
    <style:style style:name="Table84.A" style:family="table-column">
      <style:table-column-properties style:column-width="4.251cm"/>
    </style:style>
    <style:style style:name="Table84.1" style:family="table-row">
      <style:table-row-properties fo:keep-together="auto"/>
    </style:style>
    <style:style style:name="Table8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5" style:family="table">
      <style:table-properties style:width="4.251cm" fo:margin-left="0cm" fo:margin-top="0cm" fo:margin-bottom="0cm" table:align="left" style:writing-mode="lr-tb"/>
    </style:style>
    <style:style style:name="Table85.A" style:family="table-column">
      <style:table-column-properties style:column-width="4.251cm"/>
    </style:style>
    <style:style style:name="Table85.1" style:family="table-row">
      <style:table-row-properties fo:keep-together="auto"/>
    </style:style>
    <style:style style:name="Table8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6" style:family="table">
      <style:table-properties style:width="4.251cm" fo:margin-left="0cm" fo:margin-top="0cm" fo:margin-bottom="0cm" table:align="left" style:writing-mode="lr-tb"/>
    </style:style>
    <style:style style:name="Table86.A" style:family="table-column">
      <style:table-column-properties style:column-width="4.251cm"/>
    </style:style>
    <style:style style:name="Table86.1" style:family="table-row">
      <style:table-row-properties fo:keep-together="auto"/>
    </style:style>
    <style:style style:name="Table8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8" style:family="table">
      <style:table-properties style:width="26.853cm" fo:margin-left="0cm" fo:margin-top="0cm" fo:margin-bottom="0cm" table:align="left" style:writing-mode="lr-tb"/>
    </style:style>
    <style:style style:name="Table88pb" style:family="table">
      <style:table-properties fo:break-before="page" style:width="26.853cm" fo:margin-left="0cm" fo:margin-top="0cm" fo:margin-bottom="0cm" table:align="left" style:writing-mode="lr-tb"/>
    </style:style>
    <style:style style:name="Table88.A" style:family="table-column">
      <style:table-column-properties style:column-width="0.501cm"/>
    </style:style>
    <style:style style:name="Table88.B" style:family="table-column">
      <style:table-column-properties style:column-width="6.308cm"/>
    </style:style>
    <style:style style:name="Table88.C" style:family="table-column">
      <style:table-column-properties style:column-width="0.381cm"/>
    </style:style>
    <style:style style:name="Table88.D" style:family="table-column">
      <style:table-column-properties style:column-width="5.906cm"/>
    </style:style>
    <style:style style:name="Table88.E" style:family="table-column">
      <style:table-column-properties style:column-width="0.399cm"/>
    </style:style>
    <style:style style:name="Table88.F" style:family="table-column">
      <style:table-column-properties style:column-width="6.036cm"/>
    </style:style>
    <style:style style:name="Table88.G" style:family="table-column">
      <style:table-column-properties style:column-width="0.33cm"/>
    </style:style>
    <style:style style:name="Table88.H" style:family="table-column">
      <style:table-column-properties style:column-width="6.064cm"/>
    </style:style>
    <style:style style:name="Table88.I" style:family="table-column">
      <style:table-column-properties style:column-width="0.93cm"/>
    </style:style>
    <style:style style:name="Table88.1" style:family="table-row">
      <style:table-row-properties style:row-height="9.301cm" fo:keep-together="auto"/>
    </style:style>
    <style:style style:name="Table88.A1" style:family="table-cell">
      <style:table-cell-properties fo:padding-left="0cm" fo:padding-right="0.009cm" fo:padding-top="0cm" fo:padding-bottom="0cm" fo:border-left="none" fo:border-right="0.5pt dashed #000000" fo:border-top="0.5pt dashed #000000" fo:border-bottom="0.5pt dashed #000000" style:writing-mode="lr-tb"/>
    </style:style>
    <style:style style:name="Table88.B1" style:family="table-cell">
      <style:table-cell-properties fo:padding-left="0cm" fo:padding-right="0.199cm" fo:padding-top="0.3cm" fo:padding-bottom="0cm" fo:border="0.5pt dashed #000000" style:writing-mode="tb-rl"/>
    </style:style>
    <style:style style:name="Table88.C1" style:family="table-cell">
      <style:table-cell-properties fo:padding-left="0cm" fo:padding-right="0.199cm" fo:padding-top="0cm" fo:padding-bottom="0cm" fo:border="0.5pt dashed #000000" style:writing-mode="tb-rl"/>
    </style:style>
    <style:style style:name="Table88.D1" style:family="table-cell">
      <style:table-cell-properties fo:padding-left="0cm" fo:padding-right="0.501cm" fo:padding-top="0cm" fo:padding-bottom="0cm" fo:border="0.5pt dashed #000000" style:writing-mode="lr-tb"/>
    </style:style>
    <style:style style:name="Table88.I1" style:family="table-cell">
      <style:table-cell-properties fo:padding-left="0cm" fo:padding-right="0.009cm" fo:padding-top="0cm" fo:padding-bottom="0cm" fo:border-left="0.5pt dashed #000000" fo:border-right="none" fo:border-top="0.5pt dashed #000000" fo:border-bottom="0.5pt dashed #000000" style:writing-mode="lr-tb"/>
    </style:style>
    <style:style style:name="Table88.2" style:family="table-row">
      <style:table-row-properties style:row-height="0.101cm" fo:keep-together="auto"/>
    </style:style>
    <style:style style:name="Table89" style:family="table">
      <style:table-properties style:width="26.353cm" fo:margin-left="-0.191cm" fo:margin-top="0cm" fo:margin-bottom="0cm" table:align="left" style:writing-mode="lr-tb"/>
    </style:style>
    <style:style style:name="Table89.A" style:family="table-column">
      <style:table-column-properties style:column-width="3.351cm"/>
    </style:style>
    <style:style style:name="Table89.B" style:family="table-column">
      <style:table-column-properties style:column-width="4.501cm"/>
    </style:style>
    <style:style style:name="Table89.C" style:family="table-column">
      <style:table-column-properties style:column-width="18.5cm"/>
    </style:style>
    <style:style style:name="Table89.1" style:family="table-row">
      <style:table-row-properties fo:keep-together="auto"/>
    </style:style>
    <style:style style:name="Table89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89.A2" style:family="table-cell">
      <style:table-cell-properties fo:padding="0.101cm" fo:border="0.5pt solid #000000" style:writing-mode="lr-tb"/>
    </style:style>
    <style:style style:name="Table89.B2" style:family="table-cell">
      <style:table-cell-properties fo:padding="0.101cm" fo:border="0.5pt solid #000000" style:writing-mode="lr-tb"/>
    </style:style>
    <style:style style:name="Table89.C2" style:family="table-cell">
      <style:table-cell-properties fo:padding="0.101cm" fo:border="0.5pt solid #000000" style:writing-mode="lr-tb"/>
    </style:style>
    <style:style style:name="Table89.A3" style:family="table-cell">
      <style:table-cell-properties fo:padding="0.101cm" fo:border="0.5pt solid #000000" style:writing-mode="lr-tb"/>
    </style:style>
    <style:style style:name="Table89.B3" style:family="table-cell">
      <style:table-cell-properties fo:padding="0.101cm" fo:border="0.5pt solid #000000" style:writing-mode="lr-tb"/>
    </style:style>
    <style:style style:name="Table89.C3" style:family="table-cell">
      <style:table-cell-properties fo:padding="0.101cm" fo:border="0.5pt solid #000000" style:writing-mode="lr-tb"/>
    </style:style>
    <style:style style:name="Table89.A4" style:family="table-cell">
      <style:table-cell-properties fo:padding="0.101cm" fo:border="0.5pt solid #000000" style:writing-mode="lr-tb"/>
    </style:style>
    <style:style style:name="Table89.B4" style:family="table-cell">
      <style:table-cell-properties fo:padding="0.101cm" fo:border="0.5pt solid #000000" style:writing-mode="lr-tb"/>
    </style:style>
    <style:style style:name="Table89.C4" style:family="table-cell">
      <style:table-cell-properties fo:padding="0.101cm" fo:border="0.5pt solid #000000" style:writing-mode="lr-tb"/>
    </style:style>
    <style:style style:name="Table89.A5" style:family="table-cell">
      <style:table-cell-properties fo:padding="0.101cm" fo:border="0.5pt solid #000000" style:writing-mode="lr-tb"/>
    </style:style>
    <style:style style:name="Table89.B5" style:family="table-cell">
      <style:table-cell-properties fo:padding="0.101cm" fo:border="0.5pt solid #000000" style:writing-mode="lr-tb"/>
    </style:style>
    <style:style style:name="Table89.C5" style:family="table-cell">
      <style:table-cell-properties fo:padding="0.101cm" fo:border="0.5pt solid #000000" style:writing-mode="lr-tb"/>
    </style:style>
    <style:style style:name="Table89.A6" style:family="table-cell">
      <style:table-cell-properties fo:padding="0.101cm" fo:border="0.5pt solid #000000" style:writing-mode="lr-tb"/>
    </style:style>
    <style:style style:name="Table89.B6" style:family="table-cell">
      <style:table-cell-properties fo:padding="0.101cm" fo:border="0.5pt solid #000000" style:writing-mode="lr-tb"/>
    </style:style>
    <style:style style:name="Table89.C6" style:family="table-cell">
      <style:table-cell-properties fo:padding="0.101cm" fo:border="0.5pt solid #000000" style:writing-mode="lr-tb"/>
    </style:style>
    <style:style style:name="Table89.A7" style:family="table-cell">
      <style:table-cell-properties fo:padding="0.101cm" fo:border="0.5pt solid #000000" style:writing-mode="lr-tb"/>
    </style:style>
    <style:style style:name="Table89.B7" style:family="table-cell">
      <style:table-cell-properties fo:padding="0.101cm" fo:border="0.5pt solid #000000" style:writing-mode="lr-tb"/>
    </style:style>
    <style:style style:name="Table89.C7" style:family="table-cell">
      <style:table-cell-properties fo:padding="0.101cm" fo:border="0.5pt solid #000000" style:writing-mode="lr-tb"/>
    </style:style>
    <style:style style:name="Table89.A8" style:family="table-cell">
      <style:table-cell-properties fo:padding="0.101cm" fo:border="0.5pt solid #000000" style:writing-mode="lr-tb"/>
    </style:style>
    <style:style style:name="Table89.B8" style:family="table-cell">
      <style:table-cell-properties fo:padding="0.101cm" fo:border="0.5pt solid #000000" style:writing-mode="lr-tb"/>
    </style:style>
    <style:style style:name="Table89.C8" style:family="table-cell">
      <style:table-cell-properties fo:padding="0.101cm" fo:border="0.5pt solid #000000" style:writing-mode="lr-tb"/>
    </style:style>
    <style:style style:name="Table89.A9" style:family="table-cell">
      <style:table-cell-properties fo:padding="0.101cm" fo:border="0.5pt solid #000000" style:writing-mode="lr-tb"/>
    </style:style>
    <style:style style:name="Table89.B9" style:family="table-cell">
      <style:table-cell-properties fo:padding="0.101cm" fo:border="0.5pt solid #000000" style:writing-mode="lr-tb"/>
    </style:style>
    <style:style style:name="Table89.C9" style:family="table-cell">
      <style:table-cell-properties fo:padding="0.101cm" fo:border="0.5pt solid #000000" style:writing-mode="lr-tb"/>
    </style:style>
    <style:style style:name="Table89.A10" style:family="table-cell">
      <style:table-cell-properties fo:padding="0.101cm" fo:border="0.5pt solid #000000" style:writing-mode="lr-tb"/>
    </style:style>
    <style:style style:name="Table89.B10" style:family="table-cell">
      <style:table-cell-properties fo:padding="0.101cm" fo:border="0.5pt solid #000000" style:writing-mode="lr-tb"/>
    </style:style>
    <style:style style:name="Table89.C10" style:family="table-cell">
      <style:table-cell-properties fo:padding="0.101cm" fo:border="0.5pt solid #000000" style:writing-mode="lr-tb"/>
    </style:style>
    <style:style style:name="Table89.A11" style:family="table-cell">
      <style:table-cell-properties fo:padding="0.101cm" fo:border="0.5pt solid #000000" style:writing-mode="lr-tb"/>
    </style:style>
    <style:style style:name="Table89.B11" style:family="table-cell">
      <style:table-cell-properties fo:padding="0.101cm" fo:border="0.5pt solid #000000" style:writing-mode="lr-tb"/>
    </style:style>
    <style:style style:name="Table89.C11" style:family="table-cell">
      <style:table-cell-properties fo:padding="0.101cm" fo:border="0.5pt solid #000000" style:writing-mode="lr-tb"/>
    </style:style>
    <style:style style:name="Table89.A12" style:family="table-cell">
      <style:table-cell-properties fo:padding="0.101cm" fo:border="0.5pt solid #000000" style:writing-mode="lr-tb"/>
    </style:style>
    <style:style style:name="Table89.B12" style:family="table-cell">
      <style:table-cell-properties fo:padding="0.101cm" fo:border="0.5pt solid #000000" style:writing-mode="lr-tb"/>
    </style:style>
    <style:style style:name="Table89.C12" style:family="table-cell">
      <style:table-cell-properties fo:padding="0.101cm" fo:border="0.5pt solid #000000" style:writing-mode="lr-tb"/>
    </style:style>
    <style:style style:name="Table89.A13" style:family="table-cell">
      <style:table-cell-properties fo:padding="0.101cm" fo:border="0.5pt solid #000000" style:writing-mode="lr-tb"/>
    </style:style>
    <style:style style:name="Table89.B13" style:family="table-cell">
      <style:table-cell-properties fo:padding="0.101cm" fo:border="0.5pt solid #000000" style:writing-mode="lr-tb"/>
    </style:style>
    <style:style style:name="Table89.C13" style:family="table-cell">
      <style:table-cell-properties fo:padding="0.101cm" fo:border="0.5pt solid #000000" style:writing-mode="lr-tb"/>
    </style:style>
    <style:style style:name="Table89.A14" style:family="table-cell">
      <style:table-cell-properties fo:padding="0.101cm" fo:border="0.5pt solid #000000" style:writing-mode="lr-tb"/>
    </style:style>
    <style:style style:name="Table89.B14" style:family="table-cell">
      <style:table-cell-properties fo:padding="0.101cm" fo:border="0.5pt solid #000000" style:writing-mode="lr-tb"/>
    </style:style>
    <style:style style:name="Table89.C14" style:family="table-cell">
      <style:table-cell-properties fo:padding="0.101cm" fo:border="0.5pt solid #000000" style:writing-mode="lr-tb"/>
    </style:style>
    <style:style style:name="Table89.A15" style:family="table-cell">
      <style:table-cell-properties fo:padding="0.101cm" fo:border="0.5pt solid #000000" style:writing-mode="lr-tb"/>
    </style:style>
    <style:style style:name="Table89.B15" style:family="table-cell">
      <style:table-cell-properties fo:padding="0.101cm" fo:border="0.5pt solid #000000" style:writing-mode="lr-tb"/>
    </style:style>
    <style:style style:name="Table89.C15" style:family="table-cell">
      <style:table-cell-properties fo:padding="0.101cm" fo:border="0.5pt solid #000000" style:writing-mode="lr-tb"/>
    </style:style>
    <style:style style:name="Table89.A16" style:family="table-cell">
      <style:table-cell-properties fo:padding="0.101cm" fo:border="0.5pt solid #000000" style:writing-mode="lr-tb"/>
    </style:style>
    <style:style style:name="Table89.B16" style:family="table-cell">
      <style:table-cell-properties fo:padding="0.101cm" fo:border="0.5pt solid #000000" style:writing-mode="lr-tb"/>
    </style:style>
    <style:style style:name="Table89.C16" style:family="table-cell">
      <style:table-cell-properties fo:padding="0.101cm" fo:border="0.5pt solid #000000" style:writing-mode="lr-tb"/>
    </style:style>
    <style:style style:name="Table89.A17" style:family="table-cell">
      <style:table-cell-properties fo:padding="0.101cm" fo:border="0.5pt solid #000000" style:writing-mode="lr-tb"/>
    </style:style>
    <style:style style:name="Table89.B17" style:family="table-cell">
      <style:table-cell-properties fo:padding="0.101cm" fo:border="0.5pt solid #000000" style:writing-mode="lr-tb"/>
    </style:style>
    <style:style style:name="Table89.C17" style:family="table-cell">
      <style:table-cell-properties fo:padding="0.101cm" fo:border="0.5pt solid #000000" style:writing-mode="lr-tb"/>
    </style:style>
    <style:style style:name="Table89.A18" style:family="table-cell">
      <style:table-cell-properties fo:padding="0.101cm" fo:border="0.5pt solid #000000" style:writing-mode="lr-tb"/>
    </style:style>
    <style:style style:name="Table89.B18" style:family="table-cell">
      <style:table-cell-properties fo:padding="0.101cm" fo:border="0.5pt solid #000000" style:writing-mode="lr-tb"/>
    </style:style>
    <style:style style:name="Table89.C18" style:family="table-cell">
      <style:table-cell-properties fo:padding="0.101cm" fo:border="0.5pt solid #000000" style:writing-mode="lr-tb"/>
    </style:style>
    <style:style style:name="Table89.A19" style:family="table-cell">
      <style:table-cell-properties fo:padding="0.101cm" fo:border="0.5pt solid #000000" style:writing-mode="lr-tb"/>
    </style:style>
    <style:style style:name="Table89.B19" style:family="table-cell">
      <style:table-cell-properties fo:padding="0.101cm" fo:border="0.5pt solid #000000" style:writing-mode="lr-tb"/>
    </style:style>
    <style:style style:name="Table89.C19" style:family="table-cell">
      <style:table-cell-properties fo:padding="0.101cm" fo:border="0.5pt solid #000000" style:writing-mode="lr-tb"/>
    </style:style>
    <style:style style:name="Table92" style:family="table">
      <style:table-properties style:width="27.083cm" fo:margin-left="-0.191cm" fo:margin-top="0cm" fo:margin-bottom="0cm" table:align="left" style:writing-mode="lr-tb"/>
    </style:style>
    <style:style style:name="Table92.A" style:family="table-column">
      <style:table-column-properties style:column-width="14.071cm"/>
    </style:style>
    <style:style style:name="Table92.B" style:family="table-column">
      <style:table-column-properties style:column-width="13.012cm"/>
    </style:style>
    <style:style style:name="Table92.1" style:family="table-row">
      <style:table-row-properties fo:keep-together="auto"/>
    </style:style>
    <style:style style:name="Table92.A1" style:family="table-cell">
      <style:table-cell-properties fo:padding-left="0.191cm" fo:padding-right="0.191cm" fo:padding-top="0cm" fo:padding-bottom="0cm" fo:border="none" style:writing-mode="lr-tb"/>
    </style:style>
    <style:style style:name="Table90" style:family="table">
      <style:table-properties style:rel-width="100%" fo:margin-left="0cm" fo:margin-top="0cm" fo:margin-bottom="0cm" table:align="left" style:writing-mode="lr-tb"/>
    </style:style>
    <style:style style:name="Table90.A" style:family="table-column">
      <style:table-column-properties style:rel-column-width="21849*"/>
    </style:style>
    <style:style style:name="Table90.B" style:family="table-column">
      <style:table-column-properties style:rel-column-width="21843*"/>
    </style:style>
    <style:style style:name="Table90.1" style:family="table-row">
      <style:table-row-properties fo:keep-together="auto"/>
    </style:style>
    <style:style style:name="Table90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style:font-name="Garamond" fo:font-size="10pt" style:font-size-asian="10pt" style:font-size-complex="10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left="1.27cm" fo:margin-right="1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.212cm" fo:margin-bottom="0.035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cm" fo:margin-bottom="0.212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9pt" fo:language="en" fo:country="GB" style:letter-kerning="false" style:font-name-asian="ＭＳ 明朝" style:font-size-asian="9pt" style:language-asian="en" style:country-asian="US" style:font-name-complex="F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C-Head-Top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pb" style:family="paragraph" style:parent-style-name="C-Head-Top">
      <style:paragraph-properties fo:break-before="page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List_20_Paragraph" style:list-style-name="WWNum2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List_20_Paragraph" style:list-style-name="WWNum1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List_20_Paragraph" style:list-style-name="WWNum3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C-Head-Top">
      <style:paragraph-properties fo:margin-left="1.27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C-Head-Middle">
      <style:paragraph-properties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pb" style:family="paragraph" style:parent-style-name="C-Head-Middle">
      <style:paragraph-properties fo:break-before="pag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left="1.27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pb" style:family="paragraph" style:parent-style-name="Standard">
      <style:paragraph-properties fo:margin-top="0cm" fo:margin-bottom="0.212cm" style:contextual-spacing="false" fo:text-align="start" style:justify-single-word="false" fo:orphans="2" fo:widows="2" fo:break-before="page"/>
      <style:text-properties style:font-name="Cambria" fo:font-weight="bold" fo:language="en" fo:country="GB"/>
    </style:style>
    <style:style style:name="P22" style:family="paragraph" style:parent-style-name="Standard">
      <style:paragraph-properties fo:margin-top="0cm" fo:margin-bottom="0.212cm" style:contextual-spacing="false" fo:text-align="end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fo:font-style="italic" style:letter-kerning="false" style:font-name-asian="ＭＳ 明朝" style:font-size-asian="10pt" style:language-asian="en" style:country-asian="US" style:font-style-asian="italic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fbfbf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>
          <loext:transformation loext:type="shade" loext:value="2509"/>
        </loext:char-complex-color>
      </style:text-properties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top="0cm" fo:margin-bottom="0cm" style:contextual-spacing="false" fo:break-before="page"/>
      <style:text-properties style:font-name="Garamond" fo:font-size="10pt" style:font-size-asian="10pt" style:font-size-complex="10pt"/>
    </style:style>
    <style:style style:name="P29" style:family="paragraph" style:parent-style-name="Standard">
      <style:paragraph-properties fo:margin-left="0.199cm" fo:margin-right="0.199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text-properties style:font-name="Garamond" fo:font-size="8pt" style:font-size-asian="8pt" style:font-size-complex="8pt"/>
    </style:style>
    <style:style style:name="P31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32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95b3d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tint" loext:value="4000"/>
        </loext:char-complex-color>
      </style:text-properties>
    </style:style>
    <style:style style:name="P33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.774cm" style:type="center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style:text-properties style:font-name="Garamond" fo:font-size="10pt" fo:font-weight="bold" style:font-size-asian="10pt" style:font-weight-asian="bold" style:font-size-complex="10pt"/>
    </style:style>
    <style:style style:name="P3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c2d69b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3" loext:color-type="theme">
          <loext:transformation loext:type="tint" loext:value="4000"/>
        </loext:char-complex-color>
      </style:text-properties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93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e0de92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4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2a1c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4" loext:color-type="theme">
          <loext:transformation loext:type="tint" loext:value="4000"/>
        </loext:char-complex-color>
      </style:text-properties>
    </style:style>
    <style:style style:name="P4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84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17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3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4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6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7" style:family="paragraph" style:parent-style-name="Standard">
      <style:paragraph-properties fo:margin-top="0cm" fo:margin-bottom="0cm" style:contextual-spacing="false" fo:break-before="page"/>
    </style:style>
    <style:style style:name="P48" style:family="paragraph" style:parent-style-name="C-Head-Top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C-Head-Top" style:list-style-name="WWNum4">
      <style:paragraph-properties fo:margin-left="1.259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C-Head-Top">
      <style:paragraph-properties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C-Head-Top" style:list-style-name="WWNum4">
      <style:paragraph-properties fo:margin-left="0.93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C-Head-Top" style:list-style-name="WWNum4">
      <style:paragraph-properties fo:margin-left="0.871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C-Head-Top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fo:font-weight="normal" style:letter-kerning="false" style:font-name-asian="ＭＳ 明朝" style:font-size-asian="10pt" style:language-asian="en" style:country-asian="US" style:font-weight-asian="normal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C-Head-Middle" style:list-style-name="WWNum6">
      <style:paragraph-properties fo:margin-left="1.25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C-Head-Middle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Garamond" fo:font-size="10pt" style:font-size-asian="10pt" style:font-size-complex="10pt"/>
    </style:style>
    <style:style style:name="T2" style:family="text">
      <style:text-properties fo:color="#000090" loext:opacity="100%" style:font-name="Garamond" fo:font-size="36pt" fo:font-weight="bold" style:font-size-asian="36pt" style:font-weight-asian="bold" style:font-size-complex="36pt"/>
    </style:style>
    <style:style style:name="T3" style:family="text">
      <style:text-properties fo:color="#000090" loext:opacity="100%" style:font-name="Garamond" fo:font-size="36pt" fo:letter-spacing="0.035cm" fo:font-weight="bold" style:font-size-asian="36pt" style:font-weight-asian="bold" style:font-size-complex="36pt" style:font-weight-complex="bold"/>
    </style:style>
    <style:style style:name="T4" style:family="text">
      <style:text-properties fo:color="#000090" loext:opacity="100%" style:font-name="Garamond" fo:font-size="16pt" fo:font-weight="bold" style:font-size-asian="16pt" style:font-weight-asian="bold" style:font-size-complex="16pt"/>
    </style:style>
    <style:style style:name="T5" style:family="text">
      <style:text-properties fo:color="#4f81bd" loext:opacity="100%" style:font-name="Garamond" fo:font-size="9pt" fo:font-weight="bold" style:font-family-asian="'ＭＳ ゴシック'" style:font-family-generic-asian="system" style:font-pitch-asian="variable" style:font-size-asian="9pt" style:font-weight-asian="bold" style:font-name-complex="F" style:font-size-complex="9pt" style:font-weight-complex="bold">
        <loext:char-complex-color loext:theme-type="accent1" loext:color-type="theme"/>
      </style:text-properties>
    </style:style>
    <style:style style:name="T6" style:family="text">
      <style:text-properties style:font-name="Garamond" fo:font-size="9pt" style:font-size-asian="9pt" style:font-size-complex="9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Garamond" fo:font-size="10pt" fo:font-style="italic" style:font-size-asian="10pt" style:font-style-asian="italic" style:font-size-complex="10pt"/>
    </style:style>
    <style:style style:name="T9" style:family="text">
      <style:text-properties style:font-name="Garamond" fo:font-size="10pt" fo:letter-spacing="-0.011cm" style:font-size-asian="10pt" style:font-size-complex="10pt"/>
    </style:style>
    <style:style style:name="T10" style:family="text">
      <style:text-properties style:font-name="Garamond" style:font-size-complex="10pt"/>
    </style:style>
    <style:style style:name="T11" style:family="text">
      <style:text-properties fo:font-size="10pt" fo:font-weight="normal" style:font-size-asian="10pt" style:font-weight-asian="normal" style:font-size-complex="10pt" style:font-weight-complex="bold"/>
    </style:style>
    <style:style style:name="T12" style:family="text">
      <style:text-properties fo:color="#ffffff" loext:opacity="100%" style:font-name="Garamond" fo:font-size="10pt" style:font-size-asian="10pt" style:font-size-complex="10pt">
        <loext:char-complex-color loext:theme-type="light1" loext:color-type="theme"/>
      </style:text-properties>
    </style:style>
    <style:style style:name="T13" style:family="text">
      <style:text-properties style:font-name="Garamond" fo:font-size="11pt" fo:font-style="italic" fo:font-weight="bold" style:font-size-asian="11pt" style:font-style-asian="italic" style:font-weight-asian="bold" style:font-size-complex="11pt" style:font-weight-complex="bold"/>
    </style:style>
    <style:style style:name="T14" style:family="text">
      <style:text-properties fo:font-size="10pt" fo:letter-spacing="-0.007cm" style:font-size-asian="10pt" style:font-size-complex="10pt"/>
    </style:style>
    <style:style style:name="T15" style:family="text">
      <style:text-properties fo:font-variant="small-caps" fo:color="#ffffff" loext:opacity="100%" style:font-name="Garamond" fo:font-size="14pt" fo:font-weight="bold" style:font-size-asian="14pt" style:font-weight-asian="bold" style:font-size-complex="14pt">
        <loext:char-complex-color loext:theme-type="light1" loext:color-type="theme"/>
      </style:text-properties>
    </style:style>
    <style:style style:name="T16" style:family="text">
      <style:text-properties fo:color="#929292" loext:opacity="100%" style:font-name="Garamond" fo:font-size="24pt" fo:font-weight="bold" style:font-size-asian="24pt" style:font-weight-asian="bold" style:font-size-complex="24pt"/>
    </style:style>
    <style:style style:name="T17" style:family="text">
      <style:text-properties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8" style:family="text">
      <style:text-properties fo:font-variant="small-caps"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9" style:family="text">
      <style:text-properties fo:color="#bfbfbf" loext:opacity="100%" style:font-name="Garamond" fo:font-size="24pt" fo:font-weight="bold" style:font-size-asian="24pt" style:font-weight-asian="bold" style:font-size-complex="24pt">
        <loext:char-complex-color loext:theme-type="light1" loext:color-type="theme">
          <loext:transformation loext:type="shade" loext:value="2509"/>
        </loext:char-complex-color>
      </style:text-properties>
    </style:style>
    <style:style style:name="T20" style:family="text">
      <style:text-properties style:font-name="Garamond" fo:font-size="8pt" style:font-size-asian="8pt" style:font-size-complex="8pt"/>
    </style:style>
    <style:style style:name="T21" style:family="text">
      <style:text-properties fo:color="#404040" loext:opacity="100%" style:font-name="Garamond" fo:font-size="8pt" style:font-size-asian="8pt" style:font-size-complex="8pt">
        <loext:char-complex-color loext:theme-type="dark1" loext:color-type="theme">
          <loext:transformation loext:type="tint" loext:value="2509"/>
        </loext:char-complex-color>
      </style:text-properties>
    </style:style>
    <style:style style:name="T22" style:family="text">
      <style:text-properties fo:color="#7f7f7f" loext:opacity="100%" style:font-name="Garamond" fo:font-size="10pt" fo:font-style="italic" style:font-size-asian="10pt" style:font-style-asian="italic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23" style:family="text">
      <style:text-properties fo:color="#595959" loext:opacity="100%" style:font-name="Garamond" fo:font-size="6pt" style:font-size-asian="6pt" style:font-size-complex="6pt">
        <loext:char-complex-color loext:theme-type="dark1" loext:color-type="theme">
          <loext:transformation loext:type="tint" loext:value="3490"/>
        </loext:char-complex-color>
      </style:text-properties>
    </style:style>
    <style:style style:name="T24" style:family="text">
      <style:text-properties fo:color="#7f7f7f" loext:opacity="100%" style:font-name="Garamond" fo:font-size="4pt" style:font-size-asian="4pt" style:font-size-complex="4pt">
        <loext:char-complex-color loext:theme-type="dark1" loext:color-type="theme">
          <loext:transformation loext:type="tint" loext:value="4980"/>
        </loext:char-complex-color>
      </style:text-properties>
    </style:style>
    <style:style style:name="T25" style:family="text">
      <style:text-properties fo:color="#7f7f7f" loext:opacity="100%" style:font-name="Garamond" fo:font-size="4pt" style:font-size-asian="4pt" style:font-size-complex="4pt"/>
    </style:style>
    <style:style style:name="T26" style:family="text">
      <style:text-properties fo:color="#ffffff" loext:opacity="100%" style:font-name="Garamond" fo:font-size="24pt" fo:font-weight="bold" style:font-size-asian="24pt" style:font-weight-asian="bold" style:font-size-complex="24pt">
        <loext:char-complex-color loext:theme-type="light1" loext:color-type="theme"/>
      </style:text-properties>
    </style:style>
    <style:style style:name="T27" style:family="text">
      <style:text-properties fo:color="#95b3d7" loext:opacity="100%" style:font-name="Garamond" fo:font-size="24pt" fo:font-weight="bold" style:font-size-asian="24pt" style:font-weight-asian="bold" style:font-size-complex="24pt">
        <loext:char-complex-color loext:theme-type="accent1" loext:color-type="theme">
          <loext:transformation loext:type="tint" loext:value="4000"/>
        </loext:char-complex-color>
      </style:text-properties>
    </style:style>
    <style:style style:name="T28" style:family="text">
      <style:text-properties fo:color="#404040" loext:opacity="100%" style:font-name="Garamond" fo:font-size="10pt" style:font-size-asian="10pt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T29" style:family="text">
      <style:text-properties fo:color="#73abcc" loext:opacity="100%" style:font-name="Garamond" fo:font-size="24pt" fo:font-weight="bold" style:font-size-asian="24pt" style:font-weight-asian="bold" style:font-size-complex="24pt"/>
    </style:style>
    <style:style style:name="T30" style:family="text">
      <style:text-properties style:font-name="Garamond" fo:font-size="10pt" fo:font-weight="bold" style:font-size-asian="10pt" style:font-weight-asian="bold" style:font-size-complex="10pt"/>
    </style:style>
    <style:style style:name="T31" style:family="text">
      <style:text-properties fo:color="#98c477" loext:opacity="100%" style:font-name="Garamond" fo:font-size="24pt" fo:font-weight="bold" style:font-size-asian="24pt" style:font-weight-asian="bold" style:font-size-complex="24pt"/>
    </style:style>
    <style:style style:name="T32" style:family="text">
      <style:text-properties fo:color="#c2d69b" loext:opacity="100%" style:font-name="Garamond" fo:font-size="24pt" fo:font-weight="bold" style:font-size-asian="24pt" style:font-weight-asian="bold" style:font-size-complex="24pt">
        <loext:char-complex-color loext:theme-type="accent3" loext:color-type="theme">
          <loext:transformation loext:type="tint" loext:value="4000"/>
        </loext:char-complex-color>
      </style:text-properties>
    </style:style>
    <style:style style:name="T33" style:family="text">
      <style:text-properties fo:color="#7f7f7f" loext:opacity="100%" style:font-name="Garamond" fo:font-size="8pt" fo:font-style="italic" style:font-size-asian="8pt" style:font-style-asian="italic" style:font-size-complex="8pt">
        <loext:char-complex-color loext:theme-type="dark1" loext:color-type="theme">
          <loext:transformation loext:type="tint" loext:value="4980"/>
        </loext:char-complex-color>
      </style:text-properties>
    </style:style>
    <style:style style:name="T34" style:family="text">
      <style:text-properties fo:color="#d9c049" loext:opacity="100%" style:font-name="Garamond" fo:font-size="24pt" fo:font-weight="bold" style:font-size-asian="24pt" style:font-weight-asian="bold" style:font-size-complex="24pt"/>
    </style:style>
    <style:style style:name="T35" style:family="text">
      <style:text-properties fo:color="#e0de92" loext:opacity="100%" style:font-name="Garamond" fo:font-size="24pt" fo:font-weight="bold" style:font-size-asian="24pt" style:font-weight-asian="bold" style:font-size-complex="24pt"/>
    </style:style>
    <style:style style:name="T36" style:family="text">
      <style:text-properties fo:color="#a395ca" loext:opacity="100%" style:font-name="Garamond" fo:font-size="24pt" fo:font-weight="bold" style:font-size-asian="24pt" style:font-weight-asian="bold" style:font-size-complex="24pt"/>
    </style:style>
    <style:style style:name="T37" style:family="text">
      <style:text-properties fo:color="#b2a1c7" loext:opacity="100%" style:font-name="Garamond" fo:font-size="24pt" fo:font-weight="bold" style:font-size-asian="24pt" style:font-weight-asian="bold" style:font-size-complex="24pt">
        <loext:char-complex-color loext:theme-type="accent4" loext:color-type="theme">
          <loext:transformation loext:type="tint" loext:value="4000"/>
        </loext:char-complex-color>
      </style:text-properties>
    </style:style>
    <style:style style:name="T38" style:family="text">
      <style:text-properties fo:color="#17365d" loext:opacity="100%" style:font-name="Garamond" fo:font-size="24pt" fo:font-weight="bold" style:font-size-asian="24pt" style:font-weight-asian="bold" style:font-size-complex="24pt">
        <loext:char-complex-color loext:theme-type="dark2" loext:color-type="theme">
          <loext:transformation loext:type="shade" loext:value="2509"/>
        </loext:char-complex-color>
      </style:text-properties>
    </style:style>
    <style:style style:name="T39" style:family="text">
      <style:text-properties fo:color="#fbbb7b" loext:opacity="100%" style:font-name="Garamond" fo:font-size="24pt" fo:font-weight="bold" style:font-size-asian="24pt" style:font-weight-asian="bold" style:font-size-complex="24pt"/>
    </style:style>
    <style:style style:name="T40" style:family="text">
      <style:text-properties fo:color="#17365d" loext:opacity="100%" style:font-name="Garamond" fo:font-size="10pt" fo:font-weight="bold" style:font-size-asian="10pt" style:font-weight-asian="bold" style:font-size-complex="10pt">
        <loext:char-complex-color loext:theme-type="dark2" loext:color-type="theme">
          <loext:transformation loext:type="shade" loext:value="2509"/>
        </loext:char-complex-color>
      </style:text-properties>
    </style:style>
    <style:style style:name="T41" style:family="text">
      <style:text-properties fo:font-size="10pt" fo:font-weight="normal" style:font-size-asian="10pt" style:font-weight-asian="normal" style:font-size-complex="10pt"/>
    </style:style>
    <style:style style:name="T42" style:family="text">
      <style:text-properties fo:color="#243f60" loext:opacity="100%" fo:font-size="10pt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43" style:family="text">
      <style:text-properties fo:color="#243f60" loext:opacity="100%" fo:font-size="10pt" fo:language="nb" fo:country="NO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44" style:family="text">
      <style:text-properties fo:font-size="10pt" fo:language="nb" fo:country="NO" fo:font-weight="normal" style:font-size-asian="10pt" style:font-weight-asian="normal" style:font-size-complex="10pt"/>
    </style:style>
    <style:style style:name="fr1" style:family="graphic" style:parent-style-name="Graphics">
      <style:graphic-properties fo:margin-left="0cm" fo:margin-right="0cm" fo:margin-top="0cm" fo:margin-bottom="0cm" fo:background-color="transparent" ns6:fill="none" ns6:fill-color="#729fcf" ns6:secondary-fill-color="#729fcf" ns6:fill-gradient-name="Gradient_20_1" ns6:gradient-step-count="0" ns6:fill-hatch-name="Red_20_90_20_Degrees_20_Crossed_20_1" ns6:fill-hatch-solid="false" ns6:fill-image-name="Bitmap_20_1" ns6:opacity="100%" ns6:fill-image-width="0cm" ns6:fill-image-height="0cm" style:repeat="repeat" ns6:fill-image-ref-point-x="0%" ns6:fill-image-ref-point-y="0%" ns6:fill-image-ref-point="center" ns6:tile-repeat-offset="0% horizontal" fo:padding="0cm" fo:border="none" style:mirror="none" fo:clip="rect(0cm, 0cm, 0cm, 0cm)" ns6:luminance="0%" ns6:contrast="0%" ns6:red="0%" ns6:green="0%" ns6:blue="0%" ns6:gamma="100%" ns6:color-inversion="false" ns6:image-opacity="100%" ns6:color-mode="standard" loext:decorative="false"/>
    </style:style>
    <style:style style:name="PageBreak" style:family="paragraph" style:parent-style-name="Standard">
      <style:paragraph-properties fo:break-before="page"/>
    </style:style>
    <style:style style:name="PageBreakClean" style:family="paragraph" style:parent-style-name="Standard">
      <style:paragraph-properties fo:break-before="page" fo:margin-top="0cm" fo:margin-bottom="0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1" loext:marker-style-name="T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2" office:value-type="string">
            <text:p text:style-name="P2" loext:marker-style-name="T1"><ns6:frame ns6:style-name="fr1" ns6:name="Graphic 1" text:anchor-type="as-char" svg:width="3.759cm" svg:height="1.685cm" ns6:z-index="0"><ns6:image ns8:href="Pictures/100039CE0000B9A100005348CE63A77F.svg" ns8:type="simple" ns8:show="embed" ns8:actuate="onLoad" ns6:mime-type="image/svg+xml"/><ns6:image ns8:href="Pictures/1000000100000420000001DA0FD68FA9.png" ns8:type="simple" ns8:show="embed" ns8:actuate="onLoad" ns6:mime-type="image/png"/></ns6:frame></text:p>
            <text:p text:style-name="P3" loext:marker-style-name="T1"/>
            <text:p text:style-name="P4" loext:marker-style-name="T2"><text:span text:style-name="T2">Co</text:span><text:span text:style-name="T3">r</text:span><text:span text:style-name="T2">nucopia</text:span></text:p>
            <text:p text:style-name="P4" loext:marker-style-name="T4"><text:span text:style-name="T4">${Common_Title}</text:span><text:span text:style-name="T4"/></text:p>
            <text:p text:style-name="P5" loext:marker-style-name="T1"/>
            <text:p text:style-name="P6" loext:marker-style-name="T1"><text:span text:style-name="T1">${Common_T00010}</text:span><text:span text:style-name="T1"/></text:p>
            <text:p text:style-name="P7" loext:marker-style-name="T5"><text:span text:style-name="T6">${Common_T00020}</text:span><text:span text:style-name="T5"/></text:p>
            <text:p text:style-name="P8" loext:marker-style-name="T1"><text:span text:style-name="T1">Colin Watson</text:span><text:span text:style-name="T1"/></text:p>
            <text:p text:style-name="P7" loext:marker-style-name="T6"><text:span text:style-name="T6">${Common_T00030}</text:span></text:p>
            <text:p text:style-name="P8" loext:marker-style-name="T1"><text:span text:style-name="T1">Colin Watson, Grant Ongers and Johan Sydseter</text:span><text:span text:style-name="T1"/></text:p>
            <text:p text:style-name="P4" loext:marker-style-name="T1"><text:span text:style-name="T1">${Common_T00100}</text:span><text:span text:style-name="T1"/></text:p>
            <text:p text:style-name="P9" loext:marker-style-name="T6"><text:span text:style-name="T6">${Common_T00110}</text:span><text:span text:style-name="T6"/></text:p>
            <text:p text:style-name="P10" loext:marker-style-name="T6"/>
            <text:p text:style-name="P9" loext:marker-style-name="T6"><text:span text:style-name="T6">${Common_T00120}</text:span><text:span text:style-name="T6"/></text:p>
            <text:p text:style-name="P10" loext:marker-style-name="T6"/>
            <text:p text:style-name="P9" loext:marker-style-name="T6"><text:span text:style-name="T6">${Common_T00130}</text:span><text:span text:style-name="T6"/></text:p>
            <text:p text:style-name="P10" loext:marker-style-name="T6"/>
            <text:p text:style-name="P9" loext:marker-style-name="T6"><text:span text:style-name="T6">${Common_T00140}</text:span></text:p>
            <text:p text:style-name="P10" loext:marker-style-name="T6"/>
            <text:p text:style-name="P9" loext:marker-style-name="T6"><text:span text:style-name="T6">${Common_T00145}</text:span><text:span text:style-name="T6"/></text:p>
            <text:p text:style-name="P10" loext:marker-style-name="T6"/>
            <text:p text:style-name="P9" loext:marker-style-name="T6"><text:span text:style-name="T6">${Common_T00150} ${Common_T00170}</text:span><text:span text:style-name="T6"/></text:p>
            <text:p text:style-name="P10" loext:marker-style-name="T6"/>
            <text:p text:style-name="P4" loext:marker-style-name="T6"><text:span text:style-name="T6">${Common_T00180}</text:span><text:span text:style-name="T6"/></text:p>
          </table:table-cell>
          <table:covered-table-cell/>
          <table:table-cell table:style-name="Table3.A1" office:value-type="string">
            <text:p text:style-name="P11" loext:marker-style-name="T1"><ns6:frame ns6:style-name="fr1" ns6:name="Picture 6" text:anchor-type="as-char" svg:width="12.502cm" svg:height="18.295cm" ns6:z-index="0"><ns6:image ns8:href="Pictures/10000001000002520000036629BAF7F0.png" ns8:type="simple" ns8:show="embed" ns8:actuate="onLoad" ns6:mime-type="image/png"/></ns6:frame></text:p>
            <text:p text:style-name="P12" loext:marker-style-name="T1"/>
          </table:table-cell>
        </table:table-row>
        <table:table-row table:style-name="Table3.1">
          <table:table-cell table:style-name="Table3.A1" office:value-type="string">
            <text:p text:style-name="P13">${Common_T00200}</text:p>
            <text:p text:style-name="P14" loext:marker-style-name="T1"><text:span text:style-name="T1">${Common_T00210} ${Common_T00220}</text:span></text:p>
            <text:p text:style-name="P14" loext:marker-style-name="T1"><text:span text:style-name="T1">${Common_T00230} ${Common_T00240}</text:span></text:p>
            <text:p text:style-name="P14" loext:marker-style-name="T1"><text:span text:style-name="T1">${Common_T00250} ${Common_T00260}</text:span></text:p>
            <text:p text:style-name="P14" loext:marker-style-name="T1"><text:span text:style-name="T1">${Common_T00270}</text:span></text:p>
            <text:p text:style-name="P13">${Common_T00300}</text:p>
            <text:p text:style-name="P14" loext:marker-style-name="T1"><text:span text:style-name="T6">${Common_T00310}</text:span><text:span text:style-name="T1"> ${Common_T00320}</text:span></text:p>
            <text:list text:style-name="WWNum2">
              <text:list-item>
                <text:p text:style-name="P15" loext:marker-style-name="T1"><text:span text:style-name="T1">${Common_T00330}</text:span><text:span text:style-name="T1"/></text:p>
              </text:list-item>
              <text:list-item>
                <text:p text:style-name="P15" loext:marker-style-name="T1"><text:span text:style-name="T1">${Common_T00340}</text:span><text:span text:style-name="T1"/></text:p>
              </text:list-item>
              <text:list-item>
                <text:p text:style-name="P15" loext:marker-style-name="T1"><text:span text:style-name="T1">${Common_T00350}</text:span><text:span text:style-name="T1"/></text:p>
              </text:list-item>
              <text:list-item>
                <text:p text:style-name="P15" loext:marker-style-name="T1"><text:span text:style-name="T1">${Common_T00360}</text:span><text:span text:style-name="T1"/></text:p>
              </text:list-item>
              <text:list-item>
                <text:p text:style-name="P15" loext:marker-style-name="T1"><text:span text:style-name="T1">${Common_T00370}</text:span><text:span text:style-name="T1"/></text:p>
              </text:list-item>
              <text:list-item>
                <text:p text:style-name="P15" loext:marker-style-name="T1"><text:span text:style-name="T1">${Common_T00380}</text:span><text:span text:style-name="T1"/></text:p>
              </text:list-item>
            </text:list>
            <text:p text:style-name="P14" loext:marker-style-name="T1"><text:span text:style-name="T1">${Common_T00390} ${Common_T0040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0500}</text:p>
            <text:p text:style-name="P9" loext:marker-style-name="T1"><text:span text:style-name="T1">${Common_T00510} ${Common_T00520} ${Common_T00530}</text:span><text:span text:style-name="T1"/></text:p>
            <text:p text:style-name="P13">${Common_T00600}</text:p>
            <text:p text:style-name="P14" loext:marker-style-name="T1"><text:span text:style-name="T1">${Common_T00610}</text:span><text:span text:style-name="T1"/></text:p>
            <text:p text:style-name="P13">${Common_T00700}</text:p>
            <text:p text:style-name="P14" loext:marker-style-name="T1"><text:span text:style-name="T1">${Common_T00710}</text:span></text:p>
            <text:p text:style-name="P14" loext:marker-style-name="T1"><text:span text:style-name="T1">${Common_T00720} ${Common_T00730} ${Common_T00740} ${Common_T00750} ${Common_T00760} ${Common_T00770}</text:span><text:span text:style-name="T1"/></text:p>
            <text:p text:style-name="P14" loext:marker-style-name="T1"><text:span text:style-name="T1">${Common_T00780} ${Common_T00790}</text:span><text:span text:style-name="T1"/></text:p>
            <text:p text:style-name="P14" loext:marker-style-name="T1"><text:span text:style-name="T1">${Common_T00800} ${Common_T00810} ${Common_T00820} ${Common_T00830} ${Common_T00840} ${Common_T00850}</text:span><text:span text:style-name="T1"/></text:p>
            <text:p text:style-name="P13">${Common_T00900}</text:p>
            <text:p text:style-name="P14" loext:marker-style-name="T1"><text:span text:style-name="T1">${Common_T00910} ${Common_T00920}</text:span><text:span text:style-name="T1"/></text:p>
          </table:table-cell>
        </table:table-row>
        <table:table-row table:style-name="Table3.3">
          <table:table-cell table:style-name="Table3.A1" office:value-type="string">
            <text:p text:style-name="P13">${Common_T01000}</text:p>
            <text:p text:style-name="P14" loext:marker-style-name="T1"><text:span text:style-name="T1">${Common_T01010} ${Common_T01020}</text:span><text:span text:style-name="T1"/></text:p>
            <text:p text:style-name="P14" loext:marker-style-name="T1"><text:span text:style-name="T1">${Common_T01030}</text:span><text:span text:style-name="T1"/></text:p>
            <text:list text:style-name="WWNum1">
              <text:list-item>
                <text:p text:style-name="P16" loext:marker-style-name="T1"><text:span text:style-name="T1">${Common_T01040}<text:line-break/></text:span><text:a ns8:type="simple" ns8:href="https://groups.google.com/a/owasp.org/g/cornucopia-project" text:style-name="Internet_20_link" text:visited-style-name="Visited_20_Internet_20_Link"><text:span text:style-name="Internet_20_link"><text:span text:style-name="T1">https://groups.google.com/a/owasp.org/g/cornucopia-project</text:span></text:span></text:a></text:p>
              </text:list-item>
              <text:list-item>
                <text:p text:style-name="P16" loext:marker-style-name="T1"><text:span text:style-name="T1">${Common_T01050}<text:line-break/></text:span><text:a ns8:type="simple" ns8:href="https://owasp.org/www-project-cornucopia/" text:style-name="Internet_20_link" text:visited-style-name="Visited_20_Internet_20_Link"><text:span text:style-name="Internet_20_link"><text:span text:style-name="T1">https://owasp.org/www-project-cornucopia/</text:span></text:span></text:a></text:p>
              </text:list-item>
            </text:list>
            <text:p text:style-name="P13"><text:span text:style-name="T7">${Common_T01060} ${Common_T01070}</text:span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1100}</text:p>
            <text:p text:style-name="P14" loext:marker-style-name="T1"><text:span text:style-name="T1">${Common_T01110} ${Common_T01120} ${Common_T01130} ${Common_T01140} ${Common_T01150}</text:span><text:span text:style-name="T1"/></text:p>
            <text:p text:style-name="P4" loext:marker-style-name="T8"><text:span text:style-name="T8">${Common_T01160}</text:span><text:span text:style-name="T8"/></text:p>
            <text:p text:style-name="P14" loext:marker-style-name="T1"><text:span text:style-name="T1">${Common_T01170} ${Common_T01180}</text:span><text:span text:style-name="T1"/></text:p>
            <text:p text:style-name="P14" loext:marker-style-name="T1"><text:span text:style-name="T1">${Common_T01200}</text:span><text:span text:style-name="T1"/></text:p>
            <text:list text:style-name="WWNum3">
              <text:list-item>
                <text:p text:style-name="P17" loext:marker-style-name="T1"><text:span text:style-name="T1">${Common_T01210} (ref:</text:span><text:span text:style-name="T9"> </text:span><text:a ns8:type="simple" ns8:href="https://github.com/OWASP/DevGuide/releases/download/v4.1.9/OWASP_Developer_Guide-V4.1.9.pdf" text:style-name="Internet_20_link" text:visited-style-name="Visited_20_Internet_20_Link"><text:span text:style-name="Internet_20_link"><text:span text:style-name="T9">OWASP DevGuide Web Checklist 4.1.9</text:span></text:span></text:a><text:span text:style-name="T9"> </text:span><text:span text:style-name="T1">)</text:span></text:p>
              </text:list-item>
              <text:list-item>
                <text:p text:style-name="P17" loext:marker-style-name="T1"><text:span text:style-name="T1">${Common_T01220}</text:span><text:span text:style-name="T10"> </text:span><text:span text:style-name="T1">(ref: </text:span><text:a ns8:type="simple" ns8:href="https://github.com/OWASP/ASVS/" text:style-name="Internet_20_link" text:visited-style-name="Visited_20_Internet_20_Link"><text:span text:style-name="Internet_20_link"><text:span text:style-name="T1">ASVS v5 downloads</text:span></text:span></text:a><text:span text:style-name="T1"> )</text:span></text:p>
              </text:list-item>
              <text:list-item>
                <text:p text:style-name="P17" loext:marker-style-name="T1"><text:span text:style-name="T1">${Common_T01230} (ref: </text:span><text:a ns8:type="simple" ns8:href="https://www.owasp.org/index.php/AppSensor_DetectionPoints" text:style-name="Internet_20_link" text:visited-style-name="Visited_20_Internet_20_Link"><text:span text:style-name="Internet_20_link"><text:span text:style-name="T1">AppSensor DetectionPoints</text:span></text:span></text:a><text:span text:style-name="Internet_20_link"><text:span text:style-name="T1">)</text:span></text:span></text:p>
              </text:list-item>
              <text:list-item>
                <text:p text:style-name="P17" loext:marker-style-name="T1"><text:span text:style-name="T1">${Common_T01240} (ref: </text:span><text:a ns8:type="simple" ns8:href="https://capec.mitre.org/data/definitions/2000.html" text:style-name="Internet_20_link" text:visited-style-name="Visited_20_Internet_20_Link"><text:span text:style-name="Internet_20_link"><text:span text:style-name="T1">capec, 31. July 2018)</text:span></text:span></text:a></text:p>
              </text:list-item>
              <text:list-item>
                <text:p text:style-name="P17" loext:marker-style-name="T1"><text:span text:style-name="T1">${Common_T01250} (ref: </text:span><text:a ns8:type="simple" ns8:href="https://safecode.org/publication/SAFECode_Agile_Dev_Security0712.pdf" text:style-name="Internet_20_link" text:visited-style-name="Visited_20_Internet_20_Link"><text:span text:style-name="Internet_20_link"><text:span text:style-name="T1">SAFECode Agile Dev Security</text:span></text:span></text:a><text:span text:style-name="T1">)</text:span></text:p>
              </text:list-item>
            </text:list>
            <text:p text:style-name="P14" loext:marker-style-name="T1"><text:span text:style-name="T1">${Common_T01260} ${Common_T01270} ${Common_T01280} ${Common_T01290}</text:span><text:span text:style-name="T1"/></text:p>
            <text:p text:style-name="P14" loext:marker-style-name="T1"><text:span text:style-name="T1">${Common_T01300} ${Common_T01310} (ref: </text:span><text:a ns8:type="simple" ns8:href="https://youtu.be/i5Y0akWj31k" text:style-name="Internet_20_link" text:visited-style-name="Visited_20_Internet_20_Link"><text:span text:style-name="Internet_20_link"><text:span text:style-name="T1">Colin Watson, OWASP</text:span></text:span></text:a><text:span text:style-name="Internet_20_link"><text:span text:style-name="T1">)</text:span></text:span><text:span text:style-name="T1"> ${Common_T01311} (ref: </text:span><text:a ns8:type="simple" ns8:href="https://www.owasp.org/index.php/File:Cornucopia-scoresheet.pdf" text:style-name="Internet_20_link" text:visited-style-name="Visited_20_Internet_20_Link"><text:span text:style-name="Internet_20_link"><text:span text:style-name="T1">Cornucopia scoresheet</text:span></text:span></text:a><text:span text:style-name="T1"> )</text:span></text:p>
          </table:table-cell>
        </table:table-row>
      </table:table>
      <text:p text:style-name="PageBreakClean"/>
      <table:table table:name="Table3_AC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13pb">A - ${Common_T01400}</text:p>
            <text:p text:style-name="P18" loext:marker-style-name="T11"><text:span text:style-name="T11">A1. ${Common_T01410}<text:line-break/>A2. ${Common_T01420}<text:line-break/>A3. ${Common_T01430}<text:line-break/>A4. ${Common_T01431}<text:line-break/>A5. ${Common_T01440}<text:line-break/>A6. ${Common_T01450}</text:span><text:span text:style-name="T11"/></text:p>
            <text:p text:style-name="P19pb">B - ${Common_T01500}</text:p>
            <text:p text:style-name="P14" loext:marker-style-name="T1"><text:span text:style-name="T1">${Common_T01510} ${Common_T01520} ${Common_T01530}</text:span><text:span text:style-name="T1"/></text:p>
            <text:p text:style-name="P20" loext:marker-style-name="T1"><text:span text:style-name="T1">B1. ${Common_T01540}<text:line-break/>B2. ${Common_T01550}<text:line-break/>B3. ${Common_T01560}<text:line-break/>B4. ${Common_T01570} <text:line-break/>B4. ${Common_T01571}<text:line-break/>B5. ${Common_T01580} ${Common_T01590}<text:line-break/>B6. ${Common_T01600}<text:line-break/>B7. ${Common_T0161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pb">C - ${Common_T01700}</text:p>
            <text:p text:style-name="P14" loext:marker-style-name="T1"><text:span text:style-name="T1">${Common_T01710}</text:span><text:span text:style-name="T1"/></text:p>
            <text:p text:style-name="P20" loext:marker-style-name="T1"><text:span text:style-name="T1">C1. ${Common_T01720}<text:line-break/>C2. ${Common_T01730}<text:line-break/>C3. ${Common_T01740}</text:span><text:span text:style-name="T1"/></text:p>
            <text:p text:style-name="P19">D - ${Common_T01800}</text:p>
            <text:p text:style-name="P20" loext:marker-style-name="T1"><text:span text:style-name="T1">D1. ${Common_T01810}<text:line-break/>D1. ${Common_T01811}<text:line-break/>D2. ${Common_T01820}</text:span><text:span text:style-name="T1"/></text:p>
            <text:p text:style-name="P13"/>
            <text:p text:style-name="P13"/>
          </table:table-cell>
        </table:table-row>
      </table:table>
      <text:p text:style-name="PageBreakClean"/>
      <table:table table:name="Table3_D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13pb">${Common_T01900}</text:p>
            <text:p text:style-name="P14" loext:marker-style-name="T1"><text:span text:style-name="T1">${Common_T01910} ${Common_T01920} ${Common_T01930}</text:span><text:span text:style-name="T1"/></text:p>
            <text:p text:style-name="P14" loext:marker-style-name="T1"><text:span text:style-name="T1">${Common_T01940}</text:span><text:span text:style-name="T1"/></text:p>
            <text:p text:style-name="P14" loext:marker-style-name="T1"><text:span text:style-name="T1">${Common_T01950} ${Common_T01960} ${Common_T01970}</text:span><text:span text:style-name="T1"/></text:p>
            <text:p text:style-name="P14" loext:marker-style-name="T1"><text:span text:style-name="T1">${Common_T01980}</text:span><text:span text:style-name="T1"/></text:p>
            <text:p text:style-name="P14" loext:marker-style-name="T1"><text:span text:style-name="T1">${Common_T01990} ${Common_T02000}</text:span><text:span text:style-name="T1"/></text:p>
            <text:p text:style-name="P14" loext:marker-style-name="T1"><text:span text:style-name="T1">${Common_T02010} ${Common_T02020} ${Common_T02030}</text:span><text:span text:style-name="T1"/></text:p>
            <text:p text:style-name="P14" loext:marker-style-name="T1"><text:span text:style-name="T1">${Common_T02040}</text:span><text:span text:style-name="T1"/></text:p>
            <text:p text:style-name="P19">${Common_T02100}</text:p>
            <text:p text:style-name="P14" loext:marker-style-name="T1"><text:span text:style-name="T1">${Common_T02110} ${Common_T02120}</text:span><text:span text:style-name="T1"/></text:p>
            <text:p text:style-name="P9" loext:marker-style-name="T1"><text:span text:style-name="T1">${Common_T02130} ${Common_T0214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2200}</text:p>
            <text:p text:style-name="P14" loext:marker-style-name="T1"><text:span text:style-name="T1">${Common_T02210}</text:span><text:span text:style-name="T1"/>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 table:style-name="Table1.1">
                <table:table-cell table:style-name="Table1.A1" table:number-columns-spanned="3" office:value-type="string">
                  <text:p text:style-name="P9" loext:marker-style-name="T12"><text:span text:style-name="T12">${Common_T02220}</text:span><text:span text:style-name="T12"/></text:p>
                </table:table-cell>
                <table:covered-table-cell/>
                <table:covered-table-cell/>
              </table:table-row>
              <table:table-row table:style-name="Table1.1">
                <table:table-cell table:style-name="Table1.A2" office:value-type="string">
                  <text:p text:style-name="P9" loext:marker-style-name="T1"><text:span text:style-name="T1">${Common_T02230}</text:span><text:span text:style-name="T1"/></text:p>
                  <text:p text:style-name="P9" loext:marker-style-name="T8"><text:span text:style-name="T8">${Common_T02240}</text:span><text:span text:style-name="T8"/></text:p>
                  <text:p text:style-name="P9" loext:marker-style-name="T1"><text:span text:style-name="T1">${Common_T02250}</text:span><text:span text:style-name="T1"/></text:p>
                  <text:p text:style-name="P9" loext:marker-style-name="T8"><text:span text:style-name="T8">${Common_T02260}</text:span><text:span text:style-name="T8"/></text:p>
                </table:table-cell>
                <table:table-cell table:style-name="Table1.B2" office:value-type="string">
                  <text:p text:style-name="P9" loext:marker-style-name="T1"><text:span text:style-name="T1">${Common_T02270}</text:span><text:span text:style-name="T1"/></text:p>
                  <text:p text:style-name="P9" loext:marker-style-name="T8"><text:span text:style-name="T8">${Common_T02280}</text:span><text:span text:style-name="T8"/></text:p>
                  <text:p text:style-name="P9" loext:marker-style-name="T1"><text:span text:style-name="T1">${Common_T02290}</text:span><text:span text:style-name="T1"/></text:p>
                  <text:p text:style-name="P9" loext:marker-style-name="T8"><text:span text:style-name="T8">${Common_T02300}</text:span><text:span text:style-name="T8"/></text:p>
                </table:table-cell>
                <table:table-cell table:style-name="Table1.C2" office:value-type="string">
                  <text:p text:style-name="P9" loext:marker-style-name="T1"><text:span text:style-name="T1">${Common_T02310}</text:span><text:span text:style-name="T1"/></text:p>
                  <text:p text:style-name="P9" loext:marker-style-name="T8"><text:span text:style-name="T8">${Common_T02320}</text:span><text:span text:style-name="T8"/></text:p>
                  <text:p text:style-name="P9" loext:marker-style-name="T1"><text:span text:style-name="T1">${Common_T02330}</text:span><text:span text:style-name="T1"/></text:p>
                  <text:p text:style-name="P9" loext:marker-style-name="T8"><text:span text:style-name="T8">${Common_T02340}</text:span><text:span text:style-name="T8"/></text:p>
                </table:table-cell>
              </table:table-row>
              <table:table-row table:style-name="Table1.1">
                <table:table-cell table:style-name="Table1.A3" office:value-type="string">
                  <text:p text:style-name="P12" loext:marker-style-name="T1"/>
                </table:table-cell>
                <table:table-cell table:style-name="Table1.B3" office:value-type="string">
                  <text:p text:style-name="P12" loext:marker-style-name="T1"/>
                </table:table-cell>
                <table:table-cell table:style-name="Table1.C3" office:value-type="string">
                  <text:p text:style-name="P12" loext:marker-style-name="T1"/>
                </table:table-cell>
              </table:table-row>
            </table:table>
            <text:p text:style-name="P19">${Common_T02400}</text:p>
            <text:p text:style-name="P14" loext:marker-style-name="T1"><text:span text:style-name="T1">${Common_T02410}</text:span><text:span text:style-name="T1"/></text:p>
            <text:p text:style-name="PageBreakClean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table:number-columns-spanned="3" office:value-type="string">
                  <text:p text:style-name="P9" loext:marker-style-name="T12"><text:span text:style-name="T12">${Common_T02420}</text:span><text:span text:style-name="T12"/></text:p>
                </table:table-cell>
                <table:covered-table-cell/>
                <table:covered-table-cell/>
              </table:table-row>
              <table:table-row table:style-name="Table2.1">
                <table:table-cell table:style-name="Table2.A2" office:value-type="string">
                  <text:p text:style-name="P9" loext:marker-style-name="T1"><text:span text:style-name="T1">${Common_T02430}</text:span><text:span text:style-name="T1"/></text:p>
                  <text:p text:style-name="P9" loext:marker-style-name="T8"><text:span text:style-name="T8">${Common_T02440}</text:span><text:span text:style-name="T8"/></text:p>
                  <text:p text:style-name="P9" loext:marker-style-name="T1"><text:span text:style-name="T1">${Common_T02450}</text:span><text:span text:style-name="T1"/></text:p>
                  <text:p text:style-name="P9" loext:marker-style-name="T8"><text:span text:style-name="T8">${Common_T02460}</text:span><text:span text:style-name="T8"/></text:p>
                </table:table-cell>
                <table:table-cell table:style-name="Table2.B2" office:value-type="string">
                  <text:p text:style-name="P9" loext:marker-style-name="T1"><text:span text:style-name="T1">${Common_T02470}</text:span><text:span text:style-name="T1"/></text:p>
                  <text:p text:style-name="P9" loext:marker-style-name="T8"><text:span text:style-name="T8">${Common_T02480}</text:span><text:span text:style-name="T8"/></text:p>
                  <text:p text:style-name="P9" loext:marker-style-name="T1"><text:span text:style-name="T1">${Common_T02490}</text:span><text:span text:style-name="T1"/></text:p>
                  <text:p text:style-name="P9" loext:marker-style-name="T8"><text:span text:style-name="T8">${Common_T02500}</text:span><text:span text:style-name="T8"/></text:p>
                </table:table-cell>
                <table:table-cell table:style-name="Table2.C2" office:value-type="string">
                  <text:p text:style-name="P9" loext:marker-style-name="T1"><text:span text:style-name="T1">${Common_T02510}</text:span><text:span text:style-name="T1"/></text:p>
                  <text:p text:style-name="P9" loext:marker-style-name="T8"><text:span text:style-name="T8">${Common_T02520}</text:span><text:span text:style-name="T8"/></text:p>
                  <text:p text:style-name="P9" loext:marker-style-name="T1"><text:span text:style-name="T1">${Common_T02530}</text:span><text:span text:style-name="T1"/></text:p>
                  <text:p text:style-name="P9" loext:marker-style-name="T8"><text:span text:style-name="T8">${Common_T02540}</text:span><text:span text:style-name="T8"/></text:p>
                </table:table-cell>
              </table:table-row>
            </table:table>
            <text:p text:style-name="P13"/>
          </table:table-cell>
        </table:table-row>
      </table:table>
      <text:p text:style-name="PageBreakClean"/>
      <table:table table:name="Table3b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21pb" loext:marker-style-name="T13"><text:span text:style-name="T13">${Common_T02600}</text:span><text:span text:style-name="T13"/></text:p>
            <text:p text:style-name="P22" loext:marker-style-name="T8"><text:span text:style-name="T8">${Common_T02610}</text:span></text:p>
            <text:p text:style-name="P14" loext:marker-style-name="T8"><text:span text:style-name="T8">${Common_T02620} ${Common_T02630} ${Common_T02640}</text:span><text:span text:style-name="T8"/></text:p>
            <text:p text:style-name="P14" loext:marker-style-name="T8"><text:span text:style-name="T8">${Common_T02650}</text:span><text:span text:style-name="T8"/></text:p>
            <text:p text:style-name="P14" loext:marker-style-name="T8"><text:span text:style-name="T8">${Common_T02660}</text:span><text:span text:style-name="T8"/></text:p>
            <text:p text:style-name="P14" loext:marker-style-name="T8"><text:span text:style-name="T8">${Common_T02670}</text:span><text:span text:style-name="T8"/></text:p>
            <text:p text:style-name="P14" loext:marker-style-name="T8"><text:span text:style-name="T8">${Common_T02680} ${Common_T02690} ${Common_T02700} ${Common_T02710} ${Common_T02720} ${Common_T02730} ${Common_T02740}</text:span><text:span text:style-name="T8"/></text:p>
            <text:p text:style-name="P14" loext:marker-style-name="T8"><text:span text:style-name="T8">${Common_T02750}</text:span><text:span text:style-name="T8"/></text:p>
            <text:p text:style-name="P14" loext:marker-style-name="T8"><text:span text:style-name="T8">${Common_T02760} ${Common_T02770}</text:span><text:span text:style-name="T8"/></text:p>
            <text:p text:style-name="P14" loext:marker-style-name="T8"><text:span text:style-name="T8">${Common_T02790}</text:span><text:span text:style-name="T8"/></text:p>
            <text:p text:style-name="P14" loext:marker-style-name="T8"><text:span text:style-name="T8">${Common_T02800} ${Common_T02810}</text:span><text:span text:style-name="T8"/></text:p>
            <text:p text:style-name="P14" loext:marker-style-name="T8"><text:span text:style-name="T8">${Common_T02820}</text:span><text:span text:style-name="T8"/></text:p>
            <text:p text:style-name="P14" loext:marker-style-name="T8"><text:span text:style-name="T8">${Common_T02830} ${Common_T02840}</text:span><text:span text:style-name="T8"/></text:p>
            <text:p text:style-name="P14" loext:marker-style-name="T8"><text:span text:style-name="T8">${Common_T02850}</text:span><text:span text:style-name="T8"/></text:p>
            <text:p text:style-name="P14" loext:marker-style-name="T8"><text:span text:style-name="T8">${Common_T02860} ${Common_T02870} ${Common_T02880}</text:span><text:span text:style-name="T8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23" loext:marker-style-name="T8"/>
            <text:p text:style-name="P14" loext:marker-style-name="T8"><text:span text:style-name="T8">${Common_T02890}</text:span><text:span text:style-name="T8"/></text:p>
            <text:p text:style-name="P14" loext:marker-style-name="T8"><text:span text:style-name="T8">${Common_T02900} ${Common_T02910} ${Common_T02920}</text:span><text:span text:style-name="T8"/></text:p>
            <text:p text:style-name="P14" loext:marker-style-name="T8"><text:span text:style-name="T8">${Common_T02930}</text:span><text:span text:style-name="T8"/></text:p>
            <text:p text:style-name="P14" loext:marker-style-name="T8"><text:span text:style-name="T8">${Common_T02940} ${Common_T02950} ${Common_T02960} ${Common_T02970} ${Common_T02980} ${Common_T02990}</text:span><text:span text:style-name="T8"/></text:p>
            <text:p text:style-name="P14" loext:marker-style-name="T8"><text:span text:style-name="T8">${Common_T03000}</text:span><text:span text:style-name="T8"/></text:p>
            <text:p text:style-name="P14" loext:marker-style-name="T8"><text:span text:style-name="T8">${Common_T03010} ${Common_T03020}</text:span><text:span text:style-name="T8"/></text:p>
            <text:p text:style-name="P14" loext:marker-style-name="T8"><text:span text:style-name="T8">${Common_T03060} ${Common_T03070}</text:span><text:span text:style-name="T8"/></text:p>
            <text:p text:style-name="P13"><text:a ns8:type="simple" ns8:href="https://owasp.org/www-project-cornucopia/" text:style-name="Internet_20_link" text:visited-style-name="Visited_20_Internet_20_Link"><text:span text:style-name="Internet_20_link"><text:span text:style-name="T14">https://owasp.org/www-project-cornucopia/</text:span></text:span></text:a></text:p>
          </table:table-cell>
        </table:table-row>
      </table:table>
      <text:p text:style-name="P1" loext:marker-style-name="T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C"/>
        <table:table-column table:style-name="Table10.F"/>
        <table:table-column table:style-name="Table10.G"/>
        <table:table-column table:style-name="Table10.F"/>
        <table:table-column table:style-name="Table10.C"/>
        <table:table-column table:style-name="Table10.D"/>
        <table:table-column table:style-name="Table10.K"/>
        <table:table-row table:style-name="Table10.1">
          <table:table-cell table:style-name="Table10.A1" office:value-type="string">
            <text:p text:style-name="P12" loext:marker-style-name="T1"/>
          </table:table-cell>
          <table:table-cell table:style-name="Table10.A1" table:number-rows-spanned="6" office:value-type="string">
            <text:p text:style-name="P12" loext:marker-style-name="T1"/>
          </table:table-cell>
          <table:table-cell table:style-name="Table10.C1" table:number-rows-spanned="3" office:value-type="string">
            <text:p text:style-name="P24" loext:marker-style-name="T15"><text:span text:style-name="T15">${VE_suit}</text:span><text:span text:style-name="T15"/></text:p>
          </table:table-cell>
          <table:table-cell table:style-name="Table10.D1" office:value-type="string">
            <text:p text:style-name="P25" loext:marker-style-name="T16"><text:span text:style-name="T16">A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F1" office:value-type="string">
            <text:p text:style-name="P26" loext:marker-style-name="T19"/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H1" office:value-type="string">
            <text:p text:style-name="P25" loext:marker-style-name="T16"><text:span text:style-name="T16">2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J1" office:value-type="string">
            <text:p text:style-name="P25" loext:marker-style-name="T16"><text:span text:style-name="T16">3</text:span><text:span text:style-name="T16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2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2" office:value-type="string">
            <text:p text:style-name="P9" loext:marker-style-name="T20"><text:span text:style-name="T20">${VE_VEA_desc}</text:span><text:span text:style-name="T20"/></text:p>
          </table:table-cell>
          <table:covered-table-cell table:style-name="Table10.E2"/>
          <table:table-cell table:style-name="Table10.F2" office:value-type="string">
            <text:p text:style-name="P9" loext:marker-style-name="T21"><text:span text:style-name="T21">(${Common_NoCard})</text:span><text:span text:style-name="T21"/></text:p>
          </table:table-cell>
          <table:covered-table-cell table:style-name="Table10.E2"/>
          <table:table-cell table:style-name="Table10.H2" office:value-type="string">
            <text:p text:style-name="P9" loext:marker-style-name="T1"><text:span text:style-name="T20">${VE_VE2_desc}</text:span><text:span text:style-name="T1"/></text:p>
          </table:table-cell>
          <table:covered-table-cell table:style-name="Table10.E2"/>
          <table:table-cell table:style-name="Table10.J2" office:value-type="string">
            <text:p text:style-name="P9" loext:marker-style-name="T1"><text:span text:style-name="T20">${VE_VE3_desc}</text:span><text:span text:style-name="T1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3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3" office:value-type="string">
            <text:p text:style-name="P9" loext:marker-style-name="T22"><text:span text:style-name="T22">${VE_VEA_misc}</text:span><text:span text:style-name="T22"/></text:p>
            <text:p text:style-name="P27" loext:marker-style-name="T20"/>
          </table:table-cell>
          <table:covered-table-cell table:style-name="Table10.E2"/>
          <table:table-cell table:style-name="Table10.F3" office:value-type="string">
            <text:p text:style-name="P12" loext:marker-style-name="T1"/>
          </table:table-cell>
          <table:covered-table-cell table:style-name="Table10.E2"/>
          <table:table-cell table:style-name="Table10.H3" office:value-type="string"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2_owasp_dev_guide_print}</text:span><text:span text:style-name="T23"/></text:p>
                </table:table-cell>
              </table:table-row>
              <table:table-row table:style-name="Table4.1">
                <table:table-cell table:style-name="Table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2_owasp_asvs_print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2_owasp_appsensor_print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2_capec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2_safecode}</text:span><text:span text:style-name="T23"/></text:p>
                </table:table-cell>
              </table:table-row>
              <table:table-row table:style-name="Table4.1">
                <table:table-cell table:style-name="Table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E2"/>
          <table:table-cell table:style-name="Table10.J3" office:value-type="string"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3_owasp_dev_guide_print}</text:span><text:span text:style-name="T23"/></text:p>
                </table:table-cell>
              </table:table-row>
              <table:table-row table:style-name="Table5.1">
                <table:table-cell table:style-name="Table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3_owasp_asvs_print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3_owasp_appsensor_print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3_capec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3_safecode}</text:span><text:span text:style-name="T23"/></text:p>
                </table:table-cell>
              </table:table-row>
              <table:table-row table:style-name="Table5.1">
                <table:table-cell table:style-name="Table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table-cell table:style-name="Table10.A1" office:value-type="string">
            <text:p text:style-name="P9"/>
          </table:table-cell>
        </table:table-row>
        <table:table-row table:style-name="Table10.1">
          <table:table-cell table:style-name="Table10.A1" office:value-type="string">
            <text:p text:style-name="P12" loext:marker-style-name="T1"/>
          </table:table-cell>
          <table:covered-table-cell table:style-name="Table10.A1"/>
          <table:table-cell table:style-name="Table10.C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D4" office:value-type="string">
            <text:p text:style-name="P25" loext:marker-style-name="T16"><text:span text:style-name="T16">4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F4" office:value-type="string">
            <text:p text:style-name="P25" loext:marker-style-name="T16"><text:span text:style-name="T16">5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H4" office:value-type="string">
            <text:p text:style-name="P25" loext:marker-style-name="T16"><text:span text:style-name="T16">6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J4" office:value-type="string">
            <text:p text:style-name="P25" loext:marker-style-name="T16"><text:span text:style-name="T16">7</text:span><text:span text:style-name="T16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5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5" office:value-type="string">
            <text:p text:style-name="P9" loext:marker-style-name="T1"><text:span text:style-name="T20">${VE_VE4_desc}</text:span><text:span text:style-name="T1"/></text:p>
          </table:table-cell>
          <table:covered-table-cell table:style-name="Table10.C2"/>
          <table:table-cell table:style-name="Table10.F5" office:value-type="string">
            <text:p text:style-name="P9" loext:marker-style-name="T1"><text:span text:style-name="T20">${VE_VE5_desc}</text:span><text:span text:style-name="T1"/></text:p>
          </table:table-cell>
          <table:covered-table-cell table:style-name="Table10.C2"/>
          <table:table-cell table:style-name="Table10.H5" office:value-type="string">
            <text:p text:style-name="P9" loext:marker-style-name="T1"><text:span text:style-name="T20">${VE_VE6_desc}</text:span><text:span text:style-name="T1"/></text:p>
          </table:table-cell>
          <table:covered-table-cell table:style-name="Table10.C2"/>
          <table:table-cell table:style-name="Table10.J5" office:value-type="string">
            <text:p text:style-name="P9" loext:marker-style-name="T1"><text:span text:style-name="T20">${VE_VE7_desc}</text:span><text:span text:style-name="T1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5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6" office:value-type="string"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4_owasp_dev_guide_print}</text:span><text:span text:style-name="T23"/></text:p>
                </table:table-cell>
              </table:table-row>
              <table:table-row table:style-name="Table6.1">
                <table:table-cell table:style-name="Table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4_owasp_asvs_print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4_owasp_appsensor_print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4_capec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4_safecode}</text:span><text:span text:style-name="T23"/></text:p>
                </table:table-cell>
              </table:table-row>
              <table:table-row table:style-name="Table6.1">
                <table:table-cell table:style-name="Table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F6" office:value-type="string"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5_owasp_dev_guide_print}</text:span><text:span text:style-name="T23"/></text:p>
                </table:table-cell>
              </table:table-row>
              <table:table-row table:style-name="Table7.1">
                <table:table-cell table:style-name="Table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5_owasp_asvs_print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5_owasp_appsensor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5_capec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5_safecode}</text:span><text:span text:style-name="T23"/></text:p>
                </table:table-cell>
              </table:table-row>
              <table:table-row table:style-name="Table7.1">
                <table:table-cell table:style-name="Table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H6" office:value-type="string"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6_owasp_dev_guide_print}</text:span><text:span text:style-name="T23"/></text:p>
                </table:table-cell>
              </table:table-row>
              <table:table-row table:style-name="Table8.1">
                <table:table-cell table:style-name="Table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6_owasp_asvs_print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6_owasp_appsensor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6_capec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6_safecode}</text:span><text:span text:style-name="T23"/></text:p>
                </table:table-cell>
              </table:table-row>
              <table:table-row table:style-name="Table8.1">
                <table:table-cell table:style-name="Table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J6" office:value-type="string"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7_owasp_dev_guide_print}</text:span><text:span text:style-name="T23"/></text:p>
                </table:table-cell>
              </table:table-row>
              <table:table-row table:style-name="Table9.1">
                <table:table-cell table:style-name="Table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7_owasp_asvs_print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7_owasp_appsensor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7_capec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7_safecode}</text:span><text:span text:style-name="T23"/></text:p>
                </table:table-cell>
              </table:table-row>
              <table:table-row table:style-name="Table9.1">
                <table:table-cell table:style-name="Table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table-cell table:style-name="Table10.A1" office:value-type="string">
            <text:p text:style-name="P9"/>
          </table:table-cell>
        </table:table-row>
      </table:table>
      <text:p text:style-name="P47" loext:marker-style-name="T1"><ns6:frame ns6:style-name="fr1" ns6:name="BackPage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B"/>
        <table:table-column table:style-name="Table17.E"/>
        <table:table-column table:style-name="Table17.F"/>
        <table:table-column table:style-name="Table17.E"/>
        <table:table-column table:style-name="Table17.B"/>
        <table:table-column table:style-name="Table17.E"/>
        <table:table-row table:style-name="Table17.1">
          <table:table-cell table:style-name="Table17.A1" table:number-rows-spanned="6" office:value-type="string">
            <text:p text:style-name="P12" loext:marker-style-name="T1"/>
          </table:table-cell>
          <table:table-cell table:style-name="Table17.B1" table:number-rows-spanned="3" office:value-type="string">
            <text:p text:style-name="P24" loext:marker-style-name="T15"><text:span text:style-name="T15">${VE_suit}</text:span><text:span text:style-name="T15"/></text:p>
          </table:table-cell>
          <table:table-cell table:style-name="Table17.C1" office:value-type="string">
            <text:p text:style-name="P25" loext:marker-style-name="T16"><text:span text:style-name="T16">8</text:span><text:span text:style-name="T1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E1" office:value-type="string">
            <text:p text:style-name="P25" loext:marker-style-name="T16"><text:span text:style-name="T16">9</text:span><text:span text:style-name="T1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G1" office:value-type="string">
            <text:p text:style-name="P25" loext:marker-style-name="T16"><text:span text:style-name="T16">10</text:span><text:span text:style-name="T16"/></text:p>
          </table:table-cell>
          <table:table-cell table:style-name="Table17.D1" table:number-rows-spanned="3" office:value-type="string">
            <text:p text:style-name="P29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C2" office:value-type="string">
            <text:p text:style-name="P9" loext:marker-style-name="T20"><text:span text:style-name="T20">${VE_VE8_desc}</text:span><text:span text:style-name="T20"/></text:p>
          </table:table-cell>
          <table:covered-table-cell table:style-name="Table17.D2"/>
          <table:table-cell table:style-name="Table17.E2" office:value-type="string">
            <text:p text:style-name="P9" loext:marker-style-name="T1"><text:span text:style-name="T20">${VE_VE9_desc}</text:span><text:span text:style-name="T1"/></text:p>
          </table:table-cell>
          <table:covered-table-cell table:style-name="Table17.D2"/>
          <table:table-cell table:style-name="Table17.G2" office:value-type="string">
            <text:p text:style-name="P9" loext:marker-style-name="T1"><text:span text:style-name="T20">${VE_VEX_desc}</text:span><text:span text:style-name="T1"/></text:p>
          </table:table-cell>
          <table:covered-table-cell table:style-name="Table17.D2"/>
          <table:table-cell table:style-name="Table17.I2" office:value-type="string">
            <text:p text:style-name="P9" loext:marker-style-name="T1"><text:span text:style-name="T20">${VE_VEJ_desc}</text:span><text:span text:style-name="T1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C3" office:value-type="string">
            <table:table table:name="Table11" table:style-name="Table11">
              <table:table-column table:style-name="Table11.A"/>
              <table:table-row table:style-name="Table11.1">
                <table:table-cell table:style-name="Table1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8_owasp_dev_guide_print}</text:span><text:span text:style-name="T23"/></text:p>
                </table:table-cell>
              </table:table-row>
              <table:table-row table:style-name="Table11.1">
                <table:table-cell table:style-name="Table1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8_owasp_asvs_print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8_owasp_appsensor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8_capec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8_safecode}</text:span><text:span text:style-name="T23"/></text:p>
                </table:table-cell>
              </table:table-row>
              <table:table-row table:style-name="Table11.1">
                <table:table-cell table:style-name="Table1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17.D2"/>
          <table:table-cell table:style-name="Table17.E3" office:value-type="string"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9_owasp_dev_guide_print}</text:span><text:span text:style-name="T23"/></text:p>
                </table:table-cell>
              </table:table-row>
              <table:table-row table:style-name="Table12.1">
                <table:table-cell table:style-name="Table1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9_owasp_asvs_print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9_owasp_appsensor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9_capec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9_safecode}</text:span><text:span text:style-name="T23"/></text:p>
                </table:table-cell>
              </table:table-row>
              <table:table-row table:style-name="Table12.1">
                <table:table-cell table:style-name="Table1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D2"/>
          <table:table-cell table:style-name="Table17.G3" office:value-type="string"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X_owasp_dev_guide_print}</text:span><text:span text:style-name="T23"/></text:p>
                </table:table-cell>
              </table:table-row>
              <table:table-row table:style-name="Table13.1">
                <table:table-cell table:style-name="Table1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X_owasp_asvs_print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X_owasp_appsensor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X_capec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X_safecode}</text:span><text:span text:style-name="T23"/></text:p>
                </table:table-cell>
              </table:table-row>
              <table:table-row table:style-name="Table13.1">
                <table:table-cell table:style-name="Table1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D2"/>
          <table:table-cell table:style-name="Table17.I3" office:value-type="string"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J_owasp_dev_guide_print}</text:span><text:span text:style-name="T23"/></text:p>
                </table:table-cell>
              </table:table-row>
              <table:table-row table:style-name="Table14.1">
                <table:table-cell table:style-name="Table1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J_owasp_asvs_print}</text:span><text:span text:style-name="T23"/></text:p>
                </table:table-cell>
              </table:table-row>
              <table:table-row table:style-name="Table14.1">
                <table:table-cell table:style-name="Table1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J_owasp_appsensor}</text:span><text:span text:style-name="T23"/></text:p>
                </table:table-cell>
              </table:table-row>
              <table:table-row table:style-name="Table14.1">
                <table:table-cell table:style-name="Table14.A4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J_capec}</text:span><text:span text:style-name="T23"/></text:p>
                </table:table-cell>
              </table:table-row>
              <table:table-row table:style-name="Table14.1">
                <table:table-cell table:style-name="Table1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J_safecode}</text:span><text:span text:style-name="T23"/></text:p>
                </table:table-cell>
              </table:table-row>
              <table:table-row table:style-name="Table14.1">
                <table:table-cell table:style-name="Table1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17.1">
          <table:covered-table-cell table:style-name="Table17.A1"/>
          <table:table-cell table:style-name="Table17.B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Q</text:span><text:span text:style-name="T2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K</text:span><text:span text:style-name="T26"/></text:p>
          </table:table-cell>
          <table:table-cell table:style-name="Table17.F4" table:number-rows-spanned="3" office:value-type="string">
            <text:p text:style-name="P31" loext:marker-style-name="T17"/>
          </table:table-cell>
          <table:table-cell table:style-name="Table17.G4" office:value-type="string">
            <text:p text:style-name="P32" loext:marker-style-name="T27"/>
          </table:table-cell>
          <table:table-cell table:style-name="Table17.H4" table:number-rows-spanned="3" office:value-type="string">
            <text:p text:style-name="P31" loext:marker-style-name="T17"/>
          </table:table-cell>
          <table:table-cell table:style-name="Table17.I4" office:value-type="string">
            <text:p text:style-name="P32" loext:marker-style-name="T27"/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I2" office:value-type="string">
            <text:p text:style-name="P9" loext:marker-style-name="T1"><text:span text:style-name="T20">${VE_VEQ_desc}</text:span><text:span text:style-name="T1"/></text:p>
          </table:table-cell>
          <table:covered-table-cell table:style-name="Table17.B2"/>
          <table:table-cell table:style-name="Table17.I2" office:value-type="string">
            <text:p text:style-name="P9" loext:marker-style-name="T1"><text:span text:style-name="T20">${VE_VEK_desc}</text:span><text:span text:style-name="T1"/></text:p>
          </table:table-cell>
          <table:covered-table-cell table:style-name="Table17.F5"/>
          <table:table-cell table:style-name="Table17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17.H5"/>
          <table:table-cell table:style-name="Table17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I3" office:value-type="string"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Q_owasp_dev_guide_print}</text:span><text:span text:style-name="T23"/></text:p>
                </table:table-cell>
              </table:table-row>
              <table:table-row table:style-name="Table15.1">
                <table:table-cell table:style-name="Table15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VE_VEQ_owasp_asvs_print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Q_owasp_appsensor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Q_capec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Q_safecode}</text:span><text:span text:style-name="T23"/></text:p>
                </table:table-cell>
              </table:table-row>
              <table:table-row table:style-name="Table15.1">
                <table:table-cell table:style-name="Table1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B2"/>
          <table:table-cell table:style-name="Table17.I3" office:value-type="string"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K_owasp_dev_guide_print}</text:span><text:span text:style-name="T23"/></text:p>
                </table:table-cell>
              </table:table-row>
              <table:table-row table:style-name="Table16.1">
                <table:table-cell table:style-name="Table1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K_owasp_asvs_print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K_owasp_appsensor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K_capec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K_safecode}</text:span><text:span text:style-name="T23"/></text:p>
                </table:table-cell>
              </table:table-row>
              <table:table-row table:style-name="Table16.1">
                <table:table-cell table:style-name="Table1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17.F6"/>
          <table:table-cell table:style-name="Table17.G6" office:value-type="string">
            <text:p text:style-name="P12" loext:marker-style-name="T1"/>
          </table:table-cell>
          <table:covered-table-cell table:style-name="Table17.H6"/>
          <table:table-cell table:style-name="Table17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C"/>
        <table:table-column table:style-name="Table24.B"/>
        <table:table-column table:style-name="Table24.C"/>
        <table:table-column table:style-name="Table24.H"/>
        <table:table-column table:style-name="Table24.C"/>
        <table:table-row table:style-name="Table24.1">
          <table:table-cell table:style-name="Table24.A1" table:number-rows-spanned="6" office:value-type="string">
            <text:p text:style-name="P12" loext:marker-style-name="T1"/>
          </table:table-cell>
          <table:table-cell table:style-name="Table24.B1" table:number-rows-spanned="3" office:value-type="string">
            <text:p text:style-name="P24" loext:marker-style-name="T15"><text:span text:style-name="T15">${AT_suit}</text:span><text:span text:style-name="T15"/></text:p>
          </table:table-cell>
          <table:table-cell table:style-name="Table24.C1" office:value-type="string">
            <text:p text:style-name="P25" loext:marker-style-name="T29"><text:span text:style-name="T29">A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E1" office:value-type="string">
            <text:p text:style-name="P32" loext:marker-style-name="T27"/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G1" office:value-type="string">
            <text:p text:style-name="P25" loext:marker-style-name="T29"><text:span text:style-name="T29">2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I1" office:value-type="string">
            <text:p text:style-name="P25" loext:marker-style-name="T29"><text:span text:style-name="T27">3</text:span><text:span text:style-name="T29"/></text:p>
          </table:table-cell>
        </table:table-row>
        <table:table-row table:style-name="Table24.2">
          <table:covered-table-cell table:style-name="Table24.A1"/>
          <table:covered-table-cell table:style-name="Table24.B2"/>
          <table:table-cell table:style-name="Table24.C2" office:value-type="string">
            <text:p text:style-name="P9" loext:marker-style-name="T20"><text:span text:style-name="T20">${AT_ATA_desc}</text:span><text:span text:style-name="T20"/></text:p>
          </table:table-cell>
          <table:covered-table-cell table:style-name="Table24.D2"/>
          <table:table-cell table:style-name="Table24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24.D2"/>
          <table:table-cell table:style-name="Table24.G2" office:value-type="string">
            <text:p text:style-name="P9" loext:marker-style-name="T1"><text:span text:style-name="T20">${AT_AT2_desc}</text:span></text:p>
          </table:table-cell>
          <table:covered-table-cell table:style-name="Table24.D2"/>
          <table:table-cell table:style-name="Table24.I2" office:value-type="string">
            <text:p text:style-name="P9" loext:marker-style-name="T1"><text:span text:style-name="T20">${AT_AT3_desc}</text:span><text:span text:style-name="T1"/></text:p>
          </table:table-cell>
        </table:table-row>
        <table:table-row table:style-name="Table24.2">
          <table:covered-table-cell table:style-name="Table24.A1"/>
          <table:covered-table-cell table:style-name="Table24.B2"/>
          <table:table-cell table:style-name="Table24.C3" office:value-type="string">
            <text:p text:style-name="P9" loext:marker-style-name="T22"><text:span text:style-name="T22">${AT_ATA_misc}</text:span><text:span text:style-name="T22"/></text:p>
          </table:table-cell>
          <table:covered-table-cell table:style-name="Table24.D2"/>
          <table:table-cell table:style-name="Table24.E3" office:value-type="string">
            <text:p text:style-name="P12" loext:marker-style-name="T1"/>
          </table:table-cell>
          <table:covered-table-cell table:style-name="Table24.D2"/>
          <table:table-cell table:style-name="Table24.G3" office:value-type="string">
            <table:table table:name="Table18" table:style-name="Table18">
              <table:table-column table:style-name="Table18.A"/>
              <table:table-row table:style-name="Table18.1">
                <table:table-cell table:style-name="Table1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2_owasp_dev_guide_print}</text:span><text:span text:style-name="T23"/></text:p>
                </table:table-cell>
              </table:table-row>
              <table:table-row table:style-name="Table18.1">
                <table:table-cell table:style-name="Table1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2_owasp_asvs_print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2_owasp_appsensor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2_capec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2_safecode}</text:span><text:span text:style-name="T23"/></text:p>
                </table:table-cell>
              </table:table-row>
              <table:table-row table:style-name="Table18.1">
                <table:table-cell table:style-name="Table1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D2"/>
          <table:table-cell table:style-name="Table24.I3" office:value-type="string">
            <table:table table:name="Table19" table:style-name="Table19">
              <table:table-column table:style-name="Table19.A"/>
              <table:table-row table:style-name="Table19.1">
                <table:table-cell table:style-name="Table1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3_owasp_dev_guide_print}</text:span><text:span text:style-name="T23"/></text:p>
                </table:table-cell>
              </table:table-row>
              <table:table-row table:style-name="Table19.1">
                <table:table-cell table:style-name="Table1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3_owasp_asvs_print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3_owasp_appsensor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3_capec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T_AT3_safecode}</text:span><text:span text:style-name="T23"/></text:p>
                </table:table-cell>
              </table:table-row>
              <table:table-row table:style-name="Table19.1">
                <table:table-cell table:style-name="Table1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24.1">
          <table:covered-table-cell table:style-name="Table24.A4"/>
          <table:table-cell table:style-name="Table24.B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C4" office:value-type="string">
            <text:p text:style-name="P25" loext:marker-style-name="T29"><text:span text:style-name="T29">4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E4" office:value-type="string">
            <text:p text:style-name="P25" loext:marker-style-name="T29"><text:span text:style-name="T29">5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G4" office:value-type="string">
            <text:p text:style-name="P25" loext:marker-style-name="T29"><text:span text:style-name="T29">6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I4" office:value-type="string">
            <text:p text:style-name="P25" loext:marker-style-name="T29"><text:span text:style-name="T29">7</text:span><text:span text:style-name="T29"/></text:p>
          </table:table-cell>
        </table:table-row>
        <table:table-row table:style-name="Table24.2">
          <table:covered-table-cell table:style-name="Table24.A5"/>
          <table:covered-table-cell table:style-name="Table24.B2"/>
          <table:table-cell table:style-name="Table24.C5" office:value-type="string">
            <text:p text:style-name="P9" loext:marker-style-name="T1"><text:span text:style-name="T20">${AT_AT4_desc}</text:span><text:span text:style-name="T1"/></text:p>
          </table:table-cell>
          <table:covered-table-cell table:style-name="Table24.B2"/>
          <table:table-cell table:style-name="Table24.E5" office:value-type="string">
            <text:p text:style-name="P9" loext:marker-style-name="T1"><text:span text:style-name="T20">${AT_AT5_desc}</text:span><text:span text:style-name="T1"/></text:p>
          </table:table-cell>
          <table:covered-table-cell table:style-name="Table24.B2"/>
          <table:table-cell table:style-name="Table24.G5" office:value-type="string">
            <text:p text:style-name="P9" loext:marker-style-name="T1"><text:span text:style-name="T20">${AT_AT6_desc}</text:span><text:span text:style-name="T1"/></text:p>
          </table:table-cell>
          <table:covered-table-cell table:style-name="Table24.B2"/>
          <table:table-cell table:style-name="Table24.I5" office:value-type="string">
            <text:p text:style-name="P9" loext:marker-style-name="T1"><text:span text:style-name="T20">${AT_AT7_desc}</text:span><text:span text:style-name="T1"/></text:p>
          </table:table-cell>
        </table:table-row>
        <table:table-row table:style-name="Table24.2">
          <table:covered-table-cell table:style-name="Table24.A6"/>
          <table:covered-table-cell table:style-name="Table24.B2"/>
          <table:table-cell table:style-name="Table24.C6" office:value-type="string"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4_owasp_dev_guide_print}</text:span><text:span text:style-name="T23"/></text:p>
                </table:table-cell>
              </table:table-row>
              <table:table-row table:style-name="Table20.1">
                <table:table-cell table:style-name="Table2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4_owasp_asvs_print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4_owasp_appsensor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4_capec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4_safecode}</text:span><text:span text:style-name="T23"/></text:p>
                </table:table-cell>
              </table:table-row>
              <table:table-row table:style-name="Table20.1">
                <table:table-cell table:style-name="Table20.A6" office:value-type="string">
                  <text:p text:style-name="P9" loext:marker-style-name="T23"><text:span text:style-name="T25">${Common_Title_full}</text:span><text:span text:style-name="T23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E6" office:value-type="string"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5_owasp_dev_guide_print}</text:span><text:span text:style-name="T23"/></text:p>
                </table:table-cell>
              </table:table-row>
              <table:table-row table:style-name="Table21.1">
                <table:table-cell table:style-name="Table2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5_owasp_asvs_print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5_owasp_appsensor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5_capec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5_safecode}</text:span><text:span text:style-name="T23"/></text:p>
                </table:table-cell>
              </table:table-row>
              <table:table-row table:style-name="Table21.1">
                <table:table-cell table:style-name="Table2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G6" office:value-type="string"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6_owasp_dev_guide_print}</text:span><text:span text:style-name="T23"/></text:p>
                </table:table-cell>
              </table:table-row>
              <table:table-row table:style-name="Table22.1">
                <table:table-cell table:style-name="Table2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6_owasp_asvs_print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6_owasp_appsensor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6_capec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6_safecode}</text:span><text:span text:style-name="T23"/></text:p>
                </table:table-cell>
              </table:table-row>
              <table:table-row table:style-name="Table22.1">
                <table:table-cell table:style-name="Table2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I6" office:value-type="string"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7_owasp_dev_guide_print}</text:span><text:span text:style-name="T23"/></text:p>
                </table:table-cell>
              </table:table-row>
              <table:table-row table:style-name="Table23.1">
                <table:table-cell table:style-name="Table2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7_owasp_asvs_print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7_owasp_appsensor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7_capec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7_safecode}</text:span><text:span text:style-name="T23"/></text:p>
                </table:table-cell>
              </table:table-row>
              <table:table-row table:style-name="Table23.1">
                <table:table-cell table:style-name="Table2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2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3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column table:style-name="Table31.D"/>
        <table:table-column table:style-name="Table31.C"/>
        <table:table-column table:style-name="Table31.B"/>
        <table:table-column table:style-name="Table31.I"/>
        <table:table-row table:style-name="Table31.1">
          <table:table-cell table:style-name="Table31.A1" table:number-rows-spanned="6" office:value-type="string">
            <text:p text:style-name="P12" loext:marker-style-name="T1"/>
          </table:table-cell>
          <table:table-cell table:style-name="Table31.B1" table:number-rows-spanned="3" office:value-type="string">
            <text:p text:style-name="P24" loext:marker-style-name="T15"><text:span text:style-name="T15">${AT_suit}</text:span><text:span text:style-name="T15"/></text:p>
          </table:table-cell>
          <table:table-cell table:style-name="Table31.C1" office:value-type="string">
            <text:p text:style-name="P25" loext:marker-style-name="T29"><text:span text:style-name="T29">8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E1" office:value-type="string">
            <text:p text:style-name="P25" loext:marker-style-name="T29"><text:span text:style-name="T29">9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G1" office:value-type="string">
            <text:p text:style-name="P25" loext:marker-style-name="T29"><text:span text:style-name="T29">10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31.2">
          <table:covered-table-cell table:style-name="Table31.A1"/>
          <table:covered-table-cell table:style-name="Table31.B2"/>
          <table:table-cell table:style-name="Table31.C2" office:value-type="string">
            <text:p text:style-name="P9" loext:marker-style-name="T20"><text:span text:style-name="T20">${AT_AT8_desc}</text:span><text:span text:style-name="T20"/></text:p>
          </table:table-cell>
          <table:covered-table-cell table:style-name="Table31.D2"/>
          <table:table-cell table:style-name="Table31.E2" office:value-type="string">
            <text:p text:style-name="P9" loext:marker-style-name="T1"><text:span text:style-name="T20">${AT_AT9_desc}</text:span><text:span text:style-name="T1"/></text:p>
          </table:table-cell>
          <table:covered-table-cell table:style-name="Table31.D2"/>
          <table:table-cell table:style-name="Table31.G2" office:value-type="string">
            <text:p text:style-name="P9" loext:marker-style-name="T1"><text:span text:style-name="T20">${AT_ATX_desc}</text:span><text:span text:style-name="T1"/></text:p>
          </table:table-cell>
          <table:covered-table-cell table:style-name="Table31.D2"/>
          <table:table-cell table:style-name="Table31.I2" office:value-type="string">
            <text:p text:style-name="P9" loext:marker-style-name="T1"><text:span text:style-name="T20">${AT_ATJ_desc}</text:span><text:span text:style-name="T1"/></text:p>
          </table:table-cell>
        </table:table-row>
        <table:table-row table:style-name="Table31.2">
          <table:covered-table-cell table:style-name="Table31.A1"/>
          <table:covered-table-cell table:style-name="Table31.B2"/>
          <table:table-cell table:style-name="Table31.C3" office:value-type="string"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8_owasp_dev_guide_print}</text:span><text:span text:style-name="T23"/></text:p>
                </table:table-cell>
              </table:table-row>
              <table:table-row table:style-name="Table25.1">
                <table:table-cell table:style-name="Table2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8_owasp_asvs_print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8_owasp_appsensor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8_capec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8_safecode}</text:span><text:span text:style-name="T23"/></text:p>
                </table:table-cell>
              </table:table-row>
              <table:table-row table:style-name="Table25.1">
                <table:table-cell table:style-name="Table2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31.D2"/>
          <table:table-cell table:style-name="Table31.E3" office:value-type="string">
            <table:table table:name="Table26" table:style-name="Table26">
              <table:table-column table:style-name="Table26.A"/>
              <table:table-row table:style-name="Table26.1">
                <table:table-cell table:style-name="Table2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9_owasp_dev_guide_print}</text:span><text:span text:style-name="T23"/></text:p>
                </table:table-cell>
              </table:table-row>
              <table:table-row table:style-name="Table26.1">
                <table:table-cell table:style-name="Table2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9_owasp_asvs_print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9_owasp_appsensor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9_capec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9_safecode}</text:span><text:span text:style-name="T23"/></text:p>
                </table:table-cell>
              </table:table-row>
              <table:table-row table:style-name="Table26.1">
                <table:table-cell table:style-name="Table2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D2"/>
          <table:table-cell table:style-name="Table31.G3" office:value-type="string">
            <table:table table:name="Table27" table:style-name="Table27">
              <table:table-column table:style-name="Table27.A"/>
              <table:table-row table:style-name="Table27.1">
                <table:table-cell table:style-name="Table2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X_owasp_dev_guide_print}</text:span><text:span text:style-name="T23"/></text:p>
                </table:table-cell>
              </table:table-row>
              <table:table-row table:style-name="Table27.1">
                <table:table-cell table:style-name="Table2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X_owasp_asvs_print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X_owasp_appsensor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X_capec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X_safecode}</text:span><text:span text:style-name="T23"/></text:p>
                </table:table-cell>
              </table:table-row>
              <table:table-row table:style-name="Table27.1">
                <table:table-cell table:style-name="Table2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D2"/>
          <table:table-cell table:style-name="Table31.I3" office:value-type="string"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J_owasp_dev_guide_print}</text:span><text:span text:style-name="T23"/></text:p>
                </table:table-cell>
              </table:table-row>
              <table:table-row table:style-name="Table28.1">
                <table:table-cell table:style-name="Table2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J_owasp_asvs_print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J_owasp_appsensor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J_capec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J_safecode}</text:span><text:span text:style-name="T23"/></text:p>
                </table:table-cell>
              </table:table-row>
              <table:table-row table:style-name="Table28.1">
                <table:table-cell table:style-name="Table2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1.1">
          <table:covered-table-cell table:style-name="Table31.A4"/>
          <table:table-cell table:style-name="Table31.B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Q</text:span><text:span text:style-name="T26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K</text:span><text:span text:style-name="T26"/></text:p>
          </table:table-cell>
          <table:table-cell table:style-name="Table31.F4" table:number-rows-spanned="3" office:value-type="string">
            <text:p text:style-name="P31" loext:marker-style-name="T17"/>
          </table:table-cell>
          <table:table-cell table:style-name="Table31.G4" office:value-type="string">
            <text:p text:style-name="P32" loext:marker-style-name="T27"/>
          </table:table-cell>
          <table:table-cell table:style-name="Table31.H4" table:number-rows-spanned="3" office:value-type="string">
            <text:p text:style-name="P31" loext:marker-style-name="T17"/>
          </table:table-cell>
          <table:table-cell table:style-name="Table31.I4" office:value-type="string">
            <text:p text:style-name="P32" loext:marker-style-name="T27"/>
          </table:table-cell>
        </table:table-row>
        <table:table-row table:style-name="Table31.2">
          <table:covered-table-cell table:style-name="Table31.A5"/>
          <table:covered-table-cell table:style-name="Table31.B2"/>
          <table:table-cell table:style-name="Table31.I2" office:value-type="string">
            <text:p text:style-name="P9" loext:marker-style-name="T1"><text:span text:style-name="T20">${AT_ATQ_desc}</text:span><text:span text:style-name="T1"/></text:p>
          </table:table-cell>
          <table:covered-table-cell table:style-name="Table31.B2"/>
          <table:table-cell table:style-name="Table31.I2" office:value-type="string">
            <text:p text:style-name="P9" loext:marker-style-name="T1"><text:span text:style-name="T20">${AT_ATK_desc}</text:span><text:span text:style-name="T1"/></text:p>
          </table:table-cell>
          <table:covered-table-cell table:style-name="Table31.F5"/>
          <table:table-cell table:style-name="Table31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31.H5"/>
          <table:table-cell table:style-name="Table31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31.2">
          <table:covered-table-cell table:style-name="Table31.A6"/>
          <table:covered-table-cell table:style-name="Table31.B2"/>
          <table:table-cell table:style-name="Table31.I3" office:value-type="string"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Q_owasp_dev_guide_print}</text:span><text:span text:style-name="T23"/></text:p>
                </table:table-cell>
              </table:table-row>
              <table:table-row table:style-name="Table29.1">
                <table:table-cell table:style-name="Table2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Q_owasp_asvs_print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Q_owasp_appsensor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Q_capec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Q_safecode}</text:span><text:span text:style-name="T23"/></text:p>
                </table:table-cell>
              </table:table-row>
              <table:table-row table:style-name="Table29.1">
                <table:table-cell table:style-name="Table2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B2"/>
          <table:table-cell table:style-name="Table31.I3" office:value-type="string">
            <table:table table:name="Table30" table:style-name="Table30">
              <table:table-column table:style-name="Table30.A"/>
              <table:table-row table:style-name="Table30.1">
                <table:table-cell table:style-name="Table3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K_owasp_dev_guide_print}</text:span><text:span text:style-name="T23"/></text:p>
                </table:table-cell>
              </table:table-row>
              <table:table-row table:style-name="Table30.1">
                <table:table-cell table:style-name="Table3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K_owasp_asvs_print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K_owasp_appsensor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K_capec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T_ATK_safecode}</text:span><text:span text:style-name="T23"/></text:p>
                </table:table-cell>
              </table:table-row>
              <table:table-row table:style-name="Table30.1">
                <table:table-cell table:style-name="Table3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3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34" loext:marker-style-name="T30"/>
          </table:table-cell>
          <table:covered-table-cell table:style-name="Table31.F6"/>
          <table:table-cell table:style-name="Table31.G6" office:value-type="string">
            <text:p text:style-name="P12" loext:marker-style-name="T1"/>
          </table:table-cell>
          <table:covered-table-cell table:style-name="Table31.H6"/>
          <table:table-cell table:style-name="Table31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4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column table:style-name="Table38.E"/>
        <table:table-column table:style-name="Table38.D"/>
        <table:table-column table:style-name="Table38.G"/>
        <table:table-column table:style-name="Table38.D"/>
        <table:table-column table:style-name="Table38.C"/>
        <table:table-row table:style-name="Table38.1">
          <table:table-cell table:style-name="Table38.A1" table:number-rows-spanned="6" office:value-type="string">
            <text:p text:style-name="P12" loext:marker-style-name="T1"/>
          </table:table-cell>
          <table:table-cell table:style-name="Table38.B1" table:number-rows-spanned="3" office:value-type="string">
            <text:p text:style-name="P24" loext:marker-style-name="T15"><text:span text:style-name="T15">${SM_suit}</text:span><text:span text:style-name="T15"/></text:p>
          </table:table-cell>
          <table:table-cell table:style-name="Table38.C1" office:value-type="string">
            <text:p text:style-name="P25" loext:marker-style-name="T31"><text:span text:style-name="T31">A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E1" office:value-type="string">
            <text:p text:style-name="P35" loext:marker-style-name="T32"/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G1" office:value-type="string">
            <text:p text:style-name="P25" loext:marker-style-name="T31"><text:span text:style-name="T31">2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I1" office:value-type="string">
            <text:p text:style-name="P25" loext:marker-style-name="T31"><text:span text:style-name="T31">3</text:span><text:span text:style-name="T31"/></text:p>
          </table:table-cell>
        </table:table-row>
        <table:table-row table:style-name="Table38.2">
          <table:covered-table-cell table:style-name="Table38.A1"/>
          <table:covered-table-cell table:style-name="Table38.B2"/>
          <table:table-cell table:style-name="Table38.C2" office:value-type="string">
            <text:p text:style-name="P9" loext:marker-style-name="T20"><text:span text:style-name="T20">${SM_SMA_desc}</text:span><text:span text:style-name="T20"/></text:p>
          </table:table-cell>
          <table:covered-table-cell table:style-name="Table38.D2"/>
          <table:table-cell table:style-name="Table38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38.D2"/>
          <table:table-cell table:style-name="Table38.G2" office:value-type="string">
            <text:p text:style-name="P9" loext:marker-style-name="T1"><text:span text:style-name="T20">${SM_SM2_desc}</text:span><text:span text:style-name="T1"/></text:p>
          </table:table-cell>
          <table:covered-table-cell table:style-name="Table38.D2"/>
          <table:table-cell table:style-name="Table38.I2" office:value-type="string">
            <text:p text:style-name="P9" loext:marker-style-name="T1"><text:span text:style-name="T20">${SM_SM3_desc}</text:span><text:span text:style-name="T1"/></text:p>
          </table:table-cell>
        </table:table-row>
        <table:table-row table:style-name="Table38.2">
          <table:covered-table-cell table:style-name="Table38.A1"/>
          <table:covered-table-cell table:style-name="Table38.B2"/>
          <table:table-cell table:style-name="Table38.C3" office:value-type="string">
            <text:p text:style-name="P9" loext:marker-style-name="T20"><text:span text:style-name="T22">${SM_SMA_misc}</text:span><text:span text:style-name="T33"/></text:p>
          </table:table-cell>
          <table:covered-table-cell table:style-name="Table38.D2"/>
          <table:table-cell table:style-name="Table38.E3" office:value-type="string">
            <text:p text:style-name="P12" loext:marker-style-name="T1"/>
          </table:table-cell>
          <table:covered-table-cell table:style-name="Table38.D2"/>
          <table:table-cell table:style-name="Table38.G3" office:value-type="string">
            <table:table table:name="Table32" table:style-name="Table32">
              <table:table-column table:style-name="Table32.A"/>
              <table:table-row table:style-name="Table32.1">
                <table:table-cell table:style-name="Table3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2_owasp_dev_guide_print}</text:span><text:span text:style-name="T23"/></text:p>
                </table:table-cell>
              </table:table-row>
              <table:table-row table:style-name="Table32.1">
                <table:table-cell table:style-name="Table32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SM_SM2_owasp_asvs_print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2_owasp_appsensor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2_capec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2_safecode}</text:span><text:span text:style-name="T23"/></text:p>
                </table:table-cell>
              </table:table-row>
              <table:table-row table:style-name="Table32.1">
                <table:table-cell table:style-name="Table3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D2"/>
          <table:table-cell table:style-name="Table38.I3" office:value-type="string">
            <table:table table:name="Table33" table:style-name="Table33">
              <table:table-column table:style-name="Table33.A"/>
              <table:table-row table:style-name="Table33.1">
                <table:table-cell table:style-name="Table3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3_owasp_dev_guide_print}</text:span><text:span text:style-name="T23"/></text:p>
                </table:table-cell>
              </table:table-row>
              <table:table-row table:style-name="Table33.1">
                <table:table-cell table:style-name="Table3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3_owasp_asvs_print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3_owasp_appsensor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3_capec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3_safecode}</text:span><text:span text:style-name="T23"/></text:p>
                </table:table-cell>
              </table:table-row>
              <table:table-row table:style-name="Table33.1">
                <table:table-cell table:style-name="Table3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8.1">
          <table:covered-table-cell table:style-name="Table38.A4"/>
          <table:table-cell table:style-name="Table38.B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C4" office:value-type="string">
            <text:p text:style-name="P25" loext:marker-style-name="T31"><text:span text:style-name="T31">4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E4" office:value-type="string">
            <text:p text:style-name="P25" loext:marker-style-name="T31"><text:span text:style-name="T31">5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G4" office:value-type="string">
            <text:p text:style-name="P25" loext:marker-style-name="T31"><text:span text:style-name="T31">6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I4" office:value-type="string">
            <text:p text:style-name="P25" loext:marker-style-name="T31"><text:span text:style-name="T31">7</text:span><text:span text:style-name="T31"/></text:p>
          </table:table-cell>
        </table:table-row>
        <table:table-row table:style-name="Table38.2">
          <table:covered-table-cell table:style-name="Table38.A5"/>
          <table:covered-table-cell table:style-name="Table38.B2"/>
          <table:table-cell table:style-name="Table38.C5" office:value-type="string">
            <text:p text:style-name="P9" loext:marker-style-name="T1"><text:span text:style-name="T20">${SM_SM4_desc}</text:span><text:span text:style-name="T1"/></text:p>
          </table:table-cell>
          <table:covered-table-cell table:style-name="Table38.B2"/>
          <table:table-cell table:style-name="Table38.E5" office:value-type="string">
            <text:p text:style-name="P9" loext:marker-style-name="T1"><text:span text:style-name="T20">${SM_SM5_desc}</text:span><text:span text:style-name="T1"/></text:p>
          </table:table-cell>
          <table:covered-table-cell table:style-name="Table38.B2"/>
          <table:table-cell table:style-name="Table38.G5" office:value-type="string">
            <text:p text:style-name="P9" loext:marker-style-name="T1"><text:span text:style-name="T20">${SM_SM6_desc}</text:span><text:span text:style-name="T1"/></text:p>
          </table:table-cell>
          <table:covered-table-cell table:style-name="Table38.B2"/>
          <table:table-cell table:style-name="Table38.I5" office:value-type="string">
            <text:p text:style-name="P9" loext:marker-style-name="T1"><text:span text:style-name="T20">${SM_SM7_desc}</text:span><text:span text:style-name="T1"/></text:p>
          </table:table-cell>
        </table:table-row>
        <table:table-row table:style-name="Table38.2">
          <table:covered-table-cell table:style-name="Table38.A6"/>
          <table:covered-table-cell table:style-name="Table38.B2"/>
          <table:table-cell table:style-name="Table38.C6" office:value-type="string">
            <table:table table:name="Table34" table:style-name="Table34">
              <table:table-column table:style-name="Table34.A"/>
              <table:table-row table:style-name="Table34.1">
                <table:table-cell table:style-name="Table3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4_owasp_dev_guide_print}</text:span><text:span text:style-name="T23"/></text:p>
                </table:table-cell>
              </table:table-row>
              <table:table-row table:style-name="Table34.1">
                <table:table-cell table:style-name="Table3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4_owasp_asvs_print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4_owasp_appsensor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4_capec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4_safecode}</text:span><text:span text:style-name="T23"/></text:p>
                </table:table-cell>
              </table:table-row>
              <table:table-row table:style-name="Table34.1">
                <table:table-cell table:style-name="Table3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E6" office:value-type="string">
            <table:table table:name="Table35" table:style-name="Table35">
              <table:table-column table:style-name="Table35.A"/>
              <table:table-row table:style-name="Table35.1">
                <table:table-cell table:style-name="Table3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5_owasp_dev_guide_print}</text:span><text:span text:style-name="T23"/></text:p>
                </table:table-cell>
              </table:table-row>
              <table:table-row table:style-name="Table35.1">
                <table:table-cell table:style-name="Table3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5_owasp_asvs_print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5_owasp_appsensor_print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5_capec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5_safecode}</text:span><text:span text:style-name="T23"/></text:p>
                </table:table-cell>
              </table:table-row>
              <table:table-row table:style-name="Table35.1">
                <table:table-cell table:style-name="Table3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G6" office:value-type="string">
            <table:table table:name="Table36" table:style-name="Table36">
              <table:table-column table:style-name="Table36.A"/>
              <table:table-row table:style-name="Table36.1">
                <table:table-cell table:style-name="Table3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6_owasp_dev_guide_print}</text:span><text:span text:style-name="T23"/></text:p>
                </table:table-cell>
              </table:table-row>
              <table:table-row table:style-name="Table36.1">
                <table:table-cell table:style-name="Table3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6_owasp_asvs_print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SM_SM6_owasp_appsensor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CAPEC</text:span><text:span text:style-name="T23"/></text:p>
                  <text:p text:style-name="P33" loext:marker-style-name="T23"><text:span text:style-name="T23">${SM_SM6_capec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6_safecode}</text:span><text:span text:style-name="T23"/></text:p>
                </table:table-cell>
              </table:table-row>
              <table:table-row table:style-name="Table36.1">
                <table:table-cell table:style-name="Table3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I6" office:value-type="string"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7_owasp_dev_guide_print}</text:span><text:span text:style-name="T23"/></text:p>
                </table:table-cell>
              </table:table-row>
              <table:table-row table:style-name="Table37.1">
                <table:table-cell table:style-name="Table3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7_owasp_asvs_print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7_owasp_appsensor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7_capec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7_safecode}</text:span><text:span text:style-name="T23"/></text:p>
                </table:table-cell>
              </table:table-row>
              <table:table-row table:style-name="Table37.1">
                <table:table-cell table:style-name="Table3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4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5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B"/>
        <table:table-column table:style-name="Table45.E"/>
        <table:table-column table:style-name="Table45.B"/>
        <table:table-column table:style-name="Table45.C"/>
        <table:table-column table:style-name="Table45.B"/>
        <table:table-column table:style-name="Table45.E"/>
        <table:table-row table:style-name="Table45.1">
          <table:table-cell table:style-name="Table45.A1" table:number-rows-spanned="6" office:value-type="string">
            <text:p text:style-name="P12" loext:marker-style-name="T1"/>
          </table:table-cell>
          <table:table-cell table:style-name="Table45.B1" table:number-rows-spanned="3" office:value-type="string">
            <text:p text:style-name="P24" loext:marker-style-name="T15"><text:span text:style-name="T15">${SM_suit}</text:span><text:span text:style-name="T15"/></text:p>
          </table:table-cell>
          <table:table-cell table:style-name="Table45.C1" office:value-type="string">
            <text:p text:style-name="P25" loext:marker-style-name="T31"><text:span text:style-name="T31">8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E1" office:value-type="string">
            <text:p text:style-name="P25" loext:marker-style-name="T31"><text:span text:style-name="T31">9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G1" office:value-type="string">
            <text:p text:style-name="P25" loext:marker-style-name="T31"><text:span text:style-name="T31">10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45.2">
          <table:covered-table-cell table:style-name="Table45.A1"/>
          <table:covered-table-cell table:style-name="Table45.B2"/>
          <table:table-cell table:style-name="Table45.C2" office:value-type="string">
            <text:p text:style-name="P9" loext:marker-style-name="T20"><text:span text:style-name="T20">${SM_SM8_desc}</text:span><text:span text:style-name="T20"/></text:p>
          </table:table-cell>
          <table:covered-table-cell table:style-name="Table45.D2"/>
          <table:table-cell table:style-name="Table45.E2" office:value-type="string">
            <text:p text:style-name="P9" loext:marker-style-name="T1"><text:span text:style-name="T20">${SM_SM9_desc}</text:span><text:span text:style-name="T1"/></text:p>
          </table:table-cell>
          <table:covered-table-cell table:style-name="Table45.D2"/>
          <table:table-cell table:style-name="Table45.G2" office:value-type="string">
            <text:p text:style-name="P9" loext:marker-style-name="T1"><text:span text:style-name="T20">${SM_SMX_desc}</text:span><text:span text:style-name="T1"/></text:p>
          </table:table-cell>
          <table:covered-table-cell table:style-name="Table45.D2"/>
          <table:table-cell table:style-name="Table45.I2" office:value-type="string">
            <text:p text:style-name="P9" loext:marker-style-name="T1"><text:span text:style-name="T20">${SM_SMJ_desc}</text:span><text:span text:style-name="T1"/></text:p>
          </table:table-cell>
        </table:table-row>
        <table:table-row table:style-name="Table45.2">
          <table:covered-table-cell table:style-name="Table45.A1"/>
          <table:covered-table-cell table:style-name="Table45.B2"/>
          <table:table-cell table:style-name="Table45.C3" office:value-type="string"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8_owasp_dev_guide_print}</text:span><text:span text:style-name="T23"/></text:p>
                </table:table-cell>
              </table:table-row>
              <table:table-row table:style-name="Table39.1">
                <table:table-cell table:style-name="Table3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8_owasp_asvs_print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8_owasp_appsensor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8_capec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8_safecode}</text:span><text:span text:style-name="T23"/></text:p>
                </table:table-cell>
              </table:table-row>
              <table:table-row table:style-name="Table39.1">
                <table:table-cell table:style-name="Table3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45.D2"/>
          <table:table-cell table:style-name="Table45.E3" office:value-type="string">
            <table:table table:name="Table40" table:style-name="Table40">
              <table:table-column table:style-name="Table40.A"/>
              <table:table-row table:style-name="Table40.1">
                <table:table-cell table:style-name="Table4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9_owasp_dev_guide_print}</text:span><text:span text:style-name="T23"/></text:p>
                </table:table-cell>
              </table:table-row>
              <table:table-row table:style-name="Table40.1">
                <table:table-cell table:style-name="Table4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9_owasp_asvs_print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SM_SM9_owasp_appsensor_print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9_capec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SAFECODE</text:span><text:span text:style-name="T23"/></text:p>
                  <text:p text:style-name="P36" loext:marker-style-name="T23"><text:span text:style-name="T23">${SM_SM9_safecode}</text:span><text:span text:style-name="T23"/></text:p>
                </table:table-cell>
              </table:table-row>
              <table:table-row table:style-name="Table40.1">
                <table:table-cell table:style-name="Table4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D2"/>
          <table:table-cell table:style-name="Table45.G3" office:value-type="string">
            <table:table table:name="Table41" table:style-name="Table41">
              <table:table-column table:style-name="Table41.A"/>
              <table:table-row table:style-name="Table41.1">
                <table:table-cell table:style-name="Table4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X_owasp_dev_guide_print}</text:span><text:span text:style-name="T23"/></text:p>
                </table:table-cell>
              </table:table-row>
              <table:table-row table:style-name="Table41.1">
                <table:table-cell table:style-name="Table4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X_owasp_asvs_print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X_owasp_appsensor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X_capec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X_safecode}</text:span><text:span text:style-name="T23"/></text:p>
                </table:table-cell>
              </table:table-row>
              <table:table-row table:style-name="Table41.1">
                <table:table-cell table:style-name="Table4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D2"/>
          <table:table-cell table:style-name="Table45.I3" office:value-type="string">
            <table:table table:name="Table42" table:style-name="Table42">
              <table:table-column table:style-name="Table42.A"/>
              <table:table-row table:style-name="Table42.1">
                <table:table-cell table:style-name="Table4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J_owasp_dev_guide_print}</text:span><text:span text:style-name="T23"/></text:p>
                </table:table-cell>
              </table:table-row>
              <table:table-row table:style-name="Table42.1">
                <table:table-cell table:style-name="Table4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J_owasp_asvs_print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J_owasp_appsensor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J_capec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J_safecode}</text:span><text:span text:style-name="T23"/></text:p>
                </table:table-cell>
              </table:table-row>
              <table:table-row table:style-name="Table42.1">
                <table:table-cell table:style-name="Table4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45.1">
          <table:covered-table-cell table:style-name="Table45.A4"/>
          <table:table-cell table:style-name="Table45.B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Q</text:span><text:span text:style-name="T26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K</text:span><text:span text:style-name="T26"/></text:p>
          </table:table-cell>
          <table:table-cell table:style-name="Table45.F4" table:number-rows-spanned="3" office:value-type="string">
            <text:p text:style-name="P31" loext:marker-style-name="T17"/>
          </table:table-cell>
          <table:table-cell table:style-name="Table45.G4" office:value-type="string">
            <text:p text:style-name="P32" loext:marker-style-name="T27"/>
          </table:table-cell>
          <table:table-cell table:style-name="Table45.H4" table:number-rows-spanned="3" office:value-type="string">
            <text:p text:style-name="P31" loext:marker-style-name="T17"/>
          </table:table-cell>
          <table:table-cell table:style-name="Table45.I4" office:value-type="string">
            <text:p text:style-name="P32" loext:marker-style-name="T27"/>
          </table:table-cell>
        </table:table-row>
        <table:table-row table:style-name="Table45.2">
          <table:covered-table-cell table:style-name="Table45.A5"/>
          <table:covered-table-cell table:style-name="Table45.B2"/>
          <table:table-cell table:style-name="Table45.I2" office:value-type="string">
            <text:p text:style-name="P9" loext:marker-style-name="T1"><text:span text:style-name="T20">${SM_SMQ_desc}</text:span><text:span text:style-name="T1"/></text:p>
          </table:table-cell>
          <table:covered-table-cell table:style-name="Table45.B2"/>
          <table:table-cell table:style-name="Table45.I2" office:value-type="string">
            <text:p text:style-name="P9" loext:marker-style-name="T1"><text:span text:style-name="T20">${SM_SMK_desc}</text:span><text:span text:style-name="T1"/></text:p>
          </table:table-cell>
          <table:covered-table-cell table:style-name="Table45.F5"/>
          <table:table-cell table:style-name="Table45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45.H5"/>
          <table:table-cell table:style-name="Table45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45.2">
          <table:covered-table-cell table:style-name="Table45.A6"/>
          <table:covered-table-cell table:style-name="Table45.B2"/>
          <table:table-cell table:style-name="Table45.I3" office:value-type="string">
            <table:table table:name="Table43" table:style-name="Table43">
              <table:table-column table:style-name="Table43.A"/>
              <table:table-row table:style-name="Table43.1">
                <table:table-cell table:style-name="Table4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Q_owasp_dev_guide_print}</text:span><text:span text:style-name="T23"/></text:p>
                </table:table-cell>
              </table:table-row>
              <table:table-row table:style-name="Table43.1">
                <table:table-cell table:style-name="Table4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Q_owasp_asvs_print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Q_owasp_appsensor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Q_capec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Q_safecode}</text:span><text:span text:style-name="T23"/></text:p>
                </table:table-cell>
              </table:table-row>
              <table:table-row table:style-name="Table43.1">
                <table:table-cell table:style-name="Table4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B2"/>
          <table:table-cell table:style-name="Table45.I3" office:value-type="string">
            <table:table table:name="Table44" table:style-name="Table44">
              <table:table-column table:style-name="Table44.A"/>
              <table:table-row table:style-name="Table44.1">
                <table:table-cell table:style-name="Table4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K_owasp_dev_guide_print}</text:span><text:span text:style-name="T23"/></text:p>
                </table:table-cell>
              </table:table-row>
              <table:table-row table:style-name="Table44.1">
                <table:table-cell table:style-name="Table4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K_owasp_asvs_print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K_owasp_appsensor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K_capec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K_safecode}</text:span><text:span text:style-name="T23"/></text:p>
                </table:table-cell>
              </table:table-row>
              <table:table-row table:style-name="Table44.1">
                <table:table-cell table:style-name="Table4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5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45.F6"/>
          <table:table-cell table:style-name="Table45.G6" office:value-type="string">
            <text:p text:style-name="P12" loext:marker-style-name="T1"/>
          </table:table-cell>
          <table:covered-table-cell table:style-name="Table45.H6"/>
          <table:table-cell table:style-name="Table45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6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column table:style-name="Table52.C"/>
        <table:table-column table:style-name="Table52.F"/>
        <table:table-column table:style-name="Table52.C"/>
        <table:table-column table:style-name="Table52.B"/>
        <table:table-column table:style-name="Table52.I"/>
        <table:table-row table:style-name="Table52.1">
          <table:table-cell table:style-name="Table52.A1" table:number-rows-spanned="6" office:value-type="string">
            <text:p text:style-name="P12" loext:marker-style-name="T1"/>
          </table:table-cell>
          <table:table-cell table:style-name="Table52.B1" table:number-rows-spanned="3" office:value-type="string">
            <text:p text:style-name="P24" loext:marker-style-name="T15"><text:span text:style-name="T15">${AZ_suit}</text:span><text:span text:style-name="T15"/></text:p>
          </table:table-cell>
          <table:table-cell table:style-name="Table52.C1" office:value-type="string">
            <text:p text:style-name="P25" loext:marker-style-name="T34"><text:span text:style-name="T34">A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E1" office:value-type="string">
            <text:p text:style-name="P37" loext:marker-style-name="T35"/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G1" office:value-type="string">
            <text:p text:style-name="P25" loext:marker-style-name="T34"><text:span text:style-name="T34">2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I1" office:value-type="string">
            <text:p text:style-name="P25" loext:marker-style-name="T34"><text:span text:style-name="T34">3</text:span><text:span text:style-name="T34"/></text:p>
          </table:table-cell>
        </table:table-row>
        <table:table-row table:style-name="Table52.2">
          <table:covered-table-cell table:style-name="Table52.A1"/>
          <table:covered-table-cell table:style-name="Table52.B2"/>
          <table:table-cell table:style-name="Table52.C2" office:value-type="string">
            <text:p text:style-name="P9" loext:marker-style-name="T20"><text:span text:style-name="T20">${AZ_AZA_desc}</text:span><text:span text:style-name="T20"/></text:p>
          </table:table-cell>
          <table:covered-table-cell table:style-name="Table52.D2"/>
          <table:table-cell table:style-name="Table52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52.D2"/>
          <table:table-cell table:style-name="Table52.G2" office:value-type="string">
            <text:p text:style-name="P9" loext:marker-style-name="T1"><text:span text:style-name="T20">${AZ_AZ2_desc}</text:span><text:span text:style-name="T1"/></text:p>
          </table:table-cell>
          <table:covered-table-cell table:style-name="Table52.D2"/>
          <table:table-cell table:style-name="Table52.I2" office:value-type="string">
            <text:p text:style-name="P9" loext:marker-style-name="T1"><text:span text:style-name="T20">${AZ_AZ3_desc}</text:span><text:span text:style-name="T1"/></text:p>
          </table:table-cell>
        </table:table-row>
        <table:table-row table:style-name="Table52.2">
          <table:covered-table-cell table:style-name="Table52.A1"/>
          <table:covered-table-cell table:style-name="Table52.B2"/>
          <table:table-cell table:style-name="Table52.C3" office:value-type="string">
            <text:p text:style-name="P9" loext:marker-style-name="T20"><text:span text:style-name="T22">${AZ_AZA_misc}</text:span><text:span text:style-name="T33"/></text:p>
          </table:table-cell>
          <table:covered-table-cell table:style-name="Table52.D2"/>
          <table:table-cell table:style-name="Table52.E3" office:value-type="string">
            <text:p text:style-name="P12" loext:marker-style-name="T1"/>
          </table:table-cell>
          <table:covered-table-cell table:style-name="Table52.D2"/>
          <table:table-cell table:style-name="Table52.G3" office:value-type="string">
            <table:table table:name="Table46" table:style-name="Table46">
              <table:table-column table:style-name="Table46.A"/>
              <table:table-row table:style-name="Table46.1">
                <table:table-cell table:style-name="Table4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2_owasp_dev_guide_print}</text:span><text:span text:style-name="T23"/></text:p>
                </table:table-cell>
              </table:table-row>
              <table:table-row table:style-name="Table46.1">
                <table:table-cell table:style-name="Table4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2_owasp_asvs_print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2_owasp_appsensor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2_capec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2_safecode}</text:span><text:span text:style-name="T23"/></text:p>
                </table:table-cell>
              </table:table-row>
              <table:table-row table:style-name="Table46.1">
                <table:table-cell table:style-name="Table4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D2"/>
          <table:table-cell table:style-name="Table52.I3" office:value-type="string">
            <table:table table:name="Table47" table:style-name="Table47">
              <table:table-column table:style-name="Table47.A"/>
              <table:table-row table:style-name="Table47.1">
                <table:table-cell table:style-name="Table4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3_owasp_dev_guide_print}</text:span><text:span text:style-name="T23"/></text:p>
                </table:table-cell>
              </table:table-row>
              <table:table-row table:style-name="Table47.1">
                <table:table-cell table:style-name="Table4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3_owasp_asvs_print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3_owasp_appsensor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3_capec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3_safecode}</text:span><text:span text:style-name="T23"/></text:p>
                </table:table-cell>
              </table:table-row>
              <table:table-row table:style-name="Table47.1">
                <table:table-cell table:style-name="Table4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2.1">
          <table:covered-table-cell table:style-name="Table52.A4"/>
          <table:table-cell table:style-name="Table52.B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C4" office:value-type="string">
            <text:p text:style-name="P25" loext:marker-style-name="T34"><text:span text:style-name="T34">4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E4" office:value-type="string">
            <text:p text:style-name="P25" loext:marker-style-name="T34"><text:span text:style-name="T34">5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G4" office:value-type="string">
            <text:p text:style-name="P25" loext:marker-style-name="T34"><text:span text:style-name="T34">6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I4" office:value-type="string">
            <text:p text:style-name="P25" loext:marker-style-name="T34"><text:span text:style-name="T34">7</text:span><text:span text:style-name="T34"/></text:p>
          </table:table-cell>
        </table:table-row>
        <table:table-row table:style-name="Table52.2">
          <table:covered-table-cell table:style-name="Table52.A5"/>
          <table:covered-table-cell table:style-name="Table52.B2"/>
          <table:table-cell table:style-name="Table52.C5" office:value-type="string">
            <text:p text:style-name="P9" loext:marker-style-name="T1"><text:span text:style-name="T20">${AZ_AZ4_desc}</text:span><text:span text:style-name="T1"/></text:p>
          </table:table-cell>
          <table:covered-table-cell table:style-name="Table52.B2"/>
          <table:table-cell table:style-name="Table52.E5" office:value-type="string">
            <text:p text:style-name="P9" loext:marker-style-name="T1"><text:span text:style-name="T20">${AZ_AZ5_desc}</text:span><text:span text:style-name="T1"/></text:p>
          </table:table-cell>
          <table:covered-table-cell table:style-name="Table52.B2"/>
          <table:table-cell table:style-name="Table52.G5" office:value-type="string">
            <text:p text:style-name="P9" loext:marker-style-name="T1"><text:span text:style-name="T20">${AZ_AZ6_desc}</text:span><text:span text:style-name="T1"/></text:p>
          </table:table-cell>
          <table:covered-table-cell table:style-name="Table52.B2"/>
          <table:table-cell table:style-name="Table52.I5" office:value-type="string">
            <text:p text:style-name="P9" loext:marker-style-name="T1"><text:span text:style-name="T20">${AZ_AZ7_desc}</text:span><text:span text:style-name="T1"/></text:p>
          </table:table-cell>
        </table:table-row>
        <table:table-row table:style-name="Table52.2">
          <table:covered-table-cell table:style-name="Table52.A6"/>
          <table:covered-table-cell table:style-name="Table52.B2"/>
          <table:table-cell table:style-name="Table52.C6" office:value-type="string">
            <table:table table:name="Table48" table:style-name="Table48">
              <table:table-column table:style-name="Table48.A"/>
              <table:table-row table:style-name="Table48.1">
                <table:table-cell table:style-name="Table4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4_owasp_dev_guide_print}</text:span><text:span text:style-name="T23"/></text:p>
                </table:table-cell>
              </table:table-row>
              <table:table-row table:style-name="Table48.1">
                <table:table-cell table:style-name="Table4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4_owasp_asvs_print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4_owasp_appsensor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4_capec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4_safecode}</text:span><text:span text:style-name="T23"/></text:p>
                </table:table-cell>
              </table:table-row>
              <table:table-row table:style-name="Table48.1">
                <table:table-cell table:style-name="Table4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E6" office:value-type="string">
            <table:table table:name="Table49" table:style-name="Table49">
              <table:table-column table:style-name="Table49.A"/>
              <table:table-row table:style-name="Table49.1">
                <table:table-cell table:style-name="Table4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5_owasp_dev_guide_print}</text:span><text:span text:style-name="T23"/></text:p>
                </table:table-cell>
              </table:table-row>
              <table:table-row table:style-name="Table49.1">
                <table:table-cell table:style-name="Table4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5_owasp_asvs_print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5_owasp_appsensor_print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5_capec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5_safecode}</text:span><text:span text:style-name="T23"/></text:p>
                </table:table-cell>
              </table:table-row>
              <table:table-row table:style-name="Table49.1">
                <table:table-cell table:style-name="Table4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G6" office:value-type="string">
            <table:table table:name="Table50" table:style-name="Table50">
              <table:table-column table:style-name="Table50.A"/>
              <table:table-row table:style-name="Table50.1">
                <table:table-cell table:style-name="Table5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6_owasp_dev_guide_print}</text:span><text:span text:style-name="T23"/></text:p>
                </table:table-cell>
              </table:table-row>
              <table:table-row table:style-name="Table50.1">
                <table:table-cell table:style-name="Table5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6_owasp_asvs_print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6_owasp_appsensor_print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6_capec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6_safecode}</text:span><text:span text:style-name="T23"/></text:p>
                </table:table-cell>
              </table:table-row>
              <table:table-row table:style-name="Table50.1">
                <table:table-cell table:style-name="Table5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I6" office:value-type="string">
            <table:table table:name="Table51" table:style-name="Table51">
              <table:table-column table:style-name="Table51.A"/>
              <table:table-row table:style-name="Table51.1">
                <table:table-cell table:style-name="Table5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7_owasp_dev_guide_print}</text:span><text:span text:style-name="T23"/></text:p>
                </table:table-cell>
              </table:table-row>
              <table:table-row table:style-name="Table51.1">
                <table:table-cell table:style-name="Table51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7_owasp_asvs_print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7_owasp_appsensor_print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7_capec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7_safecode}</text:span><text:span text:style-name="T23"/></text:p>
                </table:table-cell>
              </table:table-row>
              <table:table-row table:style-name="Table51.1">
                <table:table-cell table:style-name="Table5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6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7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59" table:style-name="Table59">
        <table:table-column table:style-name="Table59.A"/>
        <table:table-column table:style-name="Table59.B"/>
        <table:table-column table:style-name="Table59.C"/>
        <table:table-column table:style-name="Table59.D"/>
        <table:table-column table:style-name="Table59.C"/>
        <table:table-column table:style-name="Table59.F"/>
        <table:table-column table:style-name="Table59.C"/>
        <table:table-column table:style-name="Table59.D"/>
        <table:table-column table:style-name="Table59.C"/>
        <table:table-row table:style-name="Table59.1">
          <table:table-cell table:style-name="Table59.A1" table:number-rows-spanned="6" office:value-type="string">
            <text:p text:style-name="P12" loext:marker-style-name="T1"/>
          </table:table-cell>
          <table:table-cell table:style-name="Table59.B1" table:number-rows-spanned="3" office:value-type="string">
            <text:p text:style-name="P24" loext:marker-style-name="T15"><text:span text:style-name="T15">${AZ_suit}</text:span><text:span text:style-name="T15"/></text:p>
          </table:table-cell>
          <table:table-cell table:style-name="Table59.C1" office:value-type="string">
            <text:p text:style-name="P25" loext:marker-style-name="T34"><text:span text:style-name="T34">8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E1" office:value-type="string">
            <text:p text:style-name="P25" loext:marker-style-name="T34"><text:span text:style-name="T34">9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G1" office:value-type="string">
            <text:p text:style-name="P25" loext:marker-style-name="T34"><text:span text:style-name="T34">10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59.2">
          <table:covered-table-cell table:style-name="Table59.A1"/>
          <table:covered-table-cell table:style-name="Table59.B2"/>
          <table:table-cell table:style-name="Table59.C2" office:value-type="string">
            <text:p text:style-name="P9" loext:marker-style-name="T20"><text:span text:style-name="T20">${AZ_AZ8_desc}</text:span><text:span text:style-name="T20"/></text:p>
          </table:table-cell>
          <table:covered-table-cell table:style-name="Table59.D2"/>
          <table:table-cell table:style-name="Table59.E2" office:value-type="string">
            <text:p text:style-name="P9" loext:marker-style-name="T1"><text:span text:style-name="T20">${AZ_AZ9_desc}</text:span><text:span text:style-name="T1"/></text:p>
          </table:table-cell>
          <table:covered-table-cell table:style-name="Table59.D2"/>
          <table:table-cell table:style-name="Table59.G2" office:value-type="string">
            <text:p text:style-name="P9" loext:marker-style-name="T1"><text:span text:style-name="T20">${AZ_AZX_desc}</text:span><text:span text:style-name="T1"/></text:p>
          </table:table-cell>
          <table:covered-table-cell table:style-name="Table59.D2"/>
          <table:table-cell table:style-name="Table59.I2" office:value-type="string">
            <text:p text:style-name="P9" loext:marker-style-name="T1"><text:span text:style-name="T20">${AZ_AZJ_desc}</text:span><text:span text:style-name="T1"/></text:p>
          </table:table-cell>
        </table:table-row>
        <table:table-row table:style-name="Table59.2">
          <table:covered-table-cell table:style-name="Table59.A1"/>
          <table:covered-table-cell table:style-name="Table59.B2"/>
          <table:table-cell table:style-name="Table59.C3" office:value-type="string">
            <table:table table:name="Table53" table:style-name="Table53">
              <table:table-column table:style-name="Table53.A"/>
              <table:table-row table:style-name="Table53.1">
                <table:table-cell table:style-name="Table5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8_owasp_dev_guide_print}</text:span><text:span text:style-name="T23"/></text:p>
                </table:table-cell>
              </table:table-row>
              <table:table-row table:style-name="Table53.1">
                <table:table-cell table:style-name="Table5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8_owasp_asvs_print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8_owasp_appsensor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8_capec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8_safecode}</text:span><text:span text:style-name="T23"/></text:p>
                </table:table-cell>
              </table:table-row>
              <table:table-row table:style-name="Table53.1">
                <table:table-cell table:style-name="Table5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59.D2"/>
          <table:table-cell table:style-name="Table59.E3" office:value-type="string">
            <table:table table:name="Table54" table:style-name="Table54">
              <table:table-column table:style-name="Table54.A"/>
              <table:table-row table:style-name="Table54.1">
                <table:table-cell table:style-name="Table5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9_owasp_dev_guide_print}</text:span><text:span text:style-name="T23"/></text:p>
                </table:table-cell>
              </table:table-row>
              <table:table-row table:style-name="Table54.1">
                <table:table-cell table:style-name="Table54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9_owasp_asvs_print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9_owasp_appsensor_print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9_capec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9_safecode}</text:span><text:span text:style-name="T23"/></text:p>
                </table:table-cell>
              </table:table-row>
              <table:table-row table:style-name="Table54.1">
                <table:table-cell table:style-name="Table5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D2"/>
          <table:table-cell table:style-name="Table59.G3" office:value-type="string">
            <table:table table:name="Table55" table:style-name="Table55">
              <table:table-column table:style-name="Table55.A"/>
              <table:table-row table:style-name="Table55.1">
                <table:table-cell table:style-name="Table5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X_owasp_dev_guide_print}</text:span><text:span text:style-name="T23"/></text:p>
                </table:table-cell>
              </table:table-row>
              <table:table-row table:style-name="Table55.1">
                <table:table-cell table:style-name="Table5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X_owasp_asvs_print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X_owasp_appsensor_print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X_capec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X_safecode}</text:span><text:span text:style-name="T23"/></text:p>
                </table:table-cell>
              </table:table-row>
              <table:table-row table:style-name="Table55.1">
                <table:table-cell table:style-name="Table5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D2"/>
          <table:table-cell table:style-name="Table59.I3" office:value-type="string">
            <table:table table:name="Table56" table:style-name="Table56">
              <table:table-column table:style-name="Table56.A"/>
              <table:table-row table:style-name="Table56.1">
                <table:table-cell table:style-name="Table5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J_owasp_dev_guide_print}</text:span><text:span text:style-name="T23"/></text:p>
                </table:table-cell>
              </table:table-row>
              <table:table-row table:style-name="Table56.1">
                <table:table-cell table:style-name="Table5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J_owasp_asvs_print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J_owasp_appsensor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J_capec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J_safecode}</text:span><text:span text:style-name="T23"/></text:p>
                </table:table-cell>
              </table:table-row>
              <table:table-row table:style-name="Table56.1">
                <table:table-cell table:style-name="Table5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9.1">
          <table:covered-table-cell table:style-name="Table59.A4"/>
          <table:table-cell table:style-name="Table59.B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Q</text:span><text:span text:style-name="T26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K</text:span><text:span text:style-name="T26"/></text:p>
          </table:table-cell>
          <table:table-cell table:style-name="Table59.F4" table:number-rows-spanned="3" office:value-type="string">
            <text:p text:style-name="P31" loext:marker-style-name="T17"/>
          </table:table-cell>
          <table:table-cell table:style-name="Table59.G4" office:value-type="string">
            <text:p text:style-name="P32" loext:marker-style-name="T27"/>
          </table:table-cell>
          <table:table-cell table:style-name="Table59.H4" table:number-rows-spanned="3" office:value-type="string">
            <text:p text:style-name="P31" loext:marker-style-name="T17"/>
          </table:table-cell>
          <table:table-cell table:style-name="Table59.I4" office:value-type="string">
            <text:p text:style-name="P32" loext:marker-style-name="T27"/>
          </table:table-cell>
        </table:table-row>
        <table:table-row table:style-name="Table59.2">
          <table:covered-table-cell table:style-name="Table59.A5"/>
          <table:covered-table-cell table:style-name="Table59.B2"/>
          <table:table-cell table:style-name="Table59.I2" office:value-type="string">
            <text:p text:style-name="P9" loext:marker-style-name="T1"><text:span text:style-name="T20">${AZ_AZQ_desc}</text:span><text:span text:style-name="T1"/></text:p>
          </table:table-cell>
          <table:covered-table-cell table:style-name="Table59.B2"/>
          <table:table-cell table:style-name="Table59.I2" office:value-type="string">
            <text:p text:style-name="P9" loext:marker-style-name="T1"><text:span text:style-name="T20">${AZ_AZK_desc}</text:span><text:span text:style-name="T1"/></text:p>
          </table:table-cell>
          <table:covered-table-cell table:style-name="Table59.F5"/>
          <table:table-cell table:style-name="Table59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59.H5"/>
          <table:table-cell table:style-name="Table59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59.2">
          <table:covered-table-cell table:style-name="Table59.A6"/>
          <table:covered-table-cell table:style-name="Table59.B2"/>
          <table:table-cell table:style-name="Table59.I3" office:value-type="string">
            <table:table table:name="Table57" table:style-name="Table57">
              <table:table-column table:style-name="Table57.A"/>
              <table:table-row table:style-name="Table57.1">
                <table:table-cell table:style-name="Table5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Q_owasp_dev_guide_print}</text:span><text:span text:style-name="T23"/></text:p>
                </table:table-cell>
              </table:table-row>
              <table:table-row table:style-name="Table57.1">
                <table:table-cell table:style-name="Table57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Q_owasp_asvs_print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Q_owasp_appsensor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Q_capec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Q_safecode}</text:span><text:span text:style-name="T23"/></text:p>
                </table:table-cell>
              </table:table-row>
              <table:table-row table:style-name="Table57.1">
                <table:table-cell table:style-name="Table5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B2"/>
          <table:table-cell table:style-name="Table59.I3" office:value-type="string">
            <table:table table:name="Table58" table:style-name="Table58">
              <table:table-column table:style-name="Table58.A"/>
              <table:table-row table:style-name="Table58.1">
                <table:table-cell table:style-name="Table5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K_owasp_dev_guide_print}</text:span><text:span text:style-name="T23"/></text:p>
                </table:table-cell>
              </table:table-row>
              <table:table-row table:style-name="Table58.1">
                <table:table-cell table:style-name="Table5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K_owasp_asvs_print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K_owasp_appsensor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CAPEC</text:span><text:span text:style-name="T23"/></text:p>
                  <text:p text:style-name="P38" loext:marker-style-name="T23"><text:span text:style-name="T23">${AZ_AZK_capec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K_safecode}</text:span><text:span text:style-name="T23"/></text:p>
                </table:table-cell>
              </table:table-row>
              <table:table-row table:style-name="Table58.1">
                <table:table-cell table:style-name="Table5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7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59.F6"/>
          <table:table-cell table:style-name="Table59.G6" office:value-type="string">
            <text:p text:style-name="P12" loext:marker-style-name="T1"/>
          </table:table-cell>
          <table:covered-table-cell table:style-name="Table59.F6"/>
          <table:table-cell table:style-name="Table59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8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B"/>
        <table:table-column table:style-name="Table66.E"/>
        <table:table-column table:style-name="Table66.B"/>
        <table:table-column table:style-name="Table66.C"/>
        <table:table-column table:style-name="Table66.B"/>
        <table:table-column table:style-name="Table66.C"/>
        <table:table-row table:style-name="Table66.1">
          <table:table-cell table:style-name="Table66.A1" table:number-rows-spanned="6" office:value-type="string">
            <text:p text:style-name="P12" loext:marker-style-name="T1"/>
          </table:table-cell>
          <table:table-cell table:style-name="Table66.B1" table:number-rows-spanned="3" office:value-type="string">
            <text:p text:style-name="P24" loext:marker-style-name="T15"><text:span text:style-name="T15">${CR_suit}</text:span><text:span text:style-name="T15"/></text:p>
          </table:table-cell>
          <table:table-cell table:style-name="Table66.C1" office:value-type="string">
            <text:p text:style-name="P25" loext:marker-style-name="T36"><text:span text:style-name="T36">A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E1" office:value-type="string">
            <text:p text:style-name="P39" loext:marker-style-name="T37"/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G1" office:value-type="string">
            <text:p text:style-name="P25" loext:marker-style-name="T36"><text:span text:style-name="T36">2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I1" office:value-type="string">
            <text:p text:style-name="P25" loext:marker-style-name="T37"><text:span text:style-name="T37">3</text:span><text:span text:style-name="T37"/></text:p>
          </table:table-cell>
        </table:table-row>
        <table:table-row table:style-name="Table66.2">
          <table:covered-table-cell table:style-name="Table66.A1"/>
          <table:covered-table-cell table:style-name="Table66.B2"/>
          <table:table-cell table:style-name="Table66.C2" office:value-type="string">
            <text:p text:style-name="P9" loext:marker-style-name="T20"><text:span text:style-name="T20">${CR_CRA_desc}</text:span><text:span text:style-name="T20"/></text:p>
          </table:table-cell>
          <table:covered-table-cell table:style-name="Table66.D2"/>
          <table:table-cell table:style-name="Table66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66.D2"/>
          <table:table-cell table:style-name="Table66.G2" office:value-type="string">
            <text:p text:style-name="P9" loext:marker-style-name="T1"><text:span text:style-name="T20">${CR_CR2_desc}</text:span><text:span text:style-name="T1"/></text:p>
          </table:table-cell>
          <table:covered-table-cell table:style-name="Table66.D2"/>
          <table:table-cell table:style-name="Table66.I2" office:value-type="string">
            <text:p text:style-name="P9" loext:marker-style-name="T1"><text:span text:style-name="T20">${CR_CR3_desc}</text:span><text:span text:style-name="T1"/></text:p>
          </table:table-cell>
        </table:table-row>
        <table:table-row table:style-name="Table66.2">
          <table:covered-table-cell table:style-name="Table66.A1"/>
          <table:covered-table-cell table:style-name="Table66.B2"/>
          <table:table-cell table:style-name="Table66.C3" office:value-type="string">
            <text:p text:style-name="P9" loext:marker-style-name="T20"><text:span text:style-name="T22">${CR_CRA_misc}</text:span><text:span text:style-name="T33"/></text:p>
          </table:table-cell>
          <table:covered-table-cell table:style-name="Table66.D2"/>
          <table:table-cell table:style-name="Table66.E3" office:value-type="string">
            <text:p text:style-name="P12" loext:marker-style-name="T1"/>
          </table:table-cell>
          <table:covered-table-cell table:style-name="Table66.D2"/>
          <table:table-cell table:style-name="Table66.G3" office:value-type="string">
            <table:table table:name="Table60" table:style-name="Table60">
              <table:table-column table:style-name="Table60.A"/>
              <table:table-row table:style-name="Table60.1">
                <table:table-cell table:style-name="Table6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2_owasp_dev_guide_print}</text:span><text:span text:style-name="T23"/></text:p>
                </table:table-cell>
              </table:table-row>
              <table:table-row table:style-name="Table60.1">
                <table:table-cell table:style-name="Table6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2_owasp_asvs_print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2_owasp_appsensor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2_capec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2_safecode}</text:span><text:span text:style-name="T23"/></text:p>
                </table:table-cell>
              </table:table-row>
              <table:table-row table:style-name="Table60.1">
                <table:table-cell table:style-name="Table6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D2"/>
          <table:table-cell table:style-name="Table66.I3" office:value-type="string">
            <table:table table:name="Table61" table:style-name="Table61">
              <table:table-column table:style-name="Table61.A"/>
              <table:table-row table:style-name="Table61.1">
                <table:table-cell table:style-name="Table6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3_owasp_dev_guide_print}</text:span><text:span text:style-name="T23"/></text:p>
                </table:table-cell>
              </table:table-row>
              <table:table-row table:style-name="Table61.1">
                <table:table-cell table:style-name="Table6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3_owasp_asvs_print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CR_CR3_owasp_appsensor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3_capec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SAFECODE</text:span><text:span text:style-name="T23"/></text:p>
                  <text:p text:style-name="P40" loext:marker-style-name="T23"><text:span text:style-name="T23">${CR_CR3_safecode}</text:span><text:span text:style-name="T23"/></text:p>
                </table:table-cell>
              </table:table-row>
              <table:table-row table:style-name="Table61.1">
                <table:table-cell table:style-name="Table6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66.1">
          <table:covered-table-cell table:style-name="Table66.A4"/>
          <table:table-cell table:style-name="Table66.B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C4" office:value-type="string">
            <text:p text:style-name="P25" loext:marker-style-name="T36"><text:span text:style-name="T36">4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E4" office:value-type="string">
            <text:p text:style-name="P25" loext:marker-style-name="T36"><text:span text:style-name="T36">5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G4" office:value-type="string">
            <text:p text:style-name="P25" loext:marker-style-name="T36"><text:span text:style-name="T36">6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I4" office:value-type="string">
            <text:p text:style-name="P25" loext:marker-style-name="T36"><text:span text:style-name="T36">7</text:span><text:span text:style-name="T36"/></text:p>
          </table:table-cell>
        </table:table-row>
        <table:table-row table:style-name="Table66.2">
          <table:covered-table-cell table:style-name="Table66.A5"/>
          <table:covered-table-cell table:style-name="Table66.B2"/>
          <table:table-cell table:style-name="Table66.C5" office:value-type="string">
            <text:p text:style-name="P9" loext:marker-style-name="T1"><text:span text:style-name="T20">${CR_CR4_desc}</text:span><text:span text:style-name="T1"/></text:p>
          </table:table-cell>
          <table:covered-table-cell table:style-name="Table66.B2"/>
          <table:table-cell table:style-name="Table66.E5" office:value-type="string">
            <text:p text:style-name="P9" loext:marker-style-name="T1"><text:span text:style-name="T20">${CR_CR5_desc}</text:span><text:span text:style-name="T1"/></text:p>
          </table:table-cell>
          <table:covered-table-cell table:style-name="Table66.B2"/>
          <table:table-cell table:style-name="Table66.G5" office:value-type="string">
            <text:p text:style-name="P9" loext:marker-style-name="T1"><text:span text:style-name="T20">${CR_CR6_desc}</text:span><text:span text:style-name="T1"/></text:p>
          </table:table-cell>
          <table:covered-table-cell table:style-name="Table66.B2"/>
          <table:table-cell table:style-name="Table66.I5" office:value-type="string">
            <text:p text:style-name="P9" loext:marker-style-name="T1"><text:span text:style-name="T20">${CR_CR7_desc}</text:span><text:span text:style-name="T1"/></text:p>
          </table:table-cell>
        </table:table-row>
        <table:table-row table:style-name="Table66.2">
          <table:covered-table-cell table:style-name="Table66.A6"/>
          <table:covered-table-cell table:style-name="Table66.B2"/>
          <table:table-cell table:style-name="Table66.C6" office:value-type="string">
            <table:table table:name="Table62" table:style-name="Table62">
              <table:table-column table:style-name="Table62.A"/>
              <table:table-row table:style-name="Table62.1">
                <table:table-cell table:style-name="Table6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4_owasp_dev_guide_print}</text:span><text:span text:style-name="T23"/></text:p>
                </table:table-cell>
              </table:table-row>
              <table:table-row table:style-name="Table62.1">
                <table:table-cell table:style-name="Table6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4_owasp_asvs_print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4_owasp_appsensor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4_capec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4_safecode}</text:span><text:span text:style-name="T23"/></text:p>
                </table:table-cell>
              </table:table-row>
              <table:table-row table:style-name="Table62.1">
                <table:table-cell table:style-name="Table6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E6" office:value-type="string">
            <table:table table:name="Table63" table:style-name="Table63">
              <table:table-column table:style-name="Table63.A"/>
              <table:table-row table:style-name="Table63.1">
                <table:table-cell table:style-name="Table6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5_owasp_dev_guide_print}</text:span><text:span text:style-name="T23"/></text:p>
                </table:table-cell>
              </table:table-row>
              <table:table-row table:style-name="Table63.1">
                <table:table-cell table:style-name="Table63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CR_CR5_owasp_asvs_print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5_owasp_appsensor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5_capec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CR_CR5_safecode}</text:span><text:span text:style-name="T23"/></text:p>
                </table:table-cell>
              </table:table-row>
              <table:table-row table:style-name="Table63.1">
                <table:table-cell table:style-name="Table6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G6" office:value-type="string">
            <table:table table:name="Table64" table:style-name="Table64">
              <table:table-column table:style-name="Table64.A"/>
              <table:table-row table:style-name="Table64.1">
                <table:table-cell table:style-name="Table64.A1" office:value-type="string">
                  <text:p text:style-name="P9" loext:marker-style-name="T23"><text:span text:style-name="T23">OWASP DEVGUIDE</text:span><text:span text:style-name="T23"/></text:p>
                  <text:p text:style-name="P41" loext:marker-style-name="T23"><text:span text:style-name="T23">${CR_CR6_owasp_dev_guide_print}</text:span><text:span text:style-name="T23"/></text:p>
                </table:table-cell>
              </table:table-row>
              <table:table-row table:style-name="Table64.1">
                <table:table-cell table:style-name="Table6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6_owasp_asvs_print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6_owasp_appsensor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6_capec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6_safecode}</text:span><text:span text:style-name="T23"/></text:p>
                </table:table-cell>
              </table:table-row>
              <table:table-row table:style-name="Table64.1">
                <table:table-cell table:style-name="Table6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I6" office:value-type="string">
            <table:table table:name="Table65" table:style-name="Table65">
              <table:table-column table:style-name="Table65.A"/>
              <table:table-row table:style-name="Table65.1">
                <table:table-cell table:style-name="Table65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R_CR7_owasp_dev_guide_print}</text:span><text:span text:style-name="T23"/></text:p>
                </table:table-cell>
              </table:table-row>
              <table:table-row table:style-name="Table65.1">
                <table:table-cell table:style-name="Table6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7_owasp_asvs_print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7_owasp_appsensor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7_capec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7_safecode}</text:span><text:span text:style-name="T23"/></text:p>
                </table:table-cell>
              </table:table-row>
              <table:table-row table:style-name="Table65.1">
                <table:table-cell table:style-name="Table6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8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9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73" table:style-name="Table73">
        <table:table-column table:style-name="Table73.A"/>
        <table:table-column table:style-name="Table73.B"/>
        <table:table-column table:style-name="Table73.C"/>
        <table:table-column table:style-name="Table73.B"/>
        <table:table-column table:style-name="Table73.C"/>
        <table:table-column table:style-name="Table73.F"/>
        <table:table-column table:style-name="Table73.G"/>
        <table:table-column table:style-name="Table73.F"/>
        <table:table-column table:style-name="Table73.C"/>
        <table:table-row table:style-name="Table73.1">
          <table:table-cell table:style-name="Table73.A1" table:number-rows-spanned="6" office:value-type="string">
            <text:p text:style-name="P12" loext:marker-style-name="T1"/>
          </table:table-cell>
          <table:table-cell table:style-name="Table73.B1" table:number-rows-spanned="3" office:value-type="string">
            <text:p text:style-name="P24" loext:marker-style-name="T15"><text:span text:style-name="T15">${CR_suit}</text:span><text:span text:style-name="T15"/></text:p>
          </table:table-cell>
          <table:table-cell table:style-name="Table73.C1" office:value-type="string">
            <text:p text:style-name="P25" loext:marker-style-name="T36"><text:span text:style-name="T36">8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E1" office:value-type="string">
            <text:p text:style-name="P25" loext:marker-style-name="T36"><text:span text:style-name="T36">9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G1" office:value-type="string">
            <text:p text:style-name="P25" loext:marker-style-name="T36"><text:span text:style-name="T36">10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C2" office:value-type="string">
            <text:p text:style-name="P9" loext:marker-style-name="T20"><text:span text:style-name="T20">${CR_CR8_desc}</text:span><text:span text:style-name="T20"/></text:p>
          </table:table-cell>
          <table:covered-table-cell table:style-name="Table73.D2"/>
          <table:table-cell table:style-name="Table73.E2" office:value-type="string">
            <text:p text:style-name="P9" loext:marker-style-name="T1"><text:span text:style-name="T20">${CR_CR9_desc}</text:span><text:span text:style-name="T1"/></text:p>
          </table:table-cell>
          <table:covered-table-cell table:style-name="Table73.D2"/>
          <table:table-cell table:style-name="Table73.G2" office:value-type="string">
            <text:p text:style-name="P9" loext:marker-style-name="T1"><text:span text:style-name="T20">${CR_CRX_desc}</text:span><text:span text:style-name="T1"/></text:p>
          </table:table-cell>
          <table:covered-table-cell table:style-name="Table73.D2"/>
          <table:table-cell table:style-name="Table73.I2" office:value-type="string">
            <text:p text:style-name="P9" loext:marker-style-name="T1"><text:span text:style-name="T20">${CR_CRJ_desc}</text:span><text:span text:style-name="T1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C3" office:value-type="string">
            <table:table table:name="Table67" table:style-name="Table67">
              <table:table-column table:style-name="Table67.A"/>
              <table:table-row table:style-name="Table67.1">
                <table:table-cell table:style-name="Table6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8_owasp_dev_guide_print}</text:span><text:span text:style-name="T23"/></text:p>
                </table:table-cell>
              </table:table-row>
              <table:table-row table:style-name="Table67.1">
                <table:table-cell table:style-name="Table6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8_owasp_asvs_print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8_owasp_appsensor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8_capec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8_safecode}</text:span><text:span text:style-name="T23"/></text:p>
                </table:table-cell>
              </table:table-row>
              <table:table-row table:style-name="Table67.1">
                <table:table-cell table:style-name="Table6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73.D2"/>
          <table:table-cell table:style-name="Table73.E3" office:value-type="string">
            <table:table table:name="Table68" table:style-name="Table68">
              <table:table-column table:style-name="Table68.A"/>
              <table:table-row table:style-name="Table68.1">
                <table:table-cell table:style-name="Table68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R_CR9_owasp_dev_guide_print}</text:span><text:span text:style-name="T23"/></text:p>
                </table:table-cell>
              </table:table-row>
              <table:table-row table:style-name="Table68.1">
                <table:table-cell table:style-name="Table6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9_owasp_asvs_print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9_owasp_appsensor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9_capec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9_safecode}</text:span><text:span text:style-name="T23"/></text:p>
                </table:table-cell>
              </table:table-row>
              <table:table-row table:style-name="Table68.1">
                <table:table-cell table:style-name="Table6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D2"/>
          <table:table-cell table:style-name="Table73.G3" office:value-type="string">
            <table:table table:name="Table69" table:style-name="Table69">
              <table:table-column table:style-name="Table69.A"/>
              <table:table-row table:style-name="Table69.1">
                <table:table-cell table:style-name="Table6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X_owasp_dev_guide_print}</text:span><text:span text:style-name="T23"/></text:p>
                </table:table-cell>
              </table:table-row>
              <table:table-row table:style-name="Table69.1">
                <table:table-cell table:style-name="Table69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CR_CRX_owasp_asvs_print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X_owasp_appsensor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X_capec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X_safecode}</text:span><text:span text:style-name="T23"/></text:p>
                </table:table-cell>
              </table:table-row>
              <table:table-row table:style-name="Table69.1">
                <table:table-cell table:style-name="Table6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D2"/>
          <table:table-cell table:style-name="Table73.I3" office:value-type="string">
            <table:table table:name="Table70" table:style-name="Table70">
              <table:table-column table:style-name="Table70.A"/>
              <table:table-row table:style-name="Table70.1">
                <table:table-cell table:style-name="Table7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J_owasp_dev_guide_print}</text:span><text:span text:style-name="T23"/></text:p>
                </table:table-cell>
              </table:table-row>
              <table:table-row table:style-name="Table70.1">
                <table:table-cell table:style-name="Table7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J_owasp_asvs_print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J_owasp_appsensor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J_capec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CR_CRJ_safecode}</text:span><text:span text:style-name="T23"/></text:p>
                </table:table-cell>
              </table:table-row>
              <table:table-row table:style-name="Table70.1">
                <table:table-cell table:style-name="Table7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73.1">
          <table:covered-table-cell table:style-name="Table73.A1"/>
          <table:table-cell table:style-name="Table73.B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Q</text:span><text:span text:style-name="T2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K</text:span><text:span text:style-name="T26"/></text:p>
          </table:table-cell>
          <table:table-cell table:style-name="Table73.F4" table:number-rows-spanned="3" office:value-type="string">
            <text:p text:style-name="P31" loext:marker-style-name="T17"/>
          </table:table-cell>
          <table:table-cell table:style-name="Table73.G4" office:value-type="string">
            <text:p text:style-name="P32" loext:marker-style-name="T27"/>
          </table:table-cell>
          <table:table-cell table:style-name="Table73.H4" table:number-rows-spanned="3" office:value-type="string">
            <text:p text:style-name="P31" loext:marker-style-name="T17"/>
          </table:table-cell>
          <table:table-cell table:style-name="Table73.I4" office:value-type="string">
            <text:p text:style-name="P32" loext:marker-style-name="T27"/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I2" office:value-type="string">
            <text:p text:style-name="P9" loext:marker-style-name="T1"><text:span text:style-name="T20">${CR_CRQ_desc}</text:span><text:span text:style-name="T1"/></text:p>
          </table:table-cell>
          <table:covered-table-cell table:style-name="Table73.B2"/>
          <table:table-cell table:style-name="Table73.I2" office:value-type="string">
            <text:p text:style-name="P9" loext:marker-style-name="T1"><text:span text:style-name="T20">${CR_CRK_desc}</text:span><text:span text:style-name="T1"/></text:p>
          </table:table-cell>
          <table:covered-table-cell table:style-name="Table73.F5"/>
          <table:table-cell table:style-name="Table73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73.H5"/>
          <table:table-cell table:style-name="Table73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I3" office:value-type="string">
            <table:table table:name="Table71" table:style-name="Table71">
              <table:table-column table:style-name="Table71.A"/>
              <table:table-row table:style-name="Table71.1">
                <table:table-cell table:style-name="Table7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Q_owasp_dev_guide_print}</text:span><text:span text:style-name="T23"/></text:p>
                </table:table-cell>
              </table:table-row>
              <table:table-row table:style-name="Table71.1">
                <table:table-cell table:style-name="Table7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Q_owasp_asvs_print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Q_owasp_appsensor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CAPEC</text:span><text:span text:style-name="T23"/></text:p>
                  <text:p text:style-name="P41" loext:marker-style-name="T23"><text:span text:style-name="T23">${CR_CRQ_capec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Q_safecode}</text:span><text:span text:style-name="T23"/></text:p>
                </table:table-cell>
              </table:table-row>
              <table:table-row table:style-name="Table71.1">
                <table:table-cell table:style-name="Table7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B2"/>
          <table:table-cell table:style-name="Table73.I3" office:value-type="string">
            <table:table table:name="Table72" table:style-name="Table72">
              <table:table-column table:style-name="Table72.A"/>
              <table:table-row table:style-name="Table72.1">
                <table:table-cell table:style-name="Table7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K_owasp_dev_guide_print}</text:span><text:span text:style-name="T23"/></text:p>
                </table:table-cell>
              </table:table-row>
              <table:table-row table:style-name="Table72.1">
                <table:table-cell table:style-name="Table7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K_owasp_asvs_print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K_owasp_appsensor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CAPEC</text:span><text:span text:style-name="T23"/></text:p>
                  <text:p text:style-name="P33" loext:marker-style-name="T23"><text:span text:style-name="T23">${CR_CRK_capec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K_safecode}</text:span><text:span text:style-name="T23"/></text:p>
                </table:table-cell>
              </table:table-row>
              <table:table-row table:style-name="Table72.1">
                <table:table-cell table:style-name="Table7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9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73.F6"/>
          <table:table-cell table:style-name="Table73.G6" office:value-type="string">
            <text:p text:style-name="P12" loext:marker-style-name="T1"/>
          </table:table-cell>
          <table:covered-table-cell table:style-name="Table73.H6"/>
          <table:table-cell table:style-name="Table73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10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column table:style-name="Table80.E"/>
        <table:table-column table:style-name="Table80.F"/>
        <table:table-column table:style-name="Table80.G"/>
        <table:table-column table:style-name="Table80.B"/>
        <table:table-column table:style-name="Table80.C"/>
        <table:table-row table:style-name="Table80.1">
          <table:table-cell table:style-name="Table80.A1" table:number-rows-spanned="6" office:value-type="string">
            <text:p text:style-name="P12" loext:marker-style-name="T1"/>
          </table:table-cell>
          <table:table-cell table:style-name="Table80.B1" table:number-rows-spanned="3" office:value-type="string">
            <text:p text:style-name="P24" loext:marker-style-name="T15"><text:span text:style-name="T15">${C_suit}</text:span><text:span text:style-name="T15"/></text:p>
          </table:table-cell>
          <table:table-cell table:style-name="Table80.C1" office:value-type="string">
            <text:p text:style-name="P25" loext:marker-style-name="T38"><text:span text:style-name="T38">A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E1" office:value-type="string">
            <text:p text:style-name="P42" loext:marker-style-name="T38"/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G1" office:value-type="string">
            <text:p text:style-name="P25" loext:marker-style-name="T38"><text:span text:style-name="T38">2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I1" office:value-type="string">
            <text:p text:style-name="P25" loext:marker-style-name="T38"><text:span text:style-name="T38">3</text:span><text:span text:style-name="T38"/></text:p>
          </table:table-cell>
        </table:table-row>
        <table:table-row table:style-name="Table80.2">
          <table:covered-table-cell table:style-name="Table80.A1"/>
          <table:covered-table-cell table:style-name="Table80.B2"/>
          <table:table-cell table:style-name="Table80.C2" office:value-type="string">
            <text:p text:style-name="P9" loext:marker-style-name="T20"><text:span text:style-name="T20">${C_CA_desc}</text:span><text:span text:style-name="T20"/></text:p>
          </table:table-cell>
          <table:covered-table-cell table:style-name="Table80.D2"/>
          <table:table-cell table:style-name="Table80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80.D2"/>
          <table:table-cell table:style-name="Table80.G2" office:value-type="string">
            <text:p text:style-name="P9" loext:marker-style-name="T1"><text:span text:style-name="T20">${C_C2_desc}</text:span><text:span text:style-name="T1"/></text:p>
          </table:table-cell>
          <table:covered-table-cell table:style-name="Table80.D2"/>
          <table:table-cell table:style-name="Table80.I2" office:value-type="string">
            <text:p text:style-name="P9" loext:marker-style-name="T20"><text:span text:style-name="T20">${C_C3_desc}</text:span><text:span text:style-name="T20"/></text:p>
          </table:table-cell>
        </table:table-row>
        <table:table-row table:style-name="Table80.2">
          <table:covered-table-cell table:style-name="Table80.A1"/>
          <table:covered-table-cell table:style-name="Table80.B2"/>
          <table:table-cell table:style-name="Table80.C3" office:value-type="string">
            <text:p text:style-name="P9" loext:marker-style-name="T20"><text:span text:style-name="T22">${C_CA_misc}</text:span><text:span text:style-name="T33"/></text:p>
          </table:table-cell>
          <table:covered-table-cell table:style-name="Table80.D2"/>
          <table:table-cell table:style-name="Table80.E3" office:value-type="string">
            <text:p text:style-name="P12" loext:marker-style-name="T1"/>
          </table:table-cell>
          <table:covered-table-cell table:style-name="Table80.D2"/>
          <table:table-cell table:style-name="Table80.G3" office:value-type="string">
            <table:table table:name="Table74" table:style-name="Table74">
              <table:table-column table:style-name="Table74.A"/>
              <table:table-row table:style-name="Table74.1">
                <table:table-cell table:style-name="Table7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2_owasp_dev_guide_print}</text:span><text:span text:style-name="T23"/></text:p>
                </table:table-cell>
              </table:table-row>
              <table:table-row table:style-name="Table74.1">
                <table:table-cell table:style-name="Table7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2_owasp_asvs_print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2_owasp_appsensor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2_capec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2_safecode}</text:span><text:span text:style-name="T23"/></text:p>
                </table:table-cell>
              </table:table-row>
              <table:table-row table:style-name="Table74.1">
                <table:table-cell table:style-name="Table7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D2"/>
          <table:table-cell table:style-name="Table80.I3" office:value-type="string">
            <table:table table:name="Table75" table:style-name="Table75">
              <table:table-column table:style-name="Table75.A"/>
              <table:table-row table:style-name="Table75.1">
                <table:table-cell table:style-name="Table7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3_owasp_dev_guide_print}</text:span><text:span text:style-name="T23"/></text:p>
                </table:table-cell>
              </table:table-row>
              <table:table-row table:style-name="Table75.1">
                <table:table-cell table:style-name="Table7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3_owasp_asvs_print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3_owasp_appsensor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3_capec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3_safecode}</text:span><text:span text:style-name="T23"/></text:p>
                </table:table-cell>
              </table:table-row>
              <table:table-row table:style-name="Table75.1">
                <table:table-cell table:style-name="Table7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0.1">
          <table:covered-table-cell table:style-name="Table80.A4"/>
          <table:table-cell table:style-name="Table80.B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C4" office:value-type="string">
            <text:p text:style-name="P25" loext:marker-style-name="T38"><text:span text:style-name="T38">4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E4" office:value-type="string">
            <text:p text:style-name="P25" loext:marker-style-name="T38"><text:span text:style-name="T38">5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G4" office:value-type="string">
            <text:p text:style-name="P25" loext:marker-style-name="T38"><text:span text:style-name="T38">6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I4" office:value-type="string">
            <text:p text:style-name="P25" loext:marker-style-name="T38"><text:span text:style-name="T38">7</text:span><text:span text:style-name="T38"/></text:p>
          </table:table-cell>
        </table:table-row>
        <table:table-row table:style-name="Table80.2">
          <table:covered-table-cell table:style-name="Table80.A5"/>
          <table:covered-table-cell table:style-name="Table80.B2"/>
          <table:table-cell table:style-name="Table80.C5" office:value-type="string">
            <text:p text:style-name="P9" loext:marker-style-name="T1"><text:span text:style-name="T20">${C_C4_desc}</text:span><text:span text:style-name="T1"/></text:p>
          </table:table-cell>
          <table:covered-table-cell table:style-name="Table80.B2"/>
          <table:table-cell table:style-name="Table80.E5" office:value-type="string">
            <text:p text:style-name="P9" loext:marker-style-name="T1"><text:span text:style-name="T20">${C_C5_desc}</text:span><text:span text:style-name="T1"/></text:p>
          </table:table-cell>
          <table:covered-table-cell table:style-name="Table80.B2"/>
          <table:table-cell table:style-name="Table80.G5" office:value-type="string">
            <text:p text:style-name="P9" loext:marker-style-name="T1"><text:span text:style-name="T20">${C_C6_desc}</text:span><text:span text:style-name="T1"/></text:p>
          </table:table-cell>
          <table:covered-table-cell table:style-name="Table80.B2"/>
          <table:table-cell table:style-name="Table80.I5" office:value-type="string">
            <text:p text:style-name="P9" loext:marker-style-name="T1"><text:span text:style-name="T20">${C_C7_desc}</text:span><text:span text:style-name="T1"/></text:p>
          </table:table-cell>
        </table:table-row>
        <table:table-row table:style-name="Table80.2">
          <table:covered-table-cell table:style-name="Table80.A6"/>
          <table:covered-table-cell table:style-name="Table80.B2"/>
          <table:table-cell table:style-name="Table80.C6" office:value-type="string">
            <table:table table:name="Table76" table:style-name="Table76">
              <table:table-column table:style-name="Table76.A"/>
              <table:table-row table:style-name="Table76.1">
                <table:table-cell table:style-name="Table7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4_owasp_dev_guide_print}</text:span><text:span text:style-name="T23"/></text:p>
                </table:table-cell>
              </table:table-row>
              <table:table-row table:style-name="Table76.1">
                <table:table-cell table:style-name="Table7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4_owasp_asvs_print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4_owasp_appsensor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4_capec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4_safecode}</text:span><text:span text:style-name="T23"/></text:p>
                </table:table-cell>
              </table:table-row>
              <table:table-row table:style-name="Table76.1">
                <table:table-cell table:style-name="Table7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E6" office:value-type="string">
            <table:table table:name="Table77" table:style-name="Table77">
              <table:table-column table:style-name="Table77.A"/>
              <table:table-row table:style-name="Table77.1">
                <table:table-cell table:style-name="Table7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5_owasp_dev_guide_print}</text:span><text:span text:style-name="T23"/></text:p>
                </table:table-cell>
              </table:table-row>
              <table:table-row table:style-name="Table77.1">
                <table:table-cell table:style-name="Table7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5_owasp_asvs_print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5_owasp_appsensor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5_capec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5_safecode}</text:span><text:span text:style-name="T23"/></text:p>
                </table:table-cell>
              </table:table-row>
              <table:table-row table:style-name="Table77.1">
                <table:table-cell table:style-name="Table7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G6" office:value-type="string">
            <table:table table:name="Table78" table:style-name="Table78">
              <table:table-column table:style-name="Table78.A"/>
              <table:table-row table:style-name="Table78.1">
                <table:table-cell table:style-name="Table7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6_owasp_dev_guide_print}</text:span><text:span text:style-name="T23"/></text:p>
                </table:table-cell>
              </table:table-row>
              <table:table-row table:style-name="Table78.1">
                <table:table-cell table:style-name="Table7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6_owasp_asvs_print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6_owasp_appsensor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6_capec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6_safecode}</text:span><text:span text:style-name="T23"/></text:p>
                </table:table-cell>
              </table:table-row>
              <table:table-row table:style-name="Table78.1">
                <table:table-cell table:style-name="Table7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I6" office:value-type="string">
            <table:table table:name="Table79" table:style-name="Table79">
              <table:table-column table:style-name="Table79.A"/>
              <table:table-row table:style-name="Table79.1">
                <table:table-cell table:style-name="Table7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7_owasp_dev_guide_print}</text:span><text:span text:style-name="T23"/></text:p>
                </table:table-cell>
              </table:table-row>
              <table:table-row table:style-name="Table79.1">
                <table:table-cell table:style-name="Table7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7_owasp_asvs_print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7_owasp_appsensor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7_capec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7_safecode}</text:span><text:span text:style-name="T23"/></text:p>
                </table:table-cell>
              </table:table-row>
              <table:table-row table:style-name="Table79.1">
                <table:table-cell table:style-name="Table7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0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1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87" table:style-name="Table87">
        <table:table-column table:style-name="Table87.A"/>
        <table:table-column table:style-name="Table87.B"/>
        <table:table-column table:style-name="Table87.C"/>
        <table:table-column table:style-name="Table87.D"/>
        <table:table-column table:style-name="Table87.E"/>
        <table:table-column table:style-name="Table87.D"/>
        <table:table-column table:style-name="Table87.G"/>
        <table:table-column table:style-name="Table87.D"/>
        <table:table-column table:style-name="Table87.I"/>
        <table:table-row table:style-name="Table87.1">
          <table:table-cell table:style-name="Table87.A1" table:number-rows-spanned="6" office:value-type="string">
            <text:p text:style-name="P12" loext:marker-style-name="T1"/>
          </table:table-cell>
          <table:table-cell table:style-name="Table87.B1" table:number-rows-spanned="3" office:value-type="string">
            <text:p text:style-name="P24" loext:marker-style-name="T15"><text:span text:style-name="T15">${C_suit}</text:span><text:span text:style-name="T15"/></text:p>
          </table:table-cell>
          <table:table-cell table:style-name="Table87.C1" office:value-type="string">
            <text:p text:style-name="P25" loext:marker-style-name="T38"><text:span text:style-name="T38">8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E1" office:value-type="string">
            <text:p text:style-name="P25" loext:marker-style-name="T38"><text:span text:style-name="T38">9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G1" office:value-type="string">
            <text:p text:style-name="P25" loext:marker-style-name="T38"><text:span text:style-name="T38">10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87.2">
          <table:covered-table-cell table:style-name="Table87.A1"/>
          <table:covered-table-cell table:style-name="Table87.B2"/>
          <table:table-cell table:style-name="Table87.C2" office:value-type="string">
            <text:p text:style-name="P9" loext:marker-style-name="T20"><text:span text:style-name="T20">${C_C8_desc}</text:span><text:span text:style-name="T20"/></text:p>
          </table:table-cell>
          <table:covered-table-cell table:style-name="Table87.D2"/>
          <table:table-cell table:style-name="Table87.E2" office:value-type="string">
            <text:p text:style-name="P9" loext:marker-style-name="T1"><text:span text:style-name="T20">${C_C9_desc}</text:span><text:span text:style-name="T1"/></text:p>
          </table:table-cell>
          <table:covered-table-cell table:style-name="Table87.D2"/>
          <table:table-cell table:style-name="Table87.G2" office:value-type="string">
            <text:p text:style-name="P9" loext:marker-style-name="T1"><text:span text:style-name="T20">${C_CX_desc}</text:span><text:span text:style-name="T1"/></text:p>
          </table:table-cell>
          <table:covered-table-cell table:style-name="Table87.D2"/>
          <table:table-cell table:style-name="Table87.I2" office:value-type="string">
            <text:p text:style-name="P9" loext:marker-style-name="T1"><text:span text:style-name="T20">${C_CJ_desc}</text:span><text:span text:style-name="T1"/></text:p>
          </table:table-cell>
        </table:table-row>
        <table:table-row table:style-name="Table87.2">
          <table:covered-table-cell table:style-name="Table87.A1"/>
          <table:covered-table-cell table:style-name="Table87.B2"/>
          <table:table-cell table:style-name="Table87.C3" office:value-type="string">
            <table:table table:name="Table81" table:style-name="Table81">
              <table:table-column table:style-name="Table81.A"/>
              <table:table-row table:style-name="Table81.1">
                <table:table-cell table:style-name="Table8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8_owasp_dev_guide_print}</text:span><text:span text:style-name="T23"/></text:p>
                </table:table-cell>
              </table:table-row>
              <table:table-row table:style-name="Table81.1">
                <table:table-cell table:style-name="Table8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8_owasp_asvs_print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8_owasp_appsensor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8_capec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8_safecode}</text:span><text:span text:style-name="T23"/></text:p>
                </table:table-cell>
              </table:table-row>
              <table:table-row table:style-name="Table81.1">
                <table:table-cell table:style-name="Table8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87.D2"/>
          <table:table-cell table:style-name="Table87.E3" office:value-type="string">
            <table:table table:name="Table82" table:style-name="Table82">
              <table:table-column table:style-name="Table82.A"/>
              <table:table-row table:style-name="Table82.1">
                <table:table-cell table:style-name="Table82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_C9_owasp_dev_guide_print}</text:span><text:span text:style-name="T23"/></text:p>
                </table:table-cell>
              </table:table-row>
              <table:table-row table:style-name="Table82.1">
                <table:table-cell table:style-name="Table8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9_owasp_asvs_print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9_owasp_appsensor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9_capec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9_safecode}</text:span><text:span text:style-name="T23"/></text:p>
                </table:table-cell>
              </table:table-row>
              <table:table-row table:style-name="Table82.1">
                <table:table-cell table:style-name="Table8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D2"/>
          <table:table-cell table:style-name="Table87.G3" office:value-type="string">
            <table:table table:name="Table83" table:style-name="Table83">
              <table:table-column table:style-name="Table83.A"/>
              <table:table-row table:style-name="Table83.1">
                <table:table-cell table:style-name="Table8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X_owasp_dev_guide_print}</text:span><text:span text:style-name="T23"/></text:p>
                </table:table-cell>
              </table:table-row>
              <table:table-row table:style-name="Table83.1">
                <table:table-cell table:style-name="Table8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X_owasp_asvs_print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X_owasp_appsensor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X_capec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X_safecode}</text:span><text:span text:style-name="T23"/></text:p>
                </table:table-cell>
              </table:table-row>
              <table:table-row table:style-name="Table83.1">
                <table:table-cell table:style-name="Table8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D2"/>
          <table:table-cell table:style-name="Table87.I3" office:value-type="string">
            <table:table table:name="Table84" table:style-name="Table84">
              <table:table-column table:style-name="Table84.A"/>
              <table:table-row table:style-name="Table84.1">
                <table:table-cell table:style-name="Table8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J_owasp_dev_guide_print}</text:span><text:span text:style-name="T23"/></text:p>
                </table:table-cell>
              </table:table-row>
              <table:table-row table:style-name="Table84.1">
                <table:table-cell table:style-name="Table8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J_owasp_asvs_print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J_owasp_appsensor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J_capec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J_safecode}</text:span><text:span text:style-name="T23"/></text:p>
                </table:table-cell>
              </table:table-row>
              <table:table-row table:style-name="Table84.1">
                <table:table-cell table:style-name="Table8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7.1">
          <table:covered-table-cell table:style-name="Table87.A4"/>
          <table:table-cell table:style-name="Table87.B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Q</text:span><text:span text:style-name="T26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K</text:span><text:span text:style-name="T26"/></text:p>
          </table:table-cell>
          <table:table-cell table:style-name="Table87.F4" table:number-rows-spanned="3" office:value-type="string">
            <text:p text:style-name="P24" loext:marker-style-name="T17"><text:span text:style-name="T15">${WC_suit}</text:span><text:span text:style-name="T18"/></text:p>
          </table:table-cell>
          <table:table-cell table:style-name="Table87.G4" office:value-type="string">
            <text:p text:style-name="P25" loext:marker-style-name="T39"><text:span text:style-name="T39">${WC_JOA_card}</text:span><text:span text:style-name="T39"/></text:p>
          </table:table-cell>
          <table:table-cell table:style-name="Table87.F4" table:number-rows-spanned="3" office:value-type="string">
            <text:p text:style-name="P24" loext:marker-style-name="T17"><text:span text:style-name="T15">${WC_suit}</text:span><text:span text:style-name="T18"/></text:p>
          </table:table-cell>
          <table:table-cell table:style-name="Table87.G4" office:value-type="string">
            <text:p text:style-name="P25" loext:marker-style-name="T39"><text:span text:style-name="T39">${WC_JOB_card}</text:span><text:span text:style-name="T39"/></text:p>
          </table:table-cell>
        </table:table-row>
        <table:table-row table:style-name="Table87.2">
          <table:covered-table-cell table:style-name="Table87.A5"/>
          <table:covered-table-cell table:style-name="Table87.B2"/>
          <table:table-cell table:style-name="Table87.I2" office:value-type="string">
            <text:p text:style-name="P9" loext:marker-style-name="T1"><text:span text:style-name="T20">${C_CQ_desc}</text:span><text:span text:style-name="T1"/></text:p>
          </table:table-cell>
          <table:covered-table-cell table:style-name="Table87.B2"/>
          <table:table-cell table:style-name="Table87.I2" office:value-type="string">
            <text:p text:style-name="P9" loext:marker-style-name="T1"><text:span text:style-name="T20">${C_CK_desc}</text:span><text:span text:style-name="T1"/></text:p>
          </table:table-cell>
          <table:covered-table-cell table:style-name="Table87.F5"/>
          <table:table-cell table:style-name="Table87.G5" office:value-type="string">
            <text:p text:style-name="P9" loext:marker-style-name="T20"><text:span text:style-name="T20">${WC_JOA_desc}</text:span><text:span text:style-name="T20"/></text:p>
          </table:table-cell>
          <table:covered-table-cell table:style-name="Table87.F5"/>
          <table:table-cell table:style-name="Table87.G5" office:value-type="string">
            <text:p text:style-name="P9" loext:marker-style-name="T20"><text:span text:style-name="T20">${WC_JOB_desc}</text:span><text:span text:style-name="T20"/></text:p>
          </table:table-cell>
        </table:table-row>
        <table:table-row table:style-name="Table87.2">
          <table:covered-table-cell table:style-name="Table87.A6"/>
          <table:covered-table-cell table:style-name="Table87.B2"/>
          <table:table-cell table:style-name="Table87.I3" office:value-type="string">
            <table:table table:name="Table85" table:style-name="Table85">
              <table:table-column table:style-name="Table85.A"/>
              <table:table-row table:style-name="Table85.1">
                <table:table-cell table:style-name="Table8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Q_owasp_dev_guide_print}</text:span><text:span text:style-name="T23"/></text:p>
                </table:table-cell>
              </table:table-row>
              <table:table-row table:style-name="Table85.1">
                <table:table-cell table:style-name="Table8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Q_owasp_asvs_print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Q_owasp_appsensor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Q_capec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Q_safecode}</text:span><text:span text:style-name="T23"/></text:p>
                </table:table-cell>
              </table:table-row>
              <table:table-row table:style-name="Table85.1">
                <table:table-cell table:style-name="Table8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B2"/>
          <table:table-cell table:style-name="Table87.I3" office:value-type="string">
            <table:table table:name="Table86" table:style-name="Table86">
              <table:table-column table:style-name="Table86.A"/>
              <table:table-row table:style-name="Table86.1">
                <table:table-cell table:style-name="Table8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K_owasp_dev_guide_print}</text:span><text:span text:style-name="T23"/></text:p>
                </table:table-cell>
              </table:table-row>
              <table:table-row table:style-name="Table86.1">
                <table:table-cell table:style-name="Table8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K_owasp_asvs_print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K_owasp_appsensor_print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K_capec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K_safecode}</text:span><text:span text:style-name="T23"/></text:p>
                </table:table-cell>
              </table:table-row>
              <table:table-row table:style-name="Table86.1">
                <table:table-cell table:style-name="Table8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1" table:style-name="Table88pb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87.F5"/>
          <table:table-cell table:style-name="Table87.G6" office:value-type="string">
            <text:p text:style-name="P9" loext:marker-style-name="T1"><text:span text:style-name="T22">${WC_JOA_misc}</text:span><text:span text:style-name="T22"/></text:p>
          </table:table-cell>
          <table:covered-table-cell table:style-name="Table87.F5"/>
          <table:table-cell table:style-name="Table87.G6" office:value-type="string">
            <text:p text:style-name="P9" loext:marker-style-name="T1"><text:span text:style-name="T22">${WC_JOB_misc}</text:span><text:span text:style-name="T22"/></text:p>
          </table:table-cell>
        </table:table-row>
      </table:table>
      <text:p text:style-name="P1" loext:marker-style-name="T1"/>
      <text:p text:style-name="P47" loext:marker-style-name="T1"><ns6:frame ns6:style-name="fr1" ns6:name="Picture 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C-Head-Top">${Common_T03100}</text:p>
      <table:table table:name="Table89" table:style-name="Table89">
        <table:table-column table:style-name="Table89.A"/>
        <table:table-column table:style-name="Table89.B"/>
        <table:table-column table:style-name="Table89.C"/>
        <table:table-row table:style-name="Table89.1">
          <table:table-cell table:style-name="Table89.A1" table:number-columns-spanned="2" office:value-type="string">
            <text:p text:style-name="P9" loext:marker-style-name="T1"><text:span text:style-name="T1">${Common_T03110}</text:span><text:span text:style-name="T1"/></text:p>
          </table:table-cell>
          <table:covered-table-cell/>
          <table:table-cell table:style-name="Table89.A1" office:value-type="string">
            <text:p text:style-name="P9" loext:marker-style-name="T1"><text:span text:style-name="T1">${Common_T03120}</text:span><text:span text:style-name="T1"/></text:p>
          </table:table-cell>
        </table:table-row>
        <table:table-row table:style-name="Table89.1">
          <table:table-cell table:style-name="Table89.A2" office:value-type="string">
            <text:p text:style-name="P9" loext:marker-style-name="T1"><text:span text:style-name="T1">${Common_T03130}</text:span><text:span text:style-name="T1"/></text:p>
          </table:table-cell>
          <table:table-cell table:style-name="Table89.B2" office:value-type="string">
            <text:p text:style-name="P9" loext:marker-style-name="T1"><text:span text:style-name="T1">30 Jul 2012</text:span><text:span text:style-name="T1"/></text:p>
          </table:table-cell>
          <table:table-cell table:style-name="Table89.C2" office:value-type="string">
            <text:p text:style-name="P9" loext:marker-style-name="T1"><text:span text:style-name="T1">${Common_T03140}</text:span><text:span text:style-name="T1"/></text:p>
          </table:table-cell>
        </table:table-row>
        <table:table-row table:style-name="Table89.1">
          <table:table-cell table:style-name="Table89.A3" office:value-type="string">
            <text:p text:style-name="P9" loext:marker-style-name="T1"><text:span text:style-name="T1">${Common_T03150}</text:span><text:span text:style-name="T1"/></text:p>
          </table:table-cell>
          <table:table-cell table:style-name="Table89.B3" office:value-type="string">
            <text:p text:style-name="P9" loext:marker-style-name="T1"><text:span text:style-name="T1">10 Aug 2012</text:span><text:span text:style-name="T1"/></text:p>
          </table:table-cell>
          <table:table-cell table:style-name="Table89.C3" office:value-type="string">
            <text:p text:style-name="P9" loext:marker-style-name="T1"><text:span text:style-name="T1">${Common_T03160}</text:span><text:span text:style-name="T1"/></text:p>
          </table:table-cell>
        </table:table-row>
        <table:table-row table:style-name="Table89.1">
          <table:table-cell table:style-name="Table89.A4" office:value-type="string">
            <text:p text:style-name="P9" loext:marker-style-name="T1"><text:span text:style-name="T1">${Common_T03170}</text:span><text:span text:style-name="T1"/></text:p>
          </table:table-cell>
          <table:table-cell table:style-name="Table89.B4" office:value-type="string">
            <text:p text:style-name="P9" loext:marker-style-name="T1"><text:span text:style-name="T1">15 Aug 2012</text:span><text:span text:style-name="T1"/></text:p>
          </table:table-cell>
          <table:table-cell table:style-name="Table89.C4" office:value-type="string">
            <text:p text:style-name="P9" loext:marker-style-name="T1"><text:span text:style-name="T1">${Common_T03180}</text:span><text:span text:style-name="T1"/></text:p>
          </table:table-cell>
        </table:table-row>
        <table:table-row table:style-name="Table89.1">
          <table:table-cell table:style-name="Table89.A5" office:value-type="string">
            <text:p text:style-name="P9" loext:marker-style-name="T1"><text:span text:style-name="T1">${Common_T03190}</text:span><text:span text:style-name="T1"/></text:p>
          </table:table-cell>
          <table:table-cell table:style-name="Table89.B5" office:value-type="string">
            <text:p text:style-name="P9" loext:marker-style-name="T1"><text:span text:style-name="T1">25 Feb 2013</text:span><text:span text:style-name="T1"/></text:p>
          </table:table-cell>
          <table:table-cell table:style-name="Table89.C5" office:value-type="string">
            <text:p text:style-name="P9" loext:marker-style-name="T1"><text:span text:style-name="T1">${Common_T03200} ${Common_T03210} ${Common_T03220} ${Common_T03230}</text:span><text:span text:style-name="T1"/></text:p>
          </table:table-cell>
        </table:table-row>
        <table:table-row table:style-name="Table89.1">
          <table:table-cell table:style-name="Table89.A6" office:value-type="string">
            <text:p text:style-name="P9" loext:marker-style-name="T1"><text:span text:style-name="T1">${Common_T03240}</text:span><text:span text:style-name="T1"/></text:p>
          </table:table-cell>
          <table:table-cell table:style-name="Table89.B6" office:value-type="string">
            <text:p text:style-name="P9" loext:marker-style-name="T1"><text:span text:style-name="T1">25 Feb 2013</text:span><text:span text:style-name="T1"/></text:p>
          </table:table-cell>
          <table:table-cell table:style-name="Table89.C6" office:value-type="string">
            <text:p text:style-name="P9" loext:marker-style-name="T1"><text:span text:style-name="T1">${Common_T03250}</text:span><text:span text:style-name="T1"/></text:p>
          </table:table-cell>
        </table:table-row>
        <table:table-row table:style-name="Table89.1">
          <table:table-cell table:style-name="Table89.A7" office:value-type="string">
            <text:p text:style-name="P9" loext:marker-style-name="T1"><text:span text:style-name="T1">${Common_T03260}</text:span><text:span text:style-name="T1"/></text:p>
          </table:table-cell>
          <table:table-cell table:style-name="Table89.B7" office:value-type="string">
            <text:p text:style-name="P9" loext:marker-style-name="T1"><text:span text:style-name="T1">03 Jun 2013</text:span><text:span text:style-name="T1"/></text:p>
          </table:table-cell>
          <table:table-cell table:style-name="Table89.C7" office:value-type="string">
            <text:p text:style-name="P9" loext:marker-style-name="T1"><text:span text:style-name="T1">${Common_T03270} ${Common_T03280} ${Common_T03290} ${Common_T03300} ${Common_T03310} ${Common_T03320} ${Common_T03330} ${Common_T03340}</text:span><text:span text:style-name="T1"/></text:p>
          </table:table-cell>
        </table:table-row>
        <table:table-row table:style-name="Table89.1">
          <table:table-cell table:style-name="Table89.A8" office:value-type="string">
            <text:p text:style-name="P9" loext:marker-style-name="T1"><text:span text:style-name="T1">${Common_T03350}</text:span><text:span text:style-name="T1"/></text:p>
          </table:table-cell>
          <table:table-cell table:style-name="Table89.B8" office:value-type="string">
            <text:p text:style-name="P9" loext:marker-style-name="T1"><text:span text:style-name="T1">14 Aug 2013</text:span><text:span text:style-name="T1"/></text:p>
          </table:table-cell>
          <table:table-cell table:style-name="Table89.C8" office:value-type="string">
            <text:p text:style-name="P9" loext:marker-style-name="T1"><text:span text:style-name="T1">${Common_T03360} ${Common_T03370} ${Common_T03380} ${Common_T03390} ${Common_T03400} ${Common_T03410}</text:span></text:p>
          </table:table-cell>
        </table:table-row>
        <table:table-row table:style-name="Table89.1">
          <table:table-cell table:style-name="Table89.A9" office:value-type="string">
            <text:p text:style-name="P9" loext:marker-style-name="T1"><text:span text:style-name="T1">${Common_T03420}</text:span><text:span text:style-name="T1"/></text:p>
          </table:table-cell>
          <table:table-cell table:style-name="Table89.B9" office:value-type="string">
            <text:p text:style-name="P9" loext:marker-style-name="T1"><text:span text:style-name="T1">18 Sep 2013</text:span><text:span text:style-name="T1"/></text:p>
          </table:table-cell>
          <table:table-cell table:style-name="Table89.C9" office:value-type="string">
            <text:p text:style-name="P9" loext:marker-style-name="T1"><text:span text:style-name="T1">${Common_T03430} ${Common_T03440} ${Common_T03450} ${Common_T03460}</text:span></text:p>
          </table:table-cell>
        </table:table-row>
        <table:table-row table:style-name="Table89.1">
          <table:table-cell table:style-name="Table89.A10" office:value-type="string">
            <text:p text:style-name="P9" loext:marker-style-name="T1"><text:span text:style-name="T1">${Common_T03470}</text:span><text:span text:style-name="T1"/></text:p>
          </table:table-cell>
          <table:table-cell table:style-name="Table89.B10" office:value-type="string">
            <text:p text:style-name="P9" loext:marker-style-name="T1"><text:span text:style-name="T1">01 Feb 2014</text:span><text:span text:style-name="T1"/></text:p>
          </table:table-cell>
          <table:table-cell table:style-name="Table89.C10" office:value-type="string">
            <text:p text:style-name="P9" loext:marker-style-name="T1"><text:span text:style-name="T1">${Common_T03480}</text:span><text:span text:style-name="T1"/></text:p>
          </table:table-cell>
        </table:table-row>
        <table:table-row table:style-name="Table89.1">
          <table:table-cell table:style-name="Table89.A11" office:value-type="string">
            <text:p text:style-name="P9" loext:marker-style-name="T1"><text:span text:style-name="T1">${Common_T03490}</text:span><text:span text:style-name="T1"/></text:p>
          </table:table-cell>
          <table:table-cell table:style-name="Table89.B11" office:value-type="string">
            <text:p text:style-name="P9" loext:marker-style-name="T1"><text:span text:style-name="T1">21 Mar 2014</text:span><text:span text:style-name="T1"/></text:p>
          </table:table-cell>
          <table:table-cell table:style-name="Table89.C11" office:value-type="string">
            <text:p text:style-name="P9" loext:marker-style-name="T1"><text:span text:style-name="T1">${Common_T03500} ${Common_T03510} ${Common_T03520} ${Common_T03530}</text:span><text:span text:style-name="T1"/></text:p>
          </table:table-cell>
        </table:table-row>
        <table:table-row table:style-name="Table89.1">
          <table:table-cell table:style-name="Table89.A12" office:value-type="string">
            <text:p text:style-name="P9" loext:marker-style-name="T1"><text:span text:style-name="T1">${Common_T03540}</text:span><text:span text:style-name="T1"/></text:p>
          </table:table-cell>
          <table:table-cell table:style-name="Table89.B12" office:value-type="string">
            <text:p text:style-name="P9" loext:marker-style-name="T1"><text:span text:style-name="T1">04 Mar 2015</text:span><text:span text:style-name="T1"/></text:p>
          </table:table-cell>
          <table:table-cell table:style-name="Table89.C12" office:value-type="string">
            <text:p text:style-name="P9" loext:marker-style-name="T1"><text:span text:style-name="T1">${Common_T03550} ${Common_T03560} ${Common_T03570}</text:span><text:span text:style-name="T1"/></text:p>
          </table:table-cell>
        </table:table-row>
        <table:table-row table:style-name="Table89.1">
          <table:table-cell table:style-name="Table89.A13" office:value-type="string">
            <text:p text:style-name="P9" loext:marker-style-name="T1"><text:span text:style-name="T1">${Common_T03580}</text:span><text:span text:style-name="T1"/></text:p>
          </table:table-cell>
          <table:table-cell table:style-name="Table89.B13" office:value-type="string">
            <text:p text:style-name="P9" loext:marker-style-name="T1"><text:span text:style-name="T1">29 Jun 2016</text:span><text:span text:style-name="T1"/></text:p>
          </table:table-cell>
          <table:table-cell table:style-name="Table89.C13" office:value-type="string">
            <text:p text:style-name="P9" loext:marker-style-name="T1"><text:span text:style-name="T1">${Common_T03590} ${Common_T03600} ${Common_T03610} ${Common_T03620} ${Common_T03630} ${Common_T03640} ${Common_T03650} ${Common_T03660} ${Common_T03670} ${Common_T03680} ${Common_T03690} ${Common_T03700}</text:span><text:span text:style-name="T1"/></text:p>
          </table:table-cell>
        </table:table-row>
        <table:table-row table:style-name="Table89.1">
          <table:table-cell table:style-name="Table89.A14" office:value-type="string">
            <text:p text:style-name="P9" loext:marker-style-name="T1"><text:span text:style-name="T1">${Common_T03710}</text:span><text:span text:style-name="T1"/></text:p>
          </table:table-cell>
          <table:table-cell table:style-name="Table89.B14" office:value-type="string">
            <text:p text:style-name="P9" loext:marker-style-name="T1"><text:span text:style-name="T1">05 May <text:s/>2024</text:span><text:span text:style-name="T1"/></text:p>
          </table:table-cell>
          <table:table-cell table:style-name="Table89.C14" office:value-type="string">
            <text:p text:style-name="P9" loext:marker-style-name="T1"><text:span text:style-name="T1">${Common_T03720}</text:span><text:span text:style-name="T1"/></text:p>
          </table:table-cell>
        </table:table-row>
        <table:table-row table:style-name="Table89.1">
          <table:table-cell table:style-name="Table89.A15" office:value-type="string">
            <text:p text:style-name="P9" loext:marker-style-name="T1"><text:span text:style-name="T1">${Common_T03730}</text:span><text:span text:style-name="T1"/></text:p>
          </table:table-cell>
          <table:table-cell table:style-name="Table89.B15" office:value-type="string">
            <text:p text:style-name="P9" loext:marker-style-name="T1"><text:span text:style-name="T1">25 October <text:s/>2024</text:span><text:span text:style-name="T1"/></text:p>
          </table:table-cell>
          <table:table-cell table:style-name="Table89.C15" office:value-type="string">
            <text:p text:style-name="P9" loext:marker-style-name="T1"><text:span text:style-name="T1">${Common_T03740}</text:span><text:span text:style-name="T1"/></text:p>
          </table:table-cell>
        </table:table-row>
        <table:table-row table:style-name="Table89.1">
          <table:table-cell table:style-name="Table89.A16" office:value-type="string">
            <text:p text:style-name="P9" loext:marker-style-name="T1"><text:span text:style-name="T1">${Common_T03750}</text:span><text:span text:style-name="T1"/></text:p>
          </table:table-cell>
          <table:table-cell table:style-name="Table89.B16" office:value-type="string">
            <text:p text:style-name="P9" loext:marker-style-name="T1"><text:span text:style-name="T1">30. October 2024</text:span><text:span text:style-name="T1"/></text:p>
          </table:table-cell>
          <table:table-cell table:style-name="Table89.C16" office:value-type="string">
            <text:p text:style-name="P9" loext:marker-style-name="T1"><text:span text:style-name="T1">${Common_T03760}</text:span><text:span text:style-name="T1"/></text:p>
          </table:table-cell>
        </table:table-row>
        <table:table-row table:style-name="Table89.1">
          <table:table-cell table:style-name="Table89.A17" office:value-type="string">
            <text:p text:style-name="P9" loext:marker-style-name="T1"><text:span text:style-name="T1">${Common_T03770}</text:span><text:span text:style-name="T1"/></text:p>
          </table:table-cell>
          <table:table-cell table:style-name="Table89.B17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89.C17" office:value-type="string">
            <text:p text:style-name="P9" loext:marker-style-name="T1"><text:span text:style-name="T1">${Common_T03771}</text:span><text:span text:style-name="T1"/></text:p>
          </table:table-cell>
        </table:table-row>
        <table:table-row table:style-name="Table89.1">
          <table:table-cell table:style-name="Table89.A18" office:value-type="string">
            <text:p text:style-name="P9" loext:marker-style-name="T1"><text:span text:style-name="T1">${Common_T03772}</text:span><text:span text:style-name="T1"/></text:p>
          </table:table-cell>
          <table:table-cell table:style-name="Table89.B18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89.C18" office:value-type="string">
            <text:p text:style-name="P9" loext:marker-style-name="T1"><text:span text:style-name="T1">${Common_T03773}</text:span><text:span text:style-name="T1"/></text:p>
          </table:table-cell>
        </table:table-row>
        <table:table-row table:style-name="Table89.1">
          <table:table-cell table:style-name="Table89.A19" office:value-type="string">
            <text:p text:style-name="P9" loext:marker-style-name="T1"><text:span text:style-name="T1">${Common_T03774}</text:span><text:span text:style-name="T1"/></text:p>
          </table:table-cell>
          <table:table-cell table:style-name="Table89.B19" office:value-type="string">
            <text:p text:style-name="P9" loext:marker-style-name="T1"><text:span text:style-name="T1">25. September 2025</text:span><text:span text:style-name="T1"/></text:p>
          </table:table-cell>
          <table:table-cell table:style-name="Table89.C19" office:value-type="string">
            <text:p text:style-name="P9" loext:marker-style-name="T1"><text:span text:style-name="T1">${Common_T03775}</text:span><text:span text:style-name="T1"/></text:p>
          </table:table-cell>
        </table:table-row>
      </table:table>
      <text:p text:style-name="PageBreakClean"/>
      <text:p text:style-name="Standard"/>
      <text:p text:style-name="Standard"/>
      <text:p text:style-name="Standard"/>
      <table:table table:name="Table92" table:style-name="Table92">
        <table:table-column table:style-name="Table92.A"/>
        <table:table-column table:style-name="Table92.B"/>
        <table:table-row table:style-name="Table92.1">
          <table:table-cell table:style-name="Table92.A1" office:value-type="string">
            <text:p text:style-name="P13">${Common_T03800}</text:p>
            <text:p text:style-name="P13" loext:marker-style-name="T41"><text:span text:style-name="T41">${Common_T03810}</text:span><text:span text:style-name="T41"/></text:p>
            <text:p text:style-name="P13" loext:marker-style-name="T41"><text:span text:style-name="T41">${Common_T03820}</text:span><text:span text:style-name="T41"/></text:p>
            <text:p text:style-name="P13" loext:marker-style-name="T41"><text:span text:style-name="T41">${Common_T03830}</text:span><text:span text:style-name="T41"/></text:p>
            <text:p text:style-name="P13" loext:marker-style-name="T41"><text:span text:style-name="T41">${Common_T03840}</text:span><text:span text:style-name="T41"/></text:p>
            <text:p text:style-name="P48" loext:marker-style-name="T7"/>
            <table:table table:name="Table90" table:style-name="Table90">
              <table:table-column table:style-name="Table90.A"/>
              <table:table-column table:style-name="Table90.B" table:number-columns-repeated="2"/>
              <table:table-row table:style-name="Table90.1">
                <table:table-cell table:style-name="Table90.A1" office:value-type="string">
                  <text:list text:style-name="WWNum4">
                    <text:list-item>
                      <text:p text:style-name="P49" loext:marker-style-name="T42"><text:span text:style-name="T41">Artim Banyte</text:span><text:span text:style-name="T42"/></text:p>
                    </text:list-item>
                    <text:list-item>
                      <text:p text:style-name="P49" loext:marker-style-name="T11"><text:span text:style-name="T41">Simon Bennetts</text:span><text:span text:style-name="T11"/></text:p>
                    </text:list-item>
                    <text:list-item>
                      <text:p text:style-name="P49" loext:marker-style-name="T11"><text:span text:style-name="T42">Thomas Berson</text:span><text:span text:style-name="T42"/></text:p>
                    </text:list-item>
                    <text:list-item>
                      <text:p text:style-name="P49" loext:marker-style-name="T11"><text:span text:style-name="T11">Tom Brennan</text:span><text:span text:style-name="T11"/></text:p>
                    </text:list-item>
                    <text:list-item>
                      <text:p text:style-name="P49" loext:marker-style-name="T11"><text:span text:style-name="T42">Graham Bryant</text:span><text:span text:style-name="T42"/></text:p>
                    </text:list-item>
                    <text:list-item>
                      <text:p text:style-name="P49" loext:marker-style-name="T11"><text:span text:style-name="T42">Fabio Cerullo</text:span><text:span text:style-name="T42"/></text:p>
                    </text:list-item>
                    <text:list-item>
                      <text:p text:style-name="P49" loext:marker-style-name="T11"><text:span text:style-name="T41">Oana Cornea</text:span><text:span text:style-name="T11"/></text:p>
                    </text:list-item>
                    <text:list-item>
                      <text:p text:style-name="P49" loext:marker-style-name="T11"><text:span text:style-name="T42">Johanna Curiel</text:span><text:span text:style-name="T42"/></text:p>
                    </text:list-item>
                    <text:list-item>
                      <text:p text:style-name="P49" loext:marker-style-name="T11"><text:span text:style-name="T42">Todd Dahl</text:span><text:span text:style-name="T42"/></text:p>
                    </text:list-item>
                    <text:list-item>
                      <text:p text:style-name="P49" loext:marker-style-name="T11"><text:span text:style-name="T41">Ruggero DallAglio</text:span><text:span text:style-name="T11"/></text:p>
                    </text:list-item>
                    <text:list-item>
                      <text:p text:style-name="P49" loext:marker-style-name="T11"><text:span text:style-name="T41">Andrey Danin</text:span><text:span text:style-name="T11"/></text:p>
                    </text:list-item>
                    <text:list-item>
                      <text:p text:style-name="P49" loext:marker-style-name="T11"><text:span text:style-name="T41">Luis Enriquez</text:span><text:span text:style-name="T11"/></text:p>
                    </text:list-item>
                    <text:list-item>
                      <text:p text:style-name="P49" loext:marker-style-name="T11"><text:span text:style-name="T11">Andre Ferreira</text:span><text:span text:style-name="T11"/></text:p>
                    </text:list-item>
                    <text:list-item>
                      <text:p text:style-name="P49" loext:marker-style-name="T11"><text:span text:style-name="T42">Ken Ferris</text:span><text:span text:style-name="T42"/></text:p>
                    </text:list-item>
                  </text:list>
                  <text:p text:style-name="P50" loext:marker-style-name="T41"><text:span text:style-name="T42">Darío De Filippis</text:span><text:span text:style-name="T42"/></text:p>
                </table:table-cell>
                <table:table-cell table:style-name="Table90.A1" office:value-type="string">
                  <text:list text:continue-numbering="true" text:style-name="WWNum4">
                    <text:list-item>
                      <text:p text:style-name="P51" loext:marker-style-name="T41"><text:span text:style-name="T42">Norbert Gaspar</text:span><text:span text:style-name="T42"/></text:p>
                    </text:list-item>
                    <text:list-item>
                      <text:p text:style-name="P51" loext:marker-style-name="T41"><text:span text:style-name="T41">Spyros Gasteratos</text:span><text:span text:style-name="T42"/></text:p>
                    </text:list-item>
                    <text:list-item>
                      <text:p text:style-name="P51" loext:marker-style-name="T41"><text:span text:style-name="T42">Sebastien Gioria</text:span><text:span text:style-name="T42"/></text:p>
                    </text:list-item>
                    <text:list-item>
                      <text:p text:style-name="P51" loext:marker-style-name="T41"><text:span text:style-name="T42">Xavier Godard</text:span><text:span text:style-name="T42"/></text:p>
                    </text:list-item>
                    <text:list-item>
                      <text:p text:style-name="P51" loext:marker-style-name="T41"><text:span text:style-name="T41">Tobias Gondrom</text:span><text:span text:style-name="T41"/></text:p>
                    </text:list-item>
                    <text:list-item>
                      <text:p text:style-name="P51" loext:marker-style-name="T41"><text:span text:style-name="T42">Timo Goosen</text:span><text:span text:style-name="T42"/></text:p>
                    </text:list-item>
                    <text:list-item>
                      <text:p text:style-name="P51" loext:marker-style-name="T41"><text:span text:style-name="T41">Anthony Harrison</text:span><text:span text:style-name="T41"/></text:p>
                    </text:list-item>
                    <text:list-item>
                      <text:p text:style-name="P51" loext:marker-style-name="T42"><text:span text:style-name="T41">Martin Haslinger</text:span><text:span text:style-name="T42"/></text:p>
                    </text:list-item>
                    <text:list-item>
                      <text:p text:style-name="P51" loext:marker-style-name="T42"><text:span text:style-name="T42">John Herrlin</text:span><text:span text:style-name="T42"/></text:p>
                    </text:list-item>
                    <text:list-item>
                      <text:p text:style-name="P51" loext:marker-style-name="T42"><text:span text:style-name="T41">Jerry Hoff</text:span><text:span text:style-name="T42"/></text:p>
                    </text:list-item>
                    <text:list-item>
                      <text:p text:style-name="P51" loext:marker-style-name="T42"><text:span text:style-name="T42">Toby Irvine</text:span><text:span text:style-name="T42"/></text:p>
                    </text:list-item>
                    <text:list-item>
                      <text:p text:style-name="P51" loext:marker-style-name="T42"><text:span text:style-name="T42">Marios Kourtesis</text:span><text:span text:style-name="T42"/></text:p>
                    </text:list-item>
                    <text:list-item>
                      <text:p text:style-name="P51" loext:marker-style-name="T42"><text:span text:style-name="T41">Franck Lacosta</text:span><text:span text:style-name="T42"/></text:p>
                    </text:list-item>
                    <text:list-item>
                      <text:p text:style-name="P51" loext:marker-style-name="T42"><text:span text:style-name="T41">Mathias Lemaire</text:span><text:span text:style-name="T42"/></text:p>
                    </text:list-item>
                    <text:list-item>
                      <text:p text:style-name="P51" loext:marker-style-name="T42"><text:span text:style-name="T42">Antonis Manaras</text:span><text:span text:style-name="T42"/></text:p>
                    </text:list-item>
                  </text:list>
                </table:table-cell>
                <table:table-cell table:style-name="Table90.A1" office:value-type="string">
                  <text:list text:continue-numbering="true" text:style-name="WWNum4">
                    <text:list-item>
                      <text:p text:style-name="P51" loext:marker-style-name="T42"><text:span text:style-name="T41">Jim Manico</text:span><text:span text:style-name="T42"/></text:p>
                    </text:list-item>
                    <text:list-item>
                      <text:p text:style-name="P51" loext:marker-style-name="T42"><text:span text:style-name="T42">Jef Meijvis</text:span><text:span text:style-name="T42"/></text:p>
                    </text:list-item>
                    <text:list-item>
                      <text:p text:style-name="P51" loext:marker-style-name="T42"><text:span text:style-name="T41">Mark Miller</text:span><text:span text:style-name="T42"/></text:p>
                    </text:list-item>
                    <text:list-item>
                      <text:p text:style-name="P51" loext:marker-style-name="T42"><text:span text:style-name="T42">Cam Morris</text:span><text:span text:style-name="T42"/></text:p>
                    </text:list-item>
                    <text:list-item>
                      <text:p text:style-name="P51" loext:marker-style-name="T42"><text:span text:style-name="T41">Grant Ongers</text:span><text:span text:style-name="T42"/></text:p>
                    </text:list-item>
                    <text:list-item>
                      <text:p text:style-name="P51" loext:marker-style-name="T42"><text:span text:style-name="T42">Susana Romaniz</text:span><text:span text:style-name="T42"/></text:p>
                    </text:list-item>
                    <text:list-item>
                      <text:p text:style-name="P51" loext:marker-style-name="T42"><text:span text:style-name="T42">Ravishankar Sahadevan</text:span><text:span text:style-name="T42"/></text:p>
                    </text:list-item>
                    <text:list-item>
                      <text:p text:style-name="P51" loext:marker-style-name="T42"><text:span text:style-name="T41">Tao Sauvage</text:span><text:span text:style-name="T42"/></text:p>
                    </text:list-item>
                    <text:list-item>
                      <text:p text:style-name="P51" loext:marker-style-name="T42"><text:span text:style-name="T41">Max Alejandro Gómez <text:s/>Sánchez Vergaray</text:span><text:span text:style-name="T42"/></text:p>
                    </text:list-item>
                    <text:list-item>
                      <text:p text:style-name="P51" loext:marker-style-name="T42"><text:span text:style-name="T42">Johan Sydseter</text:span><text:span text:style-name="T42"/></text:p>
                    </text:list-item>
                    <text:list-item>
                      <text:p text:style-name="P51" loext:marker-style-name="T42"><text:span text:style-name="T42">Ive Verstappen</text:span><text:span text:style-name="T42"/></text:p>
                    </text:list-item>
                    <text:list-item>
                      <text:p text:style-name="P51" loext:marker-style-name="T43"><text:span text:style-name="T44">Wagner Voltz</text:span><text:span text:style-name="T43"/></text:p>
                    </text:list-item>
                    <text:list-item>
                      <text:p text:style-name="P52" loext:marker-style-name="T41"><text:span text:style-name="T43">Stephen de Vries</text:span><text:span text:style-name="T43"/></text:p>
                    </text:list-item>
                    <text:list-item>
                      <text:p text:style-name="P52" loext:marker-style-name="T41"><text:span text:style-name="T41">Colin Watson</text:span><text:span text:style-name="T41"/></text:p>
                    </text:list-item>
                  </text:list>
                </table:table-cell>
              </table:table-row>
            </table:table>
            <text:p text:style-name="P53" loext:marker-style-name="T41"/>
            <text:p text:style-name="P19">${Common_T03900}</text:p>
            <text:p text:style-name="P9" loext:marker-style-name="T1"><text:span text:style-name="T1">${Common_T03910}<text:line-break/></text:span><text:span text:style-name="T1"/></text:p>
            <text:list text:style-name="WWNum6">
              <text:list-item>
                <text:p text:style-name="P54" loext:marker-style-name="T41"><text:span text:style-name="T41">${Common_T03920}<text:line-break/></text:span><text:a ns8:type="simple" ns8:href="https://www.youtube.com/watch?v=i5Y0akWj31k" text:style-name="Internet_20_link" text:visited-style-name="Visited_20_Internet_20_Link"><text:span text:style-name="Internet_20_link"><text:span text:style-name="T41">https://www.youtube.com/watch?v=i5Y0akWj31k</text:span></text:span></text:a></text:p>
              </text:list-item>
              <text:list-item>
                <text:p text:style-name="P54" loext:marker-style-name="T41"><text:span text:style-name="T41">${Common_T03930}<text:line-break/></text:span><text:a ns8:type="simple" ns8:href="http://trustedsoftwarealliance.com/2014/03/21/the-owasp-cornucopia-project-with-colin-watson/" text:style-name="Internet_20_link" text:visited-style-name="Visited_20_Internet_20_Link"><text:span text:style-name="Internet_20_link"><text:span text:style-name="T41">http://trustedsoftwarealliance.com/2014/03/21/the-owasp-cornucopia-project-with-colin-watson/</text:span></text:span></text:a></text:p>
              </text:list-item>
              <text:list-item>
                <text:p text:style-name="P54" loext:marker-style-name="T41"><text:span text:style-name="T41">${Common_T03940}<text:line-break/></text:span><text:a ns8:type="simple" ns8:href="https://www.youtube.com/watch?v=Q_LE-8xNXVk" text:style-name="Internet_20_link" text:visited-style-name="Visited_20_Internet_20_Link"><text:span text:style-name="Internet_20_link"><text:span text:style-name="T41">https://www.youtube.com/watch?v=Q_LE-8xNXVk</text:span></text:span></text:a></text:p>
              </text:list-item>
            </text:list>
            <text:p text:style-name="P55" loext:marker-style-name="T41"><text:span text:style-name="T41">${Common_T03950}</text:span><text:span text:style-name="T41"/></text:p>
          </table:table-cell>
          <table:table-cell table:style-name="Table92.A1" office:value-type="string">
            <text:p text:style-name="P11" loext:marker-style-name="T1"><ns6:frame ns6:style-name="fr1" ns6:name="Picture 3" text:anchor-type="as-char" svg:width="12.820cm" svg:height="15.500cm" ns6:z-index="0"><ns6:image ns8:href="Pictures/1000000100000468000006782D424EF0.png" ns8:type="simple" ns8:show="embed" ns8:actuate="onLoad" ns6:mime-type="image/png"/></ns6:frame></text:p>
          </table:table-cell>
        </table:table-row>
      </table:table>
      <text:p text:style-name="P1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page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Balloon_20_Text_20_Char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C-Head-Top" style:family="paragraph" style:parent-style-name="Standard">
      <style:paragraph-properties fo:margin-top="0cm" fo:margin-bottom="0.106cm" style:contextual-spacing="false"/>
      <style:text-properties style:font-name="Garamond" fo:font-family="Garamond" style:font-family-generic="roman" style:font-pitch="variable" fo:font-size="11pt" fo:font-weight="bold" style:font-size-asian="11pt" style:font-weight-asian="bold" style:font-size-complex="11pt"/>
    </style:style>
    <style:style style:name="C-Head-Middle" style:family="paragraph" style:parent-style-name="C-Head-Top">
      <style:paragraph-properties fo:margin-top="0.423cm" fo:margin-bottom="0.106cm" style:contextual-spacing="false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Balloon_20_Text_20_Char" style:display-name="Balloon Text Char" style:family="text" style:parent-style-name="Default_20_Paragraph_20_Font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ListLabel_20_1" style:display-name="ListLabel 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Garamond" fo:font-family="Garamond" style:font-family-generic="roman" style:font-pitch="variable" fo:font-size="10pt" style:font-size-asian="10pt" style:font-size-complex="10pt"/>
    </style:style>
    <style:style style:name="ListLabel_20_65" style:display-name="ListLabel 65" style:family="text">
      <style:text-properties style:font-name="Garamond" fo:font-family="Garamond" style:font-family-generic="roman" style:font-pitch="variable" fo:font-size="10pt" fo:letter-spacing="-0.011cm" style:font-size-asian="10pt" style:font-size-complex="10pt"/>
    </style:style>
    <style:style style:name="ListLabel_20_66" style:display-name="ListLabel 66" style:family="text">
      <style:text-properties fo:font-size="10pt" fo:letter-spacing="-0.007cm" style:font-size-asian="10pt" style:font-size-complex="10pt"/>
    </style:style>
    <style:style style:name="ListLabel_20_67" style:display-name="ListLabel 67" style:family="text">
      <style:text-properties fo:font-size="10pt" fo:font-weight="normal" style:font-size-asian="10pt" style:font-weight-asian="norma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91" style:family="table">
      <style:table-properties style:width="27.083cm" fo:margin-left="-0.191cm" fo:margin-top="0cm" fo:margin-bottom="0cm" table:align="left" style:writing-mode="lr-tb"/>
    </style:style>
    <style:style style:name="Table91.A" style:family="table-column">
      <style:table-column-properties style:column-width="9.44cm"/>
    </style:style>
    <style:style style:name="Table91.B" style:family="table-column">
      <style:table-column-properties style:column-width="4.75cm"/>
    </style:style>
    <style:style style:name="Table91.C" style:family="table-column">
      <style:table-column-properties style:column-width="12.892cm"/>
    </style:style>
    <style:style style:name="Table91.1" style:family="table-row">
      <style:table-row-properties fo:keep-together="auto"/>
    </style:style>
    <style:style style:name="Table91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Header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Header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4" style:family="paragraph" style:parent-style-name="Header">
      <style:text-properties style:font-name="Garamond" fo:font-size="8pt" style:font-size-asian="8pt" style:font-size-complex="8pt"/>
    </style:style>
    <style:style style:name="MT1" style:family="text">
      <style:text-properties fo:color="#bfbfbf" loext:opacity="100%" style:font-name="Garamond" fo:font-size="8pt" style:font-size-asian="8pt" style:font-size-complex="8pt">
        <loext:char-complex-color loext:theme-type="light1" loext:color-type="theme">
          <loext:transformation loext:type="shade" loext:value="2509"/>
        </loext:char-complex-color>
      </style:text-properties>
    </style:style>
    <style:style style:name="MT2" style:family="text">
      <style:text-properties fo:color="#bfbfbf" loext:opacity="100%" style:font-name="Garamond" fo:font-size="8pt" style:font-size-asian="8pt" style:font-size-complex="8pt"/>
    </style:style>
    <style:style style:name="MT3" style:family="text">
      <style:text-properties style:font-name="Garamond"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4cm" fo:margin-bottom="0cm" fo:margin-left="1.501cm" fo:margin-right="1.501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91" table:style-name="Table91">
          <table:table-column table:style-name="Table91.A"/>
          <table:table-column table:style-name="Table91.B"/>
          <table:table-column table:style-name="Table91.C"/>
          <table:table-row table:style-name="Table91.1">
            <table:table-cell table:style-name="Table91.A1" office:value-type="string">
              <text:p text:style-name="MP1" loext:marker-style-name="MT1"><text:span text:style-name="MT2">OWASP® Cornucopia Website App Edition</text:span><text:span text:style-name="MT1">, Page </text:span><text:span text:style-name="MT2"><text:page-number text:select-page="current">0</text:page-number></text:span><text:span text:style-name="MT1"><text:s/>of </text:span><text:span text:style-name="MT2"><text:page-count>16</text:page-count></text:span></text:p>
            </table:table-cell>
            <table:table-cell table:style-name="Table91.A1" office:value-type="string">
              <text:p text:style-name="MP2" loext:marker-style-name="MT3"/>
            </table:table-cell>
            <table:table-cell table:style-name="Table91.A1" office:value-type="string">
              <text:p text:style-name="MP3" loext:marker-style-name="MT3"><text:span text:style-name="MT1">© 2012-2024 OWASP® Foundation</text:span><text:span text:style-name="MT1"/></text:p>
            </table:table-cell>
          </table:table-row>
        </table:table>
        <text:p text:style-name="MP4" loext:marker-style-name="MT3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OWASP Cornucopia Website App Edition</dc:title>
    <meta:initial-creator>Colin Watson</meta:initial-creator>
    <meta:keyword>website</meta:keyword>
    <meta:keyword>app</meta:keyword>
    <meta:keyword>security</meta:keyword>
    <meta:keyword>requirements</meta:keyword>
    <meta:keyword>threats</meta:keyword>
    <meta:keyword>attacks</meta:keyword>
    <dc:description>This document is licensed under the Creative Commons Attribution-ShareAlike 3.0 license</dc:description>
    <dc:creator>Johan Sydseter</dc:creator>
    <meta:editing-cycles>11</meta:editing-cycles>
    <meta:print-date>2015-03-31T16:57:00</meta:print-date>
    <meta:creation-date>2025-08-14T06:48:00</meta:creation-date>
    <dc:date>2025-10-02T10:40:00</dc:date>
    <dc:language>en-GB</dc:language>
    <meta:editing-duration>PT22M</meta:editing-duration>
    <meta:generator>LibreOffice/25.8.4.2$Windows_X86_64 LibreOffice_project/290daaa01b999472f0c7a3890eb6a550fd74c6df</meta:generator>
    <meta:document-statistic meta:table-count="92" meta:image-count="4" meta:object-count="0" meta:page-count="16" meta:paragraph-count="1313" meta:word-count="1869" meta:character-count="22362" meta:non-whitespace-character-count="21856"/>
    <meta:user-defined meta:name="AppVersion">16.0000</meta:user-defined>
    <meta:user-defined meta:name="Company">OWASP</meta:user-defined>
    <meta:user-defined meta:name="DocSecurity" meta:value-type="float">0</meta:user-defined>
    <meta:user-defined meta:name="GrammarlyDocumentId">e8d945da-f860-4839-a64c-3c63f9c1783d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